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New,Bold" svg:font-family="CourierNew,Bold" style:font-family-generic="system" svg:panose-1="0 0 0 0 0 0 0 0 0 0"/>
  </office:font-face-decls>
  <office:automatic-styles>
    <style:style style:name="P1" style:parent-style-name="Normale" style:master-page-name="MP0" style:family="paragraph">
      <style:paragraph-properties fo:break-before="page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5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6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7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8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9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0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1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2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3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4" style:parent-style-name="Normale" style:family="paragraph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T1155" style:parent-style-name="Car.predefinitoparagrafo" style:family="text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T1156" style:parent-style-name="Car.predefinitoparagrafo" style:family="text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T1157" style:parent-style-name="Car.predefinitoparagrafo" style:family="text"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</office:automatic-styles>
  <office:body>
    <office:text text:use-soft-page-breaks="true">
      <text:p text:style-name="P1"><text:s text:c="2"/>1,1<text:s text:c="2"/>Poiché molti han posto mano a stendere un racconto degli avvenimenti successi tra di noi,<text:s text:c="3"/></text:p>
      <text:p text:style-name="P2">1,2<text:s text:c="2"/>come ce li hanno trasmessi coloro che ne furono testimoni fin da principio e divennero ministri della parola,<text:s text:c="3"/></text:p>
      <text:p text:style-name="P3">1,3<text:s text:c="2"/>così ho deciso anch'io di fare ricerche accurate su ogni circostanza fin dagli inizi e di<text:s text:c="2"/>scriverne per te un resoconto ordinato, illustre Teòfilo,<text:s text:c="3"/></text:p>
      <text:p text:style-name="P4">1,4<text:s text:c="2"/>perché ti possa rendere conto della solidità degli insegnamenti che hai ricevuto.<text:s text:c="3"/></text:p>
      <text:p text:style-name="P5">1,5<text:s text:c="2"/>Al tempo di Erode, re della Giudea, c'era un sacerdote chiamato Zaccaria, della classe di Abìa, e aveva in moglie una discendente di Aronne chiamata Elisabetta.<text:s text:c="3"/></text:p>
      <text:p text:style-name="P6">1,6<text:s text:c="2"/>Erano giusti davanti a Dio, osservavano irreprensibili tutte le leggi e le prescrizioni del Signore.<text:s text:c="3"/></text:p>
      <text:p text:style-name="P7">1,7<text:s text:c="2"/>Ma non avevano figli, perché Elisabetta era sterile e tutti e due erano avanti negli anni.<text:s text:c="3"/></text:p>
      <text:p text:style-name="P8">1,8<text:s text:c="2"/>Mentre Zaccaria officiava davanti al Signore nel turno della sua classe,<text:s text:c="3"/></text:p>
      <text:p text:style-name="P9">1,9<text:s text:c="2"/>secondo l'usanza del servizio sacerdotale, gli toccò in sorte di entrare nel tempio per fare<text:s/>l'offerta dell'incenso.<text:s text:c="3"/></text:p>
      <text:p text:style-name="P10">1,10<text:s text:c="2"/>Tutta l'assemblea del popolo pregava fuori nell'ora dell'incenso.<text:s text:c="3"/></text:p>
      <text:p text:style-name="P11">1,11<text:s text:c="2"/>Allora gli apparve un angelo del Signore, ritto alla destra dell'altare dell'incenso.<text:s text:c="3"/></text:p>
      <text:p text:style-name="P12">1,12<text:s text:c="2"/>Quando lo vide, Zaccaria si turbò e fu preso da timore.<text:s text:c="3"/></text:p>
      <text:p text:style-name="P13">1,13<text:s text:c="2"/>Ma l'angelo gli disse: "Non temere, Zaccaria, la tua preghiera è stata esaudita e tua moglie<text:s/>Elisabetta ti darà un figlio, che chiamerai Giovanni.<text:s text:c="3"/></text:p>
      <text:p text:style-name="P14">1,14<text:s text:c="2"/>Avrai gioia ed esultanza e molti si rallegreranno della sua nascita,<text:s text:c="3"/></text:p>
      <text:p text:style-name="P15">1,15<text:s text:c="2"/>poiché egli sarà grande davanti al Signore; non berrà vino né bevande inebrianti, sarà pieno di<text:s/>Spirito Santo fin dal seno di sua madre<text:s text:c="3"/></text:p>
      <text:p text:style-name="P16">1,16<text:s text:c="2"/>e ricondurrà molti figli d'Israele al Signore loro Dio.<text:s text:c="3"/></text:p>
      <text:p text:style-name="P17">1,17<text:s text:c="2"/>Gli camminerà innanzi con lo spirito e la forza di Elia, per ricondurre i cuori dei padri verso i<text:s/>figli e i ribelli alla saggezza dei giusti e preparare al Signore un popolo ben disposto".<text:s text:c="3"/></text:p>
      <text:p text:style-name="P18">1,18<text:s text:c="2"/>Zaccaria disse all'angelo: "Come posso conoscere questo? Io sono vecchio e mia moglie è avanzata<text:s/>negli anni".<text:s text:c="3"/></text:p>
      <text:p text:style-name="P19">1,19<text:s text:c="2"/>L'angelo gli rispose: "Io sono Gabriele che sto al cospetto di Dio e sono stato mandato a<text:s text:c="2"/>parlarti e a portarti questo lieto annunzio.<text:s text:c="3"/></text:p>
      <text:p text:style-name="P20">1,20<text:s text:c="2"/>Ed ecco, sarai muto e non potrai parlare fino al giorno in cui queste cose avverranno, perché non<text:s/>hai creduto alle mie parole, le quali si adempiranno a loro tempo".<text:s text:c="3"/></text:p>
      <text:p text:style-name="P21">1,21<text:s text:c="2"/>Intanto il popolo stava in attesa di Zaccaria, e si meravigliava per il suo indugiare nel tempio.<text:s text:c="3"/></text:p>
      <text:p text:style-name="P22">1,22<text:s text:c="2"/>Quando poi uscì e non poteva parlare loro, capirono che nel tempio aveva avuto una visione.<text:s/>Faceva loro dei cenni e restava muto.<text:s text:c="3"/></text:p>
      <text:p text:style-name="P23">1,23<text:s text:c="2"/>Compiuti i giorni del suo servizio, tornò a casa.<text:s text:c="3"/></text:p>
      <text:p text:style-name="P24">1,24<text:s text:c="2"/>Dopo quei giorni Elisabetta, sua moglie, concepì e si tenne nascosta per cinque mesi e diceva:<text:s text:c="3"/></text:p>
      <text:p text:style-name="P25">1,25<text:s text:c="2"/>"Ecco che cosa ha fatto per me il Signore, nei giorni in cui si è degnato di togliere la mia<text:s/>vergogna tra gli uomini".<text:s text:c="3"/></text:p>
      <text:soft-page-break/>
      <text:p text:style-name="P26">1,26<text:s text:c="2"/>Nel sesto mese, l'angelo Gabriele fu mandato da Dio in una città della Galilea, chiamata Nazaret,<text:s text:c="3"/></text:p>
      <text:p text:style-name="P27">1,27<text:s text:c="2"/>a una vergine, promessa sposa di un uomo della casa di Davide, chiamato Giuseppe. La vergine si<text:s/>chiamava Maria.<text:s text:c="3"/></text:p>
      <text:p text:style-name="P28">1,28<text:s text:c="2"/>Entrando da lei, disse: "Ti saluto, o piena di grazia, il Signore è con te".<text:s text:c="3"/></text:p>
      <text:p text:style-name="P29">1,29<text:s text:c="2"/>A queste parole ella rimase turbata e si domandava che senso avesse un tale saluto.<text:s text:c="3"/></text:p>
      <text:p text:style-name="P30">1,30<text:s text:c="2"/>L'angelo le disse: "Non temere, Maria, perché hai trovato grazia presso Dio.<text:s text:c="3"/></text:p>
      <text:p text:style-name="P31">1,31<text:s text:c="2"/>Ecco concepirai un figlio, lo darai alla luce e lo chiamerai Gesù.<text:s text:c="3"/></text:p>
      <text:p text:style-name="P32">1,32<text:s text:c="2"/>Sarà grande e chiamato Figlio dell'Altissimo; il Signore Dio gli darà il trono di Davide suo<text:s/>padre<text:s text:c="3"/></text:p>
      <text:p text:style-name="P33">1,33<text:s text:c="2"/>e regnerà per sempre sulla casa di Giacobbe e il suo regno non avrà fine".<text:s text:c="3"/></text:p>
      <text:p text:style-name="P34">1,34<text:s text:c="2"/>Allora Maria disse all'angelo: "Come è possibile? Non conosco uomo".<text:s text:c="3"/></text:p>
      <text:p text:style-name="P35">1,35<text:s text:c="2"/>Le rispose l'angelo: "Lo Spirito Santo scenderà su di te, su te stenderà la sua ombra la potenza<text:s/>dell'Altissimo. Colui che nascerà sarà dunque santo e chiamato Figlio di Dio.<text:s text:c="3"/></text:p>
      <text:p text:style-name="P36">1,36<text:s text:c="2"/>Vedi: anche Elisabetta, tua parente, nella sua vecchiaia, ha concepito un figlio e questo è il<text:s/>sesto mese per lei, che tutti dicevano sterile:<text:s text:c="3"/></text:p>
      <text:p text:style-name="P37">1,37<text:s text:c="2"/>nulla è impossibile a Dio".<text:s text:c="3"/></text:p>
      <text:p text:style-name="P38">1,38<text:s text:c="2"/>Allora Maria disse: "Eccomi, sono la serva del Signore, avvenga di me quello che hai detto". E<text:s/>l'angelo partì da lei.<text:s text:c="3"/></text:p>
      <text:p text:style-name="P39"><text:s text:c="3"/></text:p>
      <text:p text:style-name="P40">1,39<text:s text:c="2"/>In quei giorni Maria si mise in viaggio verso la montagna e raggiunse in fretta una città di<text:s/>Giuda.<text:s text:c="3"/></text:p>
      <text:p text:style-name="P41">1,40<text:s text:c="2"/>Entrata nella casa di Zaccaria, salutò Elisabetta.<text:s text:c="3"/></text:p>
      <text:p text:style-name="P42">1,41<text:s text:c="2"/>Appena Elisabetta ebbe udito il saluto di Maria, il bambino le sussultò nel grembo. Elisabetta fu<text:s/>piena di Spirito Santo<text:s text:c="3"/></text:p>
      <text:p text:style-name="P43">1,42<text:s text:c="2"/>ed esclamò a gran voce: "Benedetta tu fra le donne e benedetto il frutto del tuo grembo!<text:s text:c="3"/></text:p>
      <text:p text:style-name="P44">1,43<text:s text:c="2"/>A che debbo che la madre del mio Signore venga a me?<text:s text:c="3"/></text:p>
      <text:p text:style-name="P45">1,44<text:s text:c="2"/>Ecco, appena la voce del tuo saluto è giunta ai miei orecchi, il bambino ha esultato di gioia nel<text:s/>mio grembo.<text:s text:c="3"/></text:p>
      <text:p text:style-name="P46">1,45<text:s text:c="2"/>E beata colei che ha creduto nell'adempimento delle parole del Signore".<text:s text:c="3"/></text:p>
      <text:p text:style-name="P47">1,46<text:s text:c="2"/>Allora Maria disse: "L'anima mia magnifica il Signore<text:s text:c="3"/></text:p>
      <text:p text:style-name="P48">1,47<text:s text:c="2"/>e il mio spirito esulta in Dio, mio salvatore,<text:s text:c="3"/></text:p>
      <text:p text:style-name="P49">1,48<text:s text:c="2"/>perché ha guardato l'umiltà della sua serva. D'ora in poi tutte le generazioni mi chiameranno<text:s/>beata.<text:s text:c="3"/></text:p>
      <text:p text:style-name="P50">1,49<text:s text:c="2"/>Grandi cose ha fatto in me l'Onnipotente e Santo è il suo nome:<text:s text:c="3"/></text:p>
      <text:p text:style-name="P51">1,50<text:s text:c="2"/>di generazione in generazione la sua misericordia si stende su quelli che lo temono.<text:s text:c="3"/></text:p>
      <text:p text:style-name="P52">1,51<text:s text:c="2"/>Ha spiegato la potenza del suo braccio, ha disperso i superbi nei pensieri del loro cuore;<text:s text:c="3"/></text:p>
      <text:p text:style-name="P53">1,52<text:s text:c="2"/>ha rovesciato i potenti dai troni, ha innalzato gli umili;<text:s text:c="3"/></text:p>
      <text:p text:style-name="P54">1,53<text:s text:c="2"/>ha ricolmato di beni gli affamati, ha rimandato i ricchi a mani vuote.<text:s text:c="3"/></text:p>
      <text:soft-page-break/>
      <text:p text:style-name="P55">1,54<text:s text:c="2"/>Ha soccorso Israele, suo servo, ricordandosi della sua misericordia,<text:s text:c="3"/></text:p>
      <text:p text:style-name="P56">1,55<text:s text:c="2"/>come aveva promesso ai nostri padri, ad Abramo e alla sua discendenza, per sempre".<text:s text:c="3"/></text:p>
      <text:p text:style-name="P57">1,56<text:s text:c="2"/>Maria rimase con lei circa tre mesi, poi tornò a casa sua.<text:s text:c="3"/></text:p>
      <text:p text:style-name="P58">1,57<text:s text:c="2"/>Per Elisabetta intanto si compì il tempo del parto e diede alla luce un figlio.<text:s text:c="3"/></text:p>
      <text:p text:style-name="P59">1,58<text:s text:c="2"/>I vicini e i parenti udirono che il Signore aveva esaltato in lei la sua misericordia, e si<text:s/>rallegravano con lei.<text:s text:c="3"/></text:p>
      <text:p text:style-name="P60">1,59<text:s text:c="2"/>All'ottavo giorno vennero per circoncidere il bambino e volevano chiamarlo col nome di suo padre,<text:s/>Zaccaria.<text:s text:c="3"/></text:p>
      <text:p text:style-name="P61">1,60<text:s text:c="2"/>Ma sua madre intervenne: "No, si chiamerà Giovanni".<text:s text:c="3"/></text:p>
      <text:p text:style-name="P62">1,61<text:s text:c="2"/>Le dissero: "Non c'è nessuno della tua parentela che si chiami con questo nome".<text:s text:c="3"/></text:p>
      <text:p text:style-name="P63">1,62<text:s text:c="2"/>Allora domandavano con cenni a suo padre come voleva che si chiamasse.<text:s text:c="3"/></text:p>
      <text:p text:style-name="P64">1,63<text:s text:c="2"/>Egli chiese una tavoletta, e scrisse: "Giovanni è il suo nome". Tutti furono meravigliati.<text:s text:c="3"/></text:p>
      <text:p text:style-name="P65">1,64<text:s text:c="2"/>In quel medesimo istante gli si aprì la bocca e gli si sciolse la lingua, e parlava benedicendo<text:s/>Dio.<text:s text:c="3"/></text:p>
      <text:p text:style-name="P66">1,65<text:s text:c="2"/>Tutti i loro vicini furono presi da timore, e per tutta la regione montuosa della Giudea si<text:s/>discorreva di tutte queste cose.<text:s text:c="3"/></text:p>
      <text:p text:style-name="P67">1,66<text:s text:c="2"/>Coloro che le udivano, le serbavano in cuor loro: "Che sarà mai questo bambino?" si dicevano. E<text:s/>davvero la mano del Signore stava con lui.<text:s text:c="3"/></text:p>
      <text:p text:style-name="P68">1,67<text:s text:c="2"/>Zaccaria, suo padre, fu pieno di Spirito Santo, e profetò dicendo:<text:s text:c="3"/></text:p>
      <text:p text:style-name="P69">1,68<text:s text:c="2"/>"Benedetto il Signore Dio d'Israele, perché ha visitato e redento il suo popolo,<text:s text:c="3"/></text:p>
      <text:p text:style-name="P70">1,69<text:s text:c="2"/>e ha suscitato per noi una salvezza potente nella casa di Davide, suo servo,<text:s text:c="3"/></text:p>
      <text:p text:style-name="P71">1,70<text:s text:c="2"/>come aveva promesso per bocca dei suoi santi profeti d'un tempo:<text:s text:c="3"/></text:p>
      <text:p text:style-name="P72">1,71<text:s text:c="2"/>salvezza dai nostri nemici, e dalle mani di quanti ci odiano.<text:s text:c="3"/></text:p>
      <text:p text:style-name="P73">1,72<text:s text:c="2"/>Così egli ha concesso misericordia ai nostri padri e si è ricordato della sua santa alleanza,<text:s text:c="3"/></text:p>
      <text:p text:style-name="P74">1,73<text:s text:c="2"/>del giuramento fatto ad Abramo, nostro padre,<text:s text:c="3"/></text:p>
      <text:p text:style-name="P75">1,74<text:s text:c="2"/>di concederci, liberati dalle mani dei nemici, di servirlo senza timore,<text:s text:c="3"/></text:p>
      <text:p text:style-name="P76">1,75<text:s text:c="2"/>in santità e giustizia al suo cospetto, per tutti i nostri giorni.<text:s text:c="3"/></text:p>
      <text:p text:style-name="P77">1,76<text:s text:c="2"/>E tu, bambino, sarai chiamato profeta dell'Altissimo perché andrai innanzi al Signore a<text:s text:c="2"/>preparargli le strade,<text:s text:c="3"/></text:p>
      <text:p text:style-name="P78">1,77<text:s text:c="2"/>per dare al suo popolo la conoscenza della salvezza nella remissione dei suoi peccati,<text:s text:c="3"/></text:p>
      <text:p text:style-name="P79">1,78<text:s text:c="2"/>grazie alla bontà misericordiosa del nostro Dio, per cui verrà a visitarci dall'alto un sole che<text:s/>sorge<text:s text:c="3"/></text:p>
      <text:p text:style-name="P80">1,79<text:s text:c="2"/>per rischiarare quelli che stanno nelle tenebre e nell'ombra della morte e dirigere i nostri<text:s/>passi sulla via della pace".<text:s text:c="3"/></text:p>
      <text:p text:style-name="P81"><text:s text:c="3"/></text:p>
      <text:p text:style-name="P82">1,80<text:s text:c="2"/>Il fanciullo cresceva e si fortificava nello spirito. Visse in regioni deserte fino al giorno<text:s/>della sua manifestazione a Israele.<text:s text:c="3"/></text:p>
      <text:p text:style-name="P83">2,1<text:s text:c="2"/>In quei giorni un decreto di Cesare Augusto ordinò che si facesse il censimento di tutta la<text:s/>terra.<text:s text:c="3"/></text:p>
      <text:p text:style-name="P84">2,2<text:s text:c="2"/>Questo primo censimento fu fatto quando era governatore della Siria Quirinio.<text:s text:c="3"/></text:p>
      <text:soft-page-break/>
      <text:p text:style-name="P85">2,3<text:s text:c="2"/>Andavano tutti a farsi registrare, ciascuno nella sua città.<text:s text:c="3"/></text:p>
      <text:p text:style-name="P86">2,4<text:s text:c="2"/>Anche Giuseppe, che era della casa e della famiglia di Davide, dalla città di Nazaret e dalla<text:s/>Galilea salì in Giudea alla città di Davide, chiamata Betlemme,<text:s text:c="3"/></text:p>
      <text:p text:style-name="P87">2,5<text:s text:c="2"/>per farsi registrare insieme con Maria sua sposa, che era incinta.<text:s text:c="3"/></text:p>
      <text:p text:style-name="P88">2,6<text:s text:c="2"/>Ora, mentre si trovavano in quel luogo, si compirono per lei i giorni del parto.<text:s text:c="3"/></text:p>
      <text:p text:style-name="P89">2,7<text:s text:c="2"/>Diede alla luce il suo figlio primogenito, lo avvolse in fasce e lo depose in una mangiatoia,<text:s/>perché non c'era posto per loro nell'albergo.<text:s text:c="3"/></text:p>
      <text:p text:style-name="P90">2,8<text:s text:c="2"/>C'erano in quella regione alcuni pastori che vegliavano di notte facendo la guardia al loro<text:s/>gregge.<text:s text:c="3"/></text:p>
      <text:p text:style-name="P91">2,9<text:s text:c="2"/>Un angelo del Signore si presentò davanti a loro e la gloria del Signore li avvolse di e. Essi<text:s/>furono presi da grande spavento,<text:s text:c="3"/></text:p>
      <text:p text:style-name="P92">2,10<text:s text:c="2"/>ma l'angelo disse loro: "Non temete, ecco vi annunzio una grande gioia, che sarà di tutto il<text:s/>popolo:<text:s text:c="3"/></text:p>
      <text:p text:style-name="P93">2,11<text:s text:c="2"/>oggi vi è nato nella città di Davide un salvatore, che è il Cristo Signore.<text:s text:c="3"/></text:p>
      <text:p text:style-name="P94">2,12<text:s text:c="2"/>Questo per voi il segno: troverete un bambino avvolto in fasce, che giace in una mangiatoia".<text:s text:c="3"/></text:p>
      <text:p text:style-name="P95">2,13<text:s text:c="2"/>E subito apparve con l'angelo una moltitudine dell'esercito celeste che lodava Dio e diceva:<text:s text:c="3"/></text:p>
      <text:p text:style-name="P96">2,14<text:s text:c="2"/>"Gloria a Dio nel più alto dei cieli e pace in terra agli uomini che egli ama".<text:s text:c="3"/></text:p>
      <text:p text:style-name="P97">2,15<text:s text:c="2"/>Appena gli angeli si furono allontanati per tornare al cielo, i pastori dicevano fra loro:<text:s text:c="2"/>"Andiamo fino a Betlemme, vediamo questo avvenimento che il Signore ci ha fatto conoscere".<text:s text:c="3"/></text:p>
      <text:p text:style-name="P98">2,16<text:s text:c="2"/>Andarono dunque senz'indugio e trovarono Maria e Giuseppe e il bambino, che giaceva nella<text:s text:c="2"/>mangiatoia.<text:s text:c="3"/></text:p>
      <text:p text:style-name="P99">2,17<text:s text:c="2"/>E dopo averlo visto, riferirono ciò che del bambino era stato detto loro.<text:s text:c="3"/></text:p>
      <text:p text:style-name="P100">2,18<text:s text:c="2"/>Tutti quelli che udirono, si stupirono delle cose che i pastori dicevano.<text:s text:c="3"/></text:p>
      <text:p text:style-name="P101">2,19<text:s text:c="2"/>Maria, da parte sua, serbava tutte queste cose meditandole nel suo cuore.<text:s text:c="3"/></text:p>
      <text:p text:style-name="P102">2,20<text:s text:c="2"/>I pastori poi se ne tornarono, glorificando e lodando Dio per tutto quello che avevano udito e<text:s/>visto, com'era stato detto loro.<text:s text:c="3"/></text:p>
      <text:p text:style-name="P103">2,21<text:s text:c="2"/>Quando furon passati gli otto giorni prescritti per la circoncisione, gli fu messo nome Gesù,<text:s/>come era stato chiamato dall'angelo prima di essere concepito nel grembo della madre.<text:s text:c="3"/></text:p>
      <text:p text:style-name="P104">2,22<text:s text:c="2"/>Quando venne il tempo della loro purificazione secondo la Legge di Mosè, portarono il bambino a<text:s/>Gerusalemme per offrirlo al Signore,<text:s text:c="3"/></text:p>
      <text:p text:style-name="P105">2,23<text:s text:c="2"/>come è scritto nella Legge del Signore: Ogni maschio primogenito sarà sacro al Signore;<text:s text:c="3"/></text:p>
      <text:p text:style-name="P106">2,24<text:s text:c="2"/>e per offrire in sacrificio una coppia di tortore o di giovani colombi, come prescrive la Legge<text:s/>del Signore.<text:s text:c="3"/></text:p>
      <text:p text:style-name="P107">2,25<text:s text:c="2"/>Ora a Gerusalemme c'era un uomo di nome Simeone, uomo giusto e timorato di Dio, che aspettava il<text:s/>conforto d'Israele;<text:s text:c="3"/></text:p>
      <text:p text:style-name="P108">2,26<text:s text:c="2"/>lo Spirito Santo che era su di lui, gli aveva preannunziato che non avrebbe visto la morte senza<text:s/>prima aver veduto il Messia del Signore.<text:s text:c="3"/></text:p>
      <text:p text:style-name="P109">2,27<text:s text:c="2"/>Mosso dunque dallo Spirito, si recò al tempio; e mentre i genitori vi portavano il bambino Gesù<text:s/>per adempiere la Legge,<text:s text:c="3"/></text:p>
      <text:p text:style-name="P110">2,28<text:s text:c="2"/>lo prese tra le braccia e benedisse Dio:<text:s text:c="3"/></text:p>
      <text:p text:style-name="P111">2,29<text:s text:c="2"/>"Ora lascia, o Signore, che il tuo servo vada in pace secondo la tua parola;<text:s text:c="3"/></text:p>
      <text:soft-page-break/>
      <text:p text:style-name="P112">2,30<text:s text:c="2"/>perché i miei occhi han visto la tua salvezza,<text:s text:c="3"/></text:p>
      <text:p text:style-name="P113">2,31<text:s text:c="2"/>preparata da te davanti a tutti i popoli,<text:s text:c="3"/></text:p>
      <text:p text:style-name="P114">2,32<text:s text:c="2"/>luce per illuminare le genti e gloria del tuo popolo Israele".<text:s text:c="3"/></text:p>
      <text:p text:style-name="P115">2,33<text:s text:c="2"/>Il padre e la madre di Gesù si stupivano delle cose che si dicevano di lui.<text:s text:c="3"/></text:p>
      <text:p text:style-name="P116">2,34<text:s text:c="2"/>Simeone li benedisse e parlò a Maria, sua madre: "Egli è qui per la rovina e la risurrezione di<text:s/>molti in Israele, segno di contraddizione<text:s text:c="3"/></text:p>
      <text:p text:style-name="P117">2,35<text:s text:c="2"/>perché siano svelati i pensieri di molti cuori. E anche a te una spada trafiggerà l'anima".<text:s text:c="3"/></text:p>
      <text:p text:style-name="P118">2,36<text:s text:c="2"/>C'era anche una profetessa, Anna, figlia di Fanuèle, della tribù di Aser. Era molto avanzata in<text:s/>età, aveva vissuto col marito sette anni dal tempo in cui era ragazza,<text:s text:c="3"/></text:p>
      <text:p text:style-name="P119">2,37<text:s text:c="2"/>era poi rimasta vedova e ora aveva ottantaquattro anni. Non si allontanava mai dal tempio,<text:s/>servendo Dio notte e giorno con digiuni e preghiere.<text:s text:c="3"/></text:p>
      <text:p text:style-name="P120"><text:s text:c="2"/>2,38<text:s text:c="2"/>Sopraggiunta in quel momento, si mise anche lei a lodare Dio e parlava del bambino a quanti<text:s/>aspettavano la redenzione di Gerusalemme.<text:s text:c="3"/></text:p>
      <text:p text:style-name="P121">2,39<text:s text:c="2"/>Quando ebbero tutto compiuto secondo la Legge del Signore, fecero ritorno in Galilea, alla loro<text:s/>città di Nazaret.<text:s text:c="3"/></text:p>
      <text:p text:style-name="P122">2,40<text:s text:c="2"/>Il bambino cresceva e si fortificava, pieno di sapienza, e la grazia di Dio era sopra di lui.<text:s text:c="3"/></text:p>
      <text:p text:style-name="P123">2,41<text:s text:c="2"/>I suoi genitori si recavano tutti gli anni a Gerusalemme per la festa di Pasqua.<text:s text:c="3"/></text:p>
      <text:p text:style-name="P124">2,42<text:s text:c="2"/>Quando egli ebbe dodici anni, vi salirono di nuovo secondo l'usanza;<text:s text:c="3"/></text:p>
      <text:p text:style-name="P125">2,43<text:s text:c="2"/>ma trascorsi i giorni della festa, mentre riprendevano la via del ritorno, il fanciullo Gesù<text:s/>rimase a Gerusalemme, senza che i genitori se ne accorgessero.<text:s text:c="3"/></text:p>
      <text:p text:style-name="P126">2,44<text:s text:c="2"/>Credendolo nella carovana, fecero una giornata di viaggio, e poi si misero a cercarlo tra i<text:s/>parenti e i conoscenti;<text:s text:c="3"/></text:p>
      <text:p text:style-name="P127">2,45<text:s text:c="2"/>non avendolo trovato, tornarono in cerca di lui a Gerusalemme.<text:s text:c="3"/></text:p>
      <text:p text:style-name="P128">2,46<text:s text:c="2"/>Dopo tre giorni lo trovarono nel tempio, seduto in mezzo ai dottori, mentre li ascoltava e li<text:s/>interrogava.<text:s text:c="3"/></text:p>
      <text:p text:style-name="P129">2,47<text:s text:c="2"/>E tutti quelli che l'udivano erano pieni di stupore per la sua intelligenza e le sue risposte.<text:s text:c="3"/></text:p>
      <text:p text:style-name="P130">2,48<text:s text:c="2"/>Al vederlo restarono stupiti e sua madre gli disse: "Figlio, perché ci hai fatto così? Ecco, tuo<text:s/>padre e io, angosciati, ti cercavamo".<text:s text:c="3"/></text:p>
      <text:p text:style-name="P131">2,49<text:s text:c="2"/>Ed egli rispose: "Perché mi cercavate? Non sapevate che io devo occuparmi delle cose del Padre<text:s/>mio?".<text:s text:c="3"/></text:p>
      <text:p text:style-name="P132">2,50<text:s text:c="2"/>Ma essi non compresero le sue parole.<text:s text:c="3"/></text:p>
      <text:p text:style-name="P133">2,51<text:s text:c="2"/>Partì dunque con loro e tornò a Nazaret e stava loro sottomesso. Sua madre serbava tutte queste<text:s/>cose nel suo cuore.<text:s text:c="3"/></text:p>
      <text:p text:style-name="P134">2,52<text:s text:c="2"/>E Gesù cresceva in sapienza, età e grazia davanti a Dio e agli uomini.<text:s text:c="3"/></text:p>
      <text:p text:style-name="P135">3,1<text:s text:c="2"/>Nell'anno decimoquinto dell'impero di Tiberio Cesare, mentre Ponzio Pilato era governatore della<text:s/>Giudea, Erode tetrarca della Galilea, e Filippo, suo fratello, tetrarca dell'Iturèa e della<text:s/>Traconìtide, e Lisània tetrarca dell'Abilène,<text:s text:c="3"/></text:p>
      <text:p text:style-name="P136">3,2<text:s text:c="2"/>sotto i sommi sacerdoti Anna e Caifa, la parola di Dio scese su Giovanni, figlio di Zaccaria, nel<text:s/>deserto.<text:s text:c="3"/></text:p>
      <text:p text:style-name="P137">3,3<text:s text:c="2"/>Ed egli percorse tutta la regione del Giordano, predicando un battesimo di conversione per il<text:s/>perdono dei peccati,<text:s text:c="3"/></text:p>
      <text:p text:style-name="P138"><text:s text:c="3"/></text:p>
      <text:soft-page-break/>
      <text:p text:style-name="P139">3,4<text:s text:c="2"/>com'è scritto nel libro degli oracoli del profeta Isaia: Voce di uno che grida nel deserto:<text:s/>Preparate la via del Signore, raddrizzate i suoi sentieri!<text:s text:c="3"/></text:p>
      <text:p text:style-name="P140">3,5<text:s text:c="2"/>Ogni burrone sia riempito, ogni monte e ogni colle sia abbassato; i passi tortuosi siano diritti;<text:s/>i luoghi impervi spianati.<text:s text:c="3"/></text:p>
      <text:p text:style-name="P141">3,6<text:s text:c="2"/>Ogni uomo vedrà la salvezza di Dio!<text:s text:c="3"/></text:p>
      <text:p text:style-name="P142">3,7<text:s text:c="2"/>Diceva dunque alle folle che andavano a farsi battezzare da lui: "Razza di vipere, chi vi ha<text:s/>insegnato a sfuggire all'ira imminente?<text:s text:c="3"/></text:p>
      <text:p text:style-name="P143">3,8<text:s text:c="2"/>Fate dunque opere degne della conversione e non cominciate a dire in voi stessi: Abbiamo Abramo<text:s/>per padre! Perché io vi dico che Dio può far nascere figli ad Abramo anche da queste pietre.<text:s text:c="3"/></text:p>
      <text:p text:style-name="P144">3,9<text:s text:c="2"/>Anzi, la scure è già posta alla radice degli alberi; ogni albero che non porta buon frutto, sarà<text:s/>tagliato e buttato nel fuoco".<text:s text:c="3"/></text:p>
      <text:p text:style-name="P145">3,10<text:s text:c="2"/>Le folle lo interrogavano: "Che cosa dobbiamo fare?".<text:s text:c="3"/></text:p>
      <text:p text:style-name="P146">3,11<text:s text:c="2"/>Rispondeva: "Chi ha due tuniche, ne dia una a chi non ne ha; e chi ha da mangiare, faccia<text:s text:c="2"/>altrettanto".<text:s text:c="3"/></text:p>
      <text:p text:style-name="P147">3,12<text:s text:c="2"/>Vennero anche dei pubblicani a farsi battezzare, e gli chiesero: "Maestro, che dobbiamo fare?".<text:s text:c="3"/></text:p>
      <text:p text:style-name="P148">3,13<text:s text:c="2"/>Ed egli disse loro: "Non esigete nulla di più di quanto vi è stato fissato".<text:s text:c="3"/></text:p>
      <text:p text:style-name="P149">3,14<text:s text:c="2"/>Lo interrogavano anche alcuni soldati: "E noi che dobbiamo fare?". Rispose: "Non maltrattate e<text:s/>non estorcete niente a nessuno, contentatevi delle vostre paghe".<text:s text:c="3"/></text:p>
      <text:p text:style-name="P150">3,15<text:s text:c="2"/>Poiché il popolo era in attesa e tutti si domandavano in cuor loro, riguardo a Giovanni, se non<text:s/>fosse lui il Cristo,<text:s text:c="3"/></text:p>
      <text:p text:style-name="P151">3,16<text:s text:c="2"/>Giovanni rispose a tutti dicendo: "Io vi battezzo con acqua; ma viene uno che è più forte di me,<text:s/>al quale io non son degno di sciogliere neppure il legaccio dei sandali: costui vi battezzerà in<text:s/>Spirito Santo e fuoco.<text:s text:c="3"/></text:p>
      <text:p text:style-name="P152">3,17<text:s text:c="2"/>Egli ha in mano il ventilabro per ripulire la sua aia e per raccogliere il frumento nel granaio;<text:s/>ma la pula, la brucerà con fuoco inestinguibile".<text:s text:c="3"/></text:p>
      <text:p text:style-name="P153">3,18<text:s text:c="2"/>Con molte altre esortazioni annunziava al popolo la buona novella.<text:s text:c="3"/></text:p>
      <text:p text:style-name="P154">3,19<text:s text:c="2"/>Ma il tetrarca Erode, biasimato da lui a causa di Erodìade, moglie di suo fratello, e per tutte<text:s/>le scelleratezze che aveva commesso,<text:s text:c="3"/></text:p>
      <text:p text:style-name="P155">3,20<text:s text:c="2"/>aggiunse alle altre anche questa: fece rinchiudere Giovanni in prigione.<text:s text:c="3"/></text:p>
      <text:p text:style-name="P156">3,21<text:s text:c="2"/>Quando tutto il popolo fu battezzato e mentre Gesù, ricevuto anche lui il battesimo, stava in<text:s/>preghiera, il cielo si aprì<text:s text:c="3"/></text:p>
      <text:p text:style-name="P157"><text:s text:c="2"/>3,22<text:s text:c="2"/>e scese su di lui lo Spirito Santo in apparenza corporea, come di colomba, e vi fu una voce dal<text:s/>cielo: "Tu sei il mio figlio prediletto, in te mi sono compiaciuto".<text:s text:c="3"/></text:p>
      <text:p text:style-name="P158">3,23<text:s text:c="2"/>Gesù quando incominciò il suo ministero aveva circa trent'anni ed era figlio, come si credeva, di<text:s/>Giuseppe, figlio di Eli,<text:s text:c="3"/></text:p>
      <text:p text:style-name="P159">3,24<text:s text:c="2"/>figlio di Mattat, figlio di Levi, figlio di Melchi, figlio di Innai, figlio di Giuseppe,<text:s text:c="3"/></text:p>
      <text:p text:style-name="P160">3,25<text:s text:c="2"/>figlio di Mattatìa, figlio di Amos, figlio di Naum, figlio di Esli, figlio di Naggai,<text:s text:c="3"/></text:p>
      <text:p text:style-name="P161">3,26<text:s text:c="2"/>figlio di Maat, figlio di Mattatia, figlio di Semein, figlio di Iosek, figlio di Ioda,<text:s text:c="3"/></text:p>
      <text:p text:style-name="P162">3,27<text:s text:c="2"/>figlio di Ioanan, figlio di Resa, figlio di Zorobabele, figlio di Salatiel, figlio di Neri,<text:s text:c="3"/></text:p>
      <text:p text:style-name="P163">3,28<text:s text:c="2"/>figlio di Melchi, figlio di Addi, figlio di Cosam, figlio di Elmadam, figlio di Er,<text:s text:c="3"/></text:p>
      <text:soft-page-break/>
      <text:p text:style-name="P164">3,29<text:s text:c="2"/>figlio di Gesù, figlio di Eliezer, figlio di Iorim, figlio di Mattat, figlio di Levi,<text:s text:c="3"/></text:p>
      <text:p text:style-name="P165">3,30<text:s text:c="2"/>figlio di Simeone, figlio di Giuda, figlio di Giuseppe, figlio di Ionam, figlio di Eliacim,<text:s text:c="3"/></text:p>
      <text:p text:style-name="P166">3,31<text:s text:c="2"/>figlio di Melea, figlio di Menna, figlio di Mattata, figlio di Natam, figlio di Davide,<text:s text:c="3"/></text:p>
      <text:p text:style-name="P167">3,32<text:s text:c="2"/>figlio di Iesse, figlio di Obed, figlio di Booz, figlio di Sala, figlio di Naasson,<text:s text:c="3"/></text:p>
      <text:p text:style-name="P168">3,33<text:s text:c="2"/>figlio di Aminadab, figlio di Admin, figlio di Arni, figlio di Esrom, figlio di Fares, figlio di<text:s/>Giuda,<text:s text:c="3"/></text:p>
      <text:p text:style-name="P169">3,34<text:s text:c="2"/>figlio di Giacobbe, figlio di Isacco, figlio di Abramo, figlio di Tare, figlio di Nacor,<text:s text:c="3"/></text:p>
      <text:p text:style-name="P170">3,35<text:s text:c="2"/>figlio di Seruk, figlio di Ragau, figlio di Falek, figlio di Eber, figlio di Sala,<text:s text:c="3"/></text:p>
      <text:p text:style-name="P171">3,36<text:s text:c="2"/>figlio di Cainam, figlio di Arfacsad, figlio di Sem, figlio di Noè, figlio di Lamech,<text:s text:c="3"/></text:p>
      <text:p text:style-name="P172">3,37<text:s text:c="2"/>figlio di Matusalemme, figlio di Enoch, figlio di Iaret, figlio di Malleel, figlio di Cainam,<text:s text:c="3"/></text:p>
      <text:p text:style-name="P173">3,38<text:s text:c="2"/>figlio di Enos, figlio di Set, figlio di Adamo, figlio di Dio.<text:s text:c="3"/></text:p>
      <text:p text:style-name="P174">4,1<text:s text:c="2"/>Gesù, pieno di Spirito Santo, si allontanò dal Giordano e fu condotto dallo Spirito nel deserto<text:s text:c="3"/></text:p>
      <text:p text:style-name="P175">4,2<text:s text:c="2"/>dove, per quaranta giorni, fu tentato dal diavolo. Non mangiò nulla in quei giorni; ma quando<text:s/>furono terminati ebbe fame.<text:s text:c="3"/></text:p>
      <text:p text:style-name="P176">4,3<text:s text:c="2"/>Allora il diavolo gli disse: "Se tu sei Figlio di Dio, di' a questa pietra che diventi pane".<text:s text:c="3"/></text:p>
      <text:p text:style-name="P177"><text:s text:c="2"/>4,4<text:s text:c="2"/>Gesù gli rispose: "Sta scritto: Non di solo pane vivrà l'uomo".<text:s text:c="3"/></text:p>
      <text:p text:style-name="P178">4,5<text:s text:c="2"/>Il diavolo lo condusse in alto e, mostrandogli in un istante tutti i regni della terra, gli<text:s/>disse:<text:s text:c="3"/></text:p>
      <text:p text:style-name="P179">4,6<text:s text:c="2"/>"Ti darò tutta questa potenza e la gloria di questi regni, perché è stata messa nelle mie mani e<text:s/>io la do a chi voglio.<text:s text:c="3"/></text:p>
      <text:p text:style-name="P180">4,7<text:s text:c="2"/>Se ti prostri dinanzi a me tutto sarà tuo".<text:s text:c="3"/></text:p>
      <text:p text:style-name="P181">4,8<text:s text:c="2"/>Gesù gli rispose: "Sta scritto: Solo al Signore Dio tuo ti prostrerai, lui solo adorerai".<text:s text:c="3"/></text:p>
      <text:p text:style-name="P182">4,9<text:s text:c="2"/>Lo condusse a Gerusalemme, lo pose sul pinnacolo del tempio e gli disse: "Se tu sei Figlio di<text:s/>Dio, buttati giù;<text:s text:c="3"/></text:p>
      <text:p text:style-name="P183">4,10<text:s text:c="2"/>sta scritto infatti: Ai suoi angeli darà ordine per te, perché essi ti custodiscano;<text:s text:c="3"/></text:p>
      <text:p text:style-name="P184">4,11<text:s text:c="2"/>e anche: essi ti sosterranno con le mani, perché il tuo piede non inciampi in una pietra".<text:s text:c="3"/></text:p>
      <text:p text:style-name="P185">4,12<text:s text:c="2"/>Gesù gli rispose: "È stato detto: Non tenterai il Signore Dio tuo".<text:s text:c="3"/></text:p>
      <text:p text:style-name="P186">4,13<text:s text:c="2"/>Dopo aver esaurito ogni specie di tentazione, il diavolo si allontanò da lui per ritornare al<text:s/>tempo fissato.<text:s text:c="3"/></text:p>
      <text:p text:style-name="P187">4,14<text:s text:c="2"/>Gesù ritornò in Galilea con la potenza dello Spirito Santo e la sua fama si diffuse in tutta la<text:s/>regione.<text:s text:c="3"/></text:p>
      <text:p text:style-name="P188">4,15<text:s text:c="2"/>Insegnava nelle loro sinagoghe e tutti ne facevano grandi lodi.<text:s text:c="3"/></text:p>
      <text:p text:style-name="P189">4,16<text:s text:c="2"/>Si recò a Nazaret, dove era stato allevato; ed entrò, secondo il suo solito, di sabato nella<text:s/>sinagoga e si alzò a leggere.<text:s text:c="3"/></text:p>
      <text:p text:style-name="P190">4,17<text:s text:c="2"/>Gli fu dato il rotolo del profeta Isaia; apertolo trovò il passo dove era scritto:<text:s text:c="3"/></text:p>
      <text:soft-page-break/>
      <text:p text:style-name="P191">4,18<text:s text:c="2"/>Lo Spirito del Signore è sopra di me; per questo mi ha consacrato con l'unzione, e mi ha mandato<text:s/>per annunziare ai poveri un lieto messaggio, per proclamare ai prigionieri la liberazione e ai<text:s/>ciechi la vista; per rimettere in libertà gli oppressi,<text:s text:c="3"/></text:p>
      <text:p text:style-name="P192">4,19<text:s text:c="2"/>e predicare un anno di grazia del Signore.<text:s text:c="3"/></text:p>
      <text:p text:style-name="P193">4,20<text:s text:c="2"/>Poi arrotolò il volume, lo consegnò all'inserviente e sedette. Gli occhi di tutti nella sinagoga<text:s/>stavano fissi sopra di lui.<text:s text:c="3"/></text:p>
      <text:p text:style-name="P194">4,21<text:s text:c="2"/>Allora cominciò a dire: "Oggi si è adempiuta questa Scrittura che voi avete udita con i vostri<text:s/>orecchi".<text:s text:c="3"/></text:p>
      <text:p text:style-name="P195">4,22<text:s text:c="2"/>Tutti gli rendevano testimonianza ed erano meravigliati delle parole di grazia che uscivano dalla<text:s/>sua bocca e dicevano: "Non è il figlio di Giuseppe?".<text:s text:c="3"/></text:p>
      <text:p text:style-name="P196">4,23<text:s text:c="2"/>Ma egli rispose: "Di certo voi mi citerete il proverbio: Medico, cura te stesso. Quanto abbiamo<text:s/>udito che accadde a Cafarnao, fàllo anche qui, nella tua patria!".<text:s text:c="3"/></text:p>
      <text:p text:style-name="P197">4,24<text:s text:c="2"/>Poi aggiunse: "Nessun profeta è bene accetto in patria.<text:s text:c="3"/></text:p>
      <text:p text:style-name="P198">4,25<text:s text:c="2"/>Vi dico anche: c'erano molte vedove in Israele al tempo di Elia, quando il cielo fu chiuso per<text:s/>tre anni e sei mesi e ci fu una grande carestia in tutto il paese;<text:s text:c="3"/></text:p>
      <text:p text:style-name="P199">4,26<text:s text:c="2"/>ma a nessuna di esse fu mandato Elia, se non a una vedova in Sarepta di Sidone.<text:s text:c="3"/></text:p>
      <text:p text:style-name="P200">4,27<text:s text:c="2"/>C'erano molti lebbrosi in Israele al tempo del profeta Eliseo, ma nessuno di loro fu risanato se<text:s/>non Naaman, il Siro".<text:s text:c="3"/></text:p>
      <text:p text:style-name="P201">4,28<text:s text:c="2"/>All'udire queste cose, tutti nella sinagoga furono pieni di sdegno;<text:s text:c="3"/></text:p>
      <text:p text:style-name="P202">4,29<text:s text:c="2"/>si levarono, lo cacciarono fuori della città e lo condussero fin sul ciglio del monte sul quale<text:s/>la loro città era situata, per gettarlo giù dal precipizio.<text:s text:c="3"/></text:p>
      <text:p text:style-name="P203">4,30<text:s text:c="2"/>Ma egli, passando in mezzo a loro, se ne andò.<text:s text:c="3"/></text:p>
      <text:p text:style-name="P204">4,31<text:s text:c="2"/>Poi discese a Cafarnao, una città della Galilea, e il sabato ammaestrava la gente.<text:s text:c="3"/></text:p>
      <text:p text:style-name="P205">4,32<text:s text:c="2"/>Rimanevano colpiti dal suo insegnamento, perché parlava con autorità.<text:s text:c="3"/></text:p>
      <text:p text:style-name="P206">4,33<text:s text:c="2"/>Nella sinagoga c'era un uomo con un demonio immondo e cominciò a gridare forte:<text:s text:c="3"/></text:p>
      <text:p text:style-name="P207">4,34<text:s text:c="2"/>"Basta! Che abbiamo a che fare con te, Gesù Nazareno? Sei venuto a rovinarci? So bene chi sei: il<text:s/>Santo di Dio!".<text:s text:c="3"/></text:p>
      <text:p text:style-name="P208">4,35<text:s text:c="2"/>Gesù gli intimò: "Taci, esci da costui!". E il demonio, gettatolo a terra in mezzo alla gente,<text:s/>uscì da lui, senza fargli alcun male.<text:s text:c="3"/></text:p>
      <text:p text:style-name="P209">4,36<text:s text:c="2"/>Tutti furono presi da paura e si dicevano l'un l'altro: "Che parola è mai questa, che comanda con<text:s/>autorità e potenza agli spiriti immondi ed essi se ne vanno?".<text:s text:c="3"/></text:p>
      <text:p text:style-name="P210">4,37<text:s text:c="2"/>E si diffondeva la fama di lui in tutta la regione.<text:s text:c="3"/></text:p>
      <text:p text:style-name="P211">4,38<text:s text:c="2"/>Uscito dalla sinagoga entrò nella casa di Simone. La suocera di Simone era in preda a una grande<text:s/>febbre e lo pregarono per lei.<text:s text:c="3"/></text:p>
      <text:p text:style-name="P212">4,39<text:s text:c="2"/>Chinatosi su di lei, intimò alla febbre, e la febbre la lasciò. Levatasi all'istante, la donna<text:s/>cominciò a servirli.<text:s text:c="3"/></text:p>
      <text:p text:style-name="P213">4,40<text:s text:c="2"/>Al calar del sole, tutti quelli che avevano infermi colpiti da mali di ogni genere li condussero<text:s/>a lui. Ed egli, imponendo su ciascuno le mani, li guariva.<text:s text:c="3"/></text:p>
      <text:p text:style-name="P214">4,41<text:s text:c="2"/>Da molti uscivano demòni gridando: "Tu sei il Figlio di Dio!". Ma egli li minacciava e non li<text:s/>lasciava parlare, perché sapevano che era il Cristo.<text:s text:c="3"/></text:p>
      <text:p text:style-name="P215">4,42<text:s text:c="2"/>Sul far del giorno uscì e si recò in un luogo deserto. Ma le folle lo cercavano, lo raggiunsero e<text:s/>volevano trattenerlo perché non se ne andasse via da loro.<text:s text:c="3"/></text:p>
      <text:p text:style-name="P216">4,43<text:s text:c="2"/>Egli però disse: "Bisogna che io annunzi il regno di Dio anche alle altre città; per questo sono<text:s/>stato mandato".<text:s text:c="3"/></text:p>
      <text:p text:style-name="P217">4,44<text:s text:c="2"/>E andava predicando nelle sinagoghe della Giudea.<text:s text:c="3"/></text:p>
      <text:soft-page-break/>
      <text:p text:style-name="P218">5,1<text:s text:c="2"/>Un giorno, mentre, levato in piedi, stava presso il lago di Genèsaret<text:s text:c="3"/></text:p>
      <text:p text:style-name="P219">5,2<text:s text:c="2"/>e la folla gli faceva ressa intorno per ascoltare la parola di Dio, vide due barche ormeggiate<text:s/>alla sponda. I pescatori erano scesi e lavavano le reti.<text:s text:c="3"/></text:p>
      <text:p text:style-name="P220">5,3<text:s text:c="2"/>Salì in una barca, che era di Simone, e lo pregò di scostarsi un poco da terra. Sedutosi, si mise<text:s/>ad ammaestrare le folle dalla barca.<text:s text:c="3"/></text:p>
      <text:p text:style-name="P221">5,4<text:s text:c="2"/>Quando ebbe finito di parlare, disse a Simone: "Prendi il largo e calate le reti per la pesca".<text:s text:c="3"/></text:p>
      <text:p text:style-name="P222">5,5<text:s text:c="2"/>Simone rispose: "Maestro, abbiamo faticato tutta la notte e non abbiamo preso nulla; ma sulla tua<text:s/>parola getterò le reti".<text:s text:c="3"/></text:p>
      <text:p text:style-name="P223">5,6<text:s text:c="2"/>E avendolo fatto, presero una quantità enorme di pesci e le reti si rompevano.<text:s text:c="3"/></text:p>
      <text:p text:style-name="P224">5,7<text:s text:c="2"/>Allora fecero cenno ai compagni dell'altra barca, che venissero ad aiutarli. Essi vennero e<text:s/>riempirono tutte e due le barche al punto che quasi affondavano.<text:s text:c="3"/></text:p>
      <text:p text:style-name="P225">5,8<text:s text:c="2"/>Al veder questo, Simon Pietro si gettò alle ginocchia di Gesù, dicendo: "Signore, allontanati da<text:s/>me che sono un peccatore".<text:s text:c="3"/></text:p>
      <text:p text:style-name="P226">5,9<text:s text:c="2"/>Grande stupore infatti aveva preso lui e tutti quelli che erano insieme con lui per la pesca che<text:s/>avevano fatto;<text:s text:c="3"/></text:p>
      <text:p text:style-name="P227">5,10<text:s text:c="2"/>così pure Giacomo e Giovanni, figli di Zebedèo, che erano soci di Simone. Gesù disse a Simone:<text:s text:c="2"/>"Non temere; d'ora in poi sarai pescatore di uomini".<text:s text:c="3"/></text:p>
      <text:p text:style-name="P228">5,11<text:s text:c="2"/>Tirate le barche a terra, lasciarono tutto e lo seguirono.<text:s text:c="3"/></text:p>
      <text:p text:style-name="P229">5,12<text:s text:c="2"/>Un giorno Gesù si trovava in una città e un uomo coperto di lebbra lo vide e gli si gettò ai<text:s/>piedi pregandolo: "Signore, se vuoi, puoi sanarmi".<text:s text:c="3"/></text:p>
      <text:p text:style-name="P230">5,13<text:s text:c="2"/>Gesù stese la mano e lo toccò dicendo: "Lo voglio, sii risanato!". E subito la lebbra scomparve<text:s text:c="2"/>da lui.<text:s text:c="3"/></text:p>
      <text:p text:style-name="P231">5,14<text:s text:c="2"/>Gli ingiunse di non dirlo a nessuno: "Va', mostrati al sacerdote e fa' l'offerta per la tua<text:s/>purificazione, come ha ordinato Mosè, perché serva di testimonianza per essi".<text:s text:c="3"/></text:p>
      <text:p text:style-name="P232">5,15<text:s text:c="2"/>La sua fama si diffondeva ancor più; folle numerose venivano per ascoltarlo e farsi guarire dalle<text:s/>loro infermità.<text:s text:c="3"/></text:p>
      <text:p text:style-name="P233">5,16<text:s text:c="2"/>Ma Gesù si ritirava in luoghi solitari a pregare.<text:s text:c="3"/></text:p>
      <text:p text:style-name="P234">5,17<text:s text:c="2"/>Un giorno sedeva insegnando. Sedevano là anche farisei e dottori della legge, venuti da ogni<text:s/>villaggio della Galilea, della Giudea e da Gerusalemme. E la potenza del Signore gli faceva<text:s/>operare guarigioni.<text:s text:c="3"/></text:p>
      <text:p text:style-name="P235">5,18<text:s text:c="2"/>Ed ecco alcuni uomini, portando sopra un letto un paralitico, cercavano di farlo passare e<text:s/>metterlo davanti a lui.<text:s text:c="3"/></text:p>
      <text:p text:style-name="P236">5,19<text:s text:c="2"/>Non trovando da qual parte introdurlo a causa della folla, salirono sul tetto e lo calarono<text:s/>attraverso le tegole con il lettuccio davanti a Gesù, nel mezzo della stanza.<text:s text:c="3"/></text:p>
      <text:p text:style-name="P237">5,20<text:s text:c="2"/>Veduta la loro fede, disse: "Uomo, i tuoi peccati ti sono rimessi".<text:s text:c="3"/></text:p>
      <text:p text:style-name="P238">5,21<text:s text:c="2"/>Gli scribi e i farisei cominciarono a discutere dicendo: "Chi è costui che pronuncia bestemmie?<text:s/>Chi può rimettere i peccati, se non Dio soltanto?".<text:s text:c="3"/></text:p>
      <text:p text:style-name="P239">5,22<text:s text:c="2"/>Ma Gesù, conosciuti i loro ragionamenti, rispose: "Che cosa andate ragionando nei vostri cuori?<text:s text:c="3"/></text:p>
      <text:p text:style-name="P240">5,23<text:s text:c="2"/>Che cosa è più facile, dire: Ti sono rimessi i tuoi peccati, o dire: Alzati e cammina?<text:s text:c="3"/></text:p>
      <text:p text:style-name="P241">5,24<text:s text:c="2"/>Ora, perché sappiate che il Figlio dell'uomo ha il potere sulla terra di rimettere i peccati: io<text:s/>ti dico - esclamò rivolto al paralitico - alzati, prendi il tuo lettuccio e va' a casa tua".<text:s text:c="3"/></text:p>
      <text:p text:style-name="P242">5,25<text:s text:c="2"/>Subito egli si alzò davanti a loro, prese il lettuccio su cui era disteso e si avviò verso casa<text:s/>glorificando Dio.<text:s text:c="3"/></text:p>
      <text:soft-page-break/>
      <text:p text:style-name="P243">5,26<text:s text:c="2"/>Tutti rimasero stupiti e levavano lode a Dio; pieni di timore dicevano: "Oggi abbiamo visto cose<text:s/>prodigiose".<text:s text:c="3"/></text:p>
      <text:p text:style-name="P244">5,27<text:s text:c="2"/>Dopo ciò egli uscì e vide un pubblicano di nome Levi seduto al banco delle imposte, e gli disse:<text:s text:c="2"/>"Seguimi!".<text:s text:c="3"/></text:p>
      <text:p text:style-name="P245">5,28<text:s text:c="2"/>Egli, lasciando tutto, si alzò e lo seguì.<text:s text:c="3"/></text:p>
      <text:p text:style-name="P246">5,29<text:s text:c="2"/>Poi Levi gli preparò un grande banchetto nella sua casa. C'era una folla di pubblicani e d'altra<text:s/>gente seduta con loro a tavola.<text:s text:c="3"/></text:p>
      <text:p text:style-name="P247">5,30<text:s text:c="2"/>I farisei e i loro scribi mormoravano e dicevano ai suoi discepoli: "Perché mangiate e bevete con<text:s/>i pubblicani e i peccatori?".<text:s text:c="3"/></text:p>
      <text:p text:style-name="P248">5,31<text:s text:c="2"/>Gesù rispose: "Non sono i sani che hanno bisogno del medico, ma i malati;<text:s text:c="3"/></text:p>
      <text:p text:style-name="P249">5,32<text:s text:c="2"/>io non sono venuto a chiamare i giusti, ma i peccatori a convertirsi".<text:s text:c="3"/></text:p>
      <text:p text:style-name="P250">5,33<text:s text:c="2"/>Allora gli dissero: "I discepoli di Giovanni digiunano spesso e fanno orazioni; così pure i<text:s/>discepoli dei farisei; invece i tuoi mangiano e bevono!".<text:s text:c="3"/></text:p>
      <text:p text:style-name="P251">5,34<text:s text:c="2"/>Gesù rispose: "Potete far digiunare gli invitati a nozze, mentre lo sposo è con loro?<text:s text:c="3"/></text:p>
      <text:p text:style-name="P252">5,35<text:s text:c="2"/>Verranno però i giorni in cui lo sposo sarà strappato da loro; allora, in quei giorni,<text:s text:c="2"/>digiuneranno".<text:s text:c="3"/></text:p>
      <text:p text:style-name="P253">5,36<text:s text:c="2"/>Diceva loro anche una parabola: "Nessuno strappa un pezzo da un vestito nuovo per attaccarlo a un<text:s/>vestito vecchio; altrimenti egli strappa il nuovo, e la toppa presa dal nuovo non si adatta al<text:s/>vecchio.<text:s text:c="3"/></text:p>
      <text:p text:style-name="P254">5,37<text:s text:c="2"/>E nessuno mette vino nuovo in otri vecchi; altrimenti il vino nuovo spacca gli otri, si versa<text:s/>fuori e gli otri vanno perduti.<text:s text:c="3"/></text:p>
      <text:p text:style-name="P255">5,38<text:s text:c="2"/>Il vino nuovo bisogna metterlo in otri nuovi.<text:s text:c="3"/></text:p>
      <text:p text:style-name="P256">5,39<text:s text:c="2"/>E nessuno che beve il vino vecchio desidera il nuovo, perché dice: Il vecchio è buono!".<text:s text:c="3"/></text:p>
      <text:p text:style-name="P257">6,1<text:s text:c="2"/>Un giorno di sabato passava attraverso campi di grano e i suoi discepoli coglievano e mangiavano<text:s/>le spighe, sfregandole con le mani.<text:s text:c="3"/></text:p>
      <text:p text:style-name="P258">6,2<text:s text:c="2"/>Alcuni farisei dissero: "Perché fate ciò che non è permesso di sabato?".<text:s text:c="3"/></text:p>
      <text:p text:style-name="P259">6,3<text:s text:c="2"/>Gesù rispose: "Allora non avete mai letto ciò che fece Davide, quando ebbe fame lui e i suoi<text:s/>compagni?<text:s text:c="3"/></text:p>
      <text:p text:style-name="P260">6,4<text:s text:c="2"/>Come entrò nella casa di Dio, prese i pani dell'offerta, ne mangiò e ne diede ai suoi compagni,<text:s/>sebbene non fosse lecito mangiarli se non ai soli sacerdoti?".<text:s text:c="3"/></text:p>
      <text:p text:style-name="P261">6,5<text:s text:c="2"/>E diceva loro: "Il Figlio dell'uomo è signore del sabato".<text:s text:c="3"/></text:p>
      <text:p text:style-name="P262">6,6<text:s text:c="2"/>Un altro sabato egli entrò nella sinagoga e si mise a insegnare. Ora c'era là un uomo, che aveva<text:s/>la mano destra inaridita.<text:s text:c="3"/></text:p>
      <text:p text:style-name="P263">6,7<text:s text:c="2"/>Gli scribi e i farisei lo osservavano per vedere se lo guariva di sabato, allo scopo di trovare<text:s text:c="2"/>un capo di accusa contro di lui.<text:s text:c="3"/></text:p>
      <text:p text:style-name="P264">6,8<text:s text:c="2"/>Ma Gesù era a conoscenza dei loro pensieri e disse all'uomo che aveva la mano inaridita: "Alzati<text:s/>e mettiti nel mezzo!". L'uomo, alzatosi, si mise nel punto indicato.<text:s text:c="3"/></text:p>
      <text:p text:style-name="P265">6,9<text:s text:c="2"/>Poi Gesù disse loro: "Domando a voi: È lecito in giorno di sabato fare del bene o fare del male,<text:s/>salvare una vita o perderla?".<text:s text:c="3"/></text:p>
      <text:p text:style-name="P266">6,10<text:s text:c="2"/>E volgendo tutt'intorno lo sguardo su di loro, disse all'uomo: "Stendi la mano!". Egli lo fece e<text:s/>la mano guarì.<text:s text:c="3"/></text:p>
      <text:p text:style-name="P267">6,11<text:s text:c="2"/>Ma essi furono pieni di rabbia e discutevano fra di loro su quello che avrebbero potuto fare a<text:s/>Gesù.<text:s text:c="3"/></text:p>
      <text:soft-page-break/>
      <text:p text:style-name="P268">6,12<text:s text:c="2"/>In quei giorni Gesù se ne andò sulla montagna a pregare e passò la notte in orazione.<text:s text:c="3"/></text:p>
      <text:p text:style-name="P269">6,13<text:s text:c="2"/>Quando fu giorno, chiamò a sé i suoi discepoli e ne scelse dodici, ai quali diede il nome di<text:s/>apostoli:<text:s text:c="3"/></text:p>
      <text:p text:style-name="P270">6,14<text:s text:c="2"/>Simone, che chiamò anche Pietro, Andrea suo fratello, Giacomo, Giovanni, Filippo, Bartolomeo,<text:s text:c="3"/></text:p>
      <text:p text:style-name="P271">6,15<text:s text:c="2"/>Matteo, Tommaso, Giacomo d'Alfeo, Simone soprannominato Zelota,<text:s text:c="3"/></text:p>
      <text:p text:style-name="P272">6,16<text:s text:c="2"/>Giuda di Giacomo e Giuda Iscariota, che fu il traditore.<text:s text:c="3"/></text:p>
      <text:p text:style-name="P273">6,17<text:s text:c="2"/>Disceso con loro, si fermò in un luogo pianeggiante. C'era gran folla di suoi discepoli e gran<text:s/>moltitudine di gente da tutta la Giudea, da Gerusalemme e dal litorale di Tiro e di Sidone,<text:s text:c="3"/></text:p>
      <text:p text:style-name="P274">6,18<text:s text:c="2"/>che erano venuti per ascoltarlo ed esser guariti dalle loro malattie; anche quelli che erano<text:s/>tormentati da spiriti immondi, venivano guariti.<text:s text:c="3"/></text:p>
      <text:p text:style-name="P275">6,19<text:s text:c="2"/>Tutta la folla cercava di toccarlo, perché da lui usciva una forza che sanava tutti.<text:s text:c="3"/></text:p>
      <text:p text:style-name="P276">6,20<text:s text:c="2"/>Alzati gli occhi verso i suoi discepoli, Gesù diceva: "Beati voi poveri, perché vostro è il regno<text:s/>di Dio.<text:s text:c="3"/></text:p>
      <text:p text:style-name="P277">6,21<text:s text:c="2"/>Beati voi che ora avete fame, perché sarete saziati. Beati voi che ora piangete, perché riderete.<text:s text:c="3"/></text:p>
      <text:p text:style-name="P278">6,22<text:s text:c="2"/>Beati voi quando gli uomini vi odieranno e quando vi metteranno al bando e v'insulteranno e<text:s/>respingeranno il vostro nome come scellerato, a causa del Figlio dell'uomo.<text:s text:c="3"/></text:p>
      <text:p text:style-name="P279">6,23<text:s text:c="2"/>Rallegratevi in quel giorno ed esultate, perché, ecco, la vostra ricompensa è grande nei cieli.<text:s/>Allo stesso modo infatti facevano i loro padri con i profeti.<text:s text:c="3"/></text:p>
      <text:p text:style-name="P280">6,24<text:s text:c="2"/>Ma guai a voi, ricchi, perché avete già la vostra consolazione.<text:s text:c="3"/></text:p>
      <text:p text:style-name="P281">6,25<text:s text:c="2"/>Guai a voi che ora siete sazi, perché avrete fame. Guai a voi che ora ridete, perché sarete<text:s/>afflitti e piangerete.<text:s text:c="3"/></text:p>
      <text:p text:style-name="P282">6,26<text:s text:c="2"/>Guai quando tutti gli uomini diranno bene di voi. Allo stesso modo infatti facevano i loro padri<text:s/>con i falsi profeti.<text:s text:c="3"/></text:p>
      <text:p text:style-name="P283">6,27<text:s text:c="2"/>Ma a voi che ascoltate, io dico: Amate i vostri nemici, fate del bene a coloro che vi odiano,<text:s text:c="3"/></text:p>
      <text:p text:style-name="P284">6,28<text:s text:c="2"/>benedite coloro che vi maledicono, pregate per coloro che vi maltrattano.<text:s text:c="3"/></text:p>
      <text:p text:style-name="P285">6,29<text:s text:c="2"/>A chi ti percuote sulla guancia, porgi anche l'altra; a chi ti leva il mantello, non rifiutare la<text:s/>tunica.<text:s text:c="3"/></text:p>
      <text:p text:style-name="P286">6,30<text:s text:c="2"/>Da' a chiunque ti chiede; e a chi prende del tuo, non richiederlo.<text:s text:c="3"/></text:p>
      <text:p text:style-name="P287">6,31<text:s text:c="2"/>Ciò che volete gli uomini facciano a voi, anche voi fatelo a loro.<text:s text:c="3"/></text:p>
      <text:p text:style-name="P288">6,32<text:s text:c="2"/>Se amate quelli che vi amano, che merito ne avrete? Anche i peccatori fanno lo stesso.<text:s text:c="3"/></text:p>
      <text:p text:style-name="P289">6,33<text:s text:c="2"/>E se fate del bene a coloro che vi fanno del bene, che merito ne avrete? Anche i peccatori fanno<text:s/>lo stesso.<text:s text:c="3"/></text:p>
      <text:p text:style-name="P290">6,34<text:s text:c="2"/>E se prestate a coloro da cui sperate ricevere, che merito ne avrete? Anche i peccatori concedono<text:s/>prestiti ai peccatori per riceverne altrettanto.<text:s text:c="3"/></text:p>
      <text:p text:style-name="P291">6,35<text:s text:c="2"/>Amate invece i vostri nemici, fate del bene e prestate senza sperarne nulla, e il vostro premio<text:s/>sarà grande e sarete figli dell'Altissimo; perché egli è benevolo verso gl'ingrati e i malvagi.<text:s text:c="3"/></text:p>
      <text:p text:style-name="P292">6,36<text:s text:c="2"/>Siate misericordiosi, come è misericordioso il Padre vostro.<text:s text:c="3"/></text:p>
      <text:soft-page-break/>
      <text:p text:style-name="P293">6,37<text:s text:c="2"/>Non giudicate e non sarete giudicati; non condannate e non sarete condannati; perdonate e vi sarà<text:s/>perdonato;<text:s text:c="3"/></text:p>
      <text:p text:style-name="P294">6,38<text:s text:c="2"/>date e vi sarà dato; una buona misura, pigiata, scossa e traboccante vi sarà versata nel grembo,<text:s/>perché con la misura con cui misurate, sarà misurato a voi in cambio".<text:s text:c="3"/></text:p>
      <text:p text:style-name="P295">6,39<text:s text:c="2"/>Disse loro anche una parabola: "Può forse un cieco guidare un altro cieco? Non cadranno tutt'e<text:s/>due in una buca?<text:s text:c="3"/></text:p>
      <text:p text:style-name="P296">6,40<text:s text:c="2"/>Il discepolo non è da più del maestro; ma ognuno ben preparato sarà come il suo maestro.<text:s text:c="3"/></text:p>
      <text:p text:style-name="P297">6,41<text:s text:c="2"/>Perché guardi la pagliuzza che è nell'occhio del tuo fratello, e non t'accorgi della trave che è<text:s/>nel tuo?<text:s text:c="3"/></text:p>
      <text:p text:style-name="P298">6,42<text:s text:c="2"/>Come puoi dire al tuo fratello: Permetti che tolga la pagliuzza che è nel tuo occhio, mentre tu<text:s/>non vedi la trave che è nel tuo? Ipocrita, togli prima la trave dal tuo occhio e allora potrai<text:s/>vederci bene nel togliere la pagliuzza dall'occhio del tuo fratello.<text:s text:c="3"/></text:p>
      <text:p text:style-name="P299">6,43<text:s text:c="2"/>Non c'è albero buono che faccia frutti cattivi, né albero cattivo che faccia frutti buoni.<text:s text:c="3"/></text:p>
      <text:p text:style-name="P300">6,44<text:s text:c="2"/>Ogni albero infatti si riconosce dal suo frutto: non si raccolgono fichi dalle spine, né si<text:s/>vendemmia uva da un rovo.<text:s text:c="3"/></text:p>
      <text:p text:style-name="P301">6,45<text:s text:c="2"/>L'uomo buono trae fuori il bene dal buon tesoro del suo cuore; l'uomo cattivo dal suo cattivo<text:s/>tesoro trae fuori il male, perché la bocca parla dalla pienezza del cuore.<text:s text:c="3"/></text:p>
      <text:p text:style-name="P302">6,46<text:s text:c="2"/>Perché mi chiamate: Signore, Signore, e poi non fate ciò che dico?<text:s text:c="3"/></text:p>
      <text:p text:style-name="P303">6,47<text:s text:c="2"/>Chi viene a me e ascolta le mie parole e le mette in pratica, vi mostrerò a chi è simile:<text:s text:c="3"/></text:p>
      <text:p text:style-name="P304">6,48<text:s text:c="2"/>è simile a un uomo che, costruendo una casa, ha scavato molto profondo e ha posto le fondamenta<text:s/>sopra la roccia. Venuta la piena, il fiume irruppe contro quella casa, ma non riuscì a smuoverla<text:s/>perché era costruita bene.<text:s text:c="3"/></text:p>
      <text:p text:style-name="P305">6,49<text:s text:c="2"/>Chi invece ascolta e non mette in pratica, è simile a un uomo che ha costruito una casa sulla<text:s/>terra, senza fondamenta. Il fiume la investì e subito crollò; e la rovina di quella casa fu<text:s/>grande".<text:s text:c="3"/></text:p>
      <text:p text:style-name="P306">7,1<text:s text:c="2"/>Quando ebbe terminato di rivolgere tutte queste parole al popolo che stava in ascolto, entrò in<text:s/>Cafarnao.<text:s text:c="3"/></text:p>
      <text:p text:style-name="P307">7,2<text:s text:c="2"/>Il servo di un centurione era ammalato e stava per morire. Il centurione l'aveva molto caro.<text:s text:c="3"/></text:p>
      <text:p text:style-name="P308">7,3<text:s text:c="2"/>Perciò, avendo udito parlare di Gesù, gli mandò alcuni anziani dei Giudei a pregarlo di venire e<text:s/>di salvare il suo servo.<text:s text:c="3"/></text:p>
      <text:p text:style-name="P309">7,4<text:s text:c="2"/>Costoro giunti da Gesù lo pregavano con insistenza: "Egli merita che tu gli faccia questa grazia,<text:s/>dicevano,<text:s text:c="3"/></text:p>
      <text:p text:style-name="P310">7,5<text:s text:c="2"/>perché ama il nostro popolo, ed è stato lui a costruirci la sinagoga".<text:s text:c="3"/></text:p>
      <text:p text:style-name="P311">7,6<text:s text:c="2"/>Gesù si incamminò con loro. Non era ormai molto distante dalla casa quando il centurione mandò<text:s/>alcuni amici a dirgli: "Signore, non stare a disturbarti, io non son degno che tu entri sotto il<text:s/>mio tetto;<text:s text:c="3"/></text:p>
      <text:p text:style-name="P312">7,7<text:s text:c="2"/>per questo non mi sono neanche ritenuto degno di venire da te, ma comanda con una parola e il mio<text:s/>servo sarà guarito.<text:s text:c="3"/></text:p>
      <text:p text:style-name="P313">7,8<text:s text:c="2"/>Anch'io infatti sono uomo sottoposto a un'autorità, e ho sotto di me dei soldati; e dico all'uno:<text:s text:c="2"/>Va' ed egli va, e a un altro: Vieni, ed egli viene, e al mio servo: Fa' questo, ed egli lo fa".<text:s text:c="3"/></text:p>
      <text:p text:style-name="P314">7,9<text:s text:c="2"/>All'udire questo Gesù restò ammirato e rivolgendosi alla folla che lo seguiva disse: "Io vi dico<text:s/>che neanche in Israele ho trovato una fede così grande!".<text:s text:c="3"/></text:p>
      <text:soft-page-break/>
      <text:p text:style-name="P315">7,10<text:s text:c="2"/>E gli inviati, quando tornarono a casa, trovarono il servo guarito.<text:s text:c="3"/></text:p>
      <text:p text:style-name="P316">7,11<text:s text:c="2"/>In seguito si recò in una città chiamata Nain e facevano la strada con lui i discepoli e grande<text:s/>folla.<text:s text:c="3"/></text:p>
      <text:p text:style-name="P317">7,12<text:s text:c="2"/>Quando fu vicino alla porta della città, ecco che veniva portato al sepolcro un morto, figlio<text:s text:c="2"/>unico di madre vedova; e molta gente della città era con lei.<text:s text:c="3"/></text:p>
      <text:p text:style-name="P318">7,13<text:s text:c="2"/>Vedendola, il Signore ne ebbe compassione e le disse: "Non piangere!".<text:s text:c="3"/></text:p>
      <text:p text:style-name="P319">7,14<text:s text:c="2"/>E accostatosi toccò la bara, mentre i portatori si fermarono. Poi disse: "Giovinetto, dico a te,<text:s text:c="2"/>alzati!".<text:s text:c="3"/></text:p>
      <text:p text:style-name="P320">7,15<text:s text:c="2"/>Il morto si levò a sedere e incominciò a parlare. Ed egli lo diede alla madre.<text:s text:c="3"/></text:p>
      <text:p text:style-name="P321">7,16<text:s text:c="2"/>Tutti furono presi da timore e glorificavano Dio dicendo: "Un grande profeta è sorto tra noi e<text:s text:c="2"/>Dio ha visit</text:p>
      <text:p text:style-name="P322">ato il suo popolo".<text:s text:c="3"/></text:p>
      <text:p text:style-name="P323">7,17<text:s text:c="2"/>La fama di questi fatti si diffuse in tutta la Giudea e per tutta la regione.<text:s text:c="3"/></text:p>
      <text:p text:style-name="P324">7,18<text:s text:c="2"/>Anche Giovanni fu informato dai suoi discepoli di tutti questi avvenimenti. Giovanni chiamò due<text:s text:c="2"/>di essi<text:s text:c="3"/></text:p>
      <text:p text:style-name="P325">7,19<text:s text:c="2"/>e li mandò a dire al Signore: "Sei tu colui che viene, o dobbiamo aspettare un altro?".<text:s text:c="3"/></text:p>
      <text:p text:style-name="P326">7,20<text:s text:c="2"/>Venuti da lui, quegli uomini dissero: "Giovanni il Battista ci ha mandati da te per domandarti:<text:s text:c="2"/>Sei tu colui che viene o dobbiamo aspettare un altro?".<text:s text:c="3"/></text:p>
      <text:p text:style-name="P327">7,21<text:s text:c="2"/>In quello stesso momento Gesù guarì molti da malattie, da infermità, da spiriti cattivi e donò la<text:s text:c="2"/>vista a molti ciechi.<text:s text:c="3"/></text:p>
      <text:p text:style-name="P328">7,22<text:s text:c="2"/>Poi diede loro questa risposta: "Andate e riferite a Giovanni ciò che avete visto e udito: i<text:s text:c="2"/>ciechi riacquistano la vista, gli zoppi camminano, i lebbrosi vengono sanati, i sordi odono, i<text:s text:c="2"/>morti risuscitano, ai poveri è annunziata la buona novella.<text:s text:c="3"/></text:p>
      <text:p text:style-name="P329">7,23<text:s text:c="2"/>E beato è chiunque non sarà scandalizzato di me!".<text:s text:c="3"/></text:p>
      <text:p text:style-name="P330">7,24<text:s text:c="2"/>Quando gli inviati di Giovanni furono partiti, Gesù cominciò a dire alla folla riguardo a<text:s text:c="2"/>Giovanni: "Che cosa siete andati a vedere nel deserto? Una canna agitata dal vento?<text:s text:c="3"/></text:p>
      <text:p text:style-name="P331">7,25<text:s text:c="2"/>E allora, che cosa siete andati a vedere? Un uomo avvolto in morbide vesti? Coloro che portano<text:s text:c="2"/>vesti sontuose e vivono nella lussuria stanno nei palazzi dei re.<text:s text:c="3"/></text:p>
      <text:p text:style-name="P332">7,26<text:s text:c="2"/>Allora, che cosa siete andati a vedere? Un profeta? Sì, vi dico, e più che un profeta.<text:s text:c="3"/></text:p>
      <text:p text:style-name="P333">7,27<text:s text:c="2"/>Egli è colui del quale sta scritto: Ecco io mando davanti a te il mio messaggero, egli preparerà<text:s text:c="2"/>la via davanti a te.<text:s text:c="3"/></text:p>
      <text:p text:style-name="P334">7,28<text:s text:c="2"/>Io vi dico, tra i nati di donna non c'è nessuno più grande di Giovanni, e il più piccolo nel<text:s text:c="2"/>regno di Dio è più grande di lui.<text:s text:c="3"/></text:p>
      <text:p text:style-name="P335">7,29<text:s text:c="2"/>Tutto il popolo che lo ha ascoltato, e anche i pubblicani, hanno riconosciuto la giustizia di Dio<text:s text:c="2"/>ricevendo il battesimo di Giovanni.<text:s text:c="3"/></text:p>
      <text:p text:style-name="P336">7,30<text:s text:c="2"/>Ma i farisei e i dottori della legge non facendosi battezzare da lui hanno reso vano per loro il<text:s text:c="2"/>disegno di Dio.<text:s text:c="3"/></text:p>
      <text:p text:style-name="P337">7,31<text:s text:c="2"/>A chi dunque paragonerò gli uomini di questa generazione, a chi sono simili?<text:s text:c="3"/></text:p>
      <text:p text:style-name="P338">7,32<text:s text:c="2"/>Sono simili a quei bambini che stando in piazza gridano gli uni agli altri: Vi abbiamo suonato il<text:s text:c="2"/>flauto e non avete ballato; vi abbiamo cantato un lamento e non avete pianto!<text:s text:c="3"/></text:p>
      <text:p text:style-name="P339">7,33<text:s text:c="2"/>È venuto infatti Giovanni il Battista che non mangia pane e non beve vino, e voi dite: Ha un<text:s text:c="2"/>demonio.<text:s text:c="3"/></text:p>
      <text:soft-page-break/>
      <text:p text:style-name="P340">7,34<text:s text:c="2"/>È venuto il Figlio dell'uomo che mangia e beve, e voi dite: Ecco un mangione e un beone, amico<text:s text:c="2"/>dei pubblicani e dei peccatori.<text:s text:c="3"/></text:p>
      <text:p text:style-name="P341">7,35<text:s text:c="2"/>Ma alla sapienza è stata resa giustizia da tutti i suoi figli".<text:s text:c="3"/></text:p>
      <text:p text:style-name="P342">7,36<text:s text:c="2"/>Uno dei farisei lo invitò a mangiare da lui. Egli entrò nella casa del fariseo e si mise a<text:s text:c="2"/>tavola.<text:s text:c="3"/></text:p>
      <text:p text:style-name="P343">7,37<text:s text:c="2"/>Ed ecco una donna, una peccatrice di quella città, saputo che si trovava nella casa del fariseo,<text:s text:c="2"/>venne con un vasetto di olio profumato;<text:s text:c="3"/></text:p>
      <text:p text:style-name="P344">7,38<text:s text:c="2"/>e stando dietro, presso i suoi piedi, piangendo cominciò a bagnarli di lacrime, poi li asciugava<text:s text:c="2"/>con i suoi capelli, li baciava e li cospargeva di olio profumato.<text:s text:c="3"/></text:p>
      <text:p text:style-name="P345">7,39<text:s text:c="2"/>A quella vista il fariseo che l'aveva invitato pensò tra sé. "Se costui fosse un profeta,<text:s text:c="2"/>saprebbe chi e che specie di donna è colei che lo tocca: è una peccatrice".<text:s text:c="3"/></text:p>
      <text:p text:style-name="P346">7,40<text:s text:c="2"/>Gesù allora gli disse: "Simone, ho una cosa da dirti". Ed egli: "Maestro, di' pure".<text:s text:c="3"/></text:p>
      <text:p text:style-name="P347">7,41<text:s text:c="2"/>"Un creditore aveva due debitori: l'uno gli doveva cinquecento denari, l'altro cinquanta.<text:s text:c="3"/></text:p>
      <text:p text:style-name="P348">7,42<text:s text:c="2"/>Non avendo essi da restituire, condonò il debito a tutti e due. Chi dunque di loro lo amerà di<text:s text:c="2"/>più?".<text:s text:c="3"/></text:p>
      <text:p text:style-name="P349">7,43<text:s text:c="2"/>Simone rispose: "Suppongo quello a cui ha condonato di più". Gli disse Gesù: "Hai giudicato<text:s text:c="2"/>bene".<text:s text:c="3"/></text:p>
      <text:p text:style-name="P350">7,44<text:s text:c="2"/>E volgendosi verso la donna, disse a Simone: "Vedi questa donna? Sono entrato nella tua casa e tu<text:s text:c="2"/>non m'hai dato l'acqua per i piedi; lei invece mi ha bagnato i piedi con le lacrime e li ha<text:s text:c="2"/>asciugati con i suoi capelli.<text:s text:c="3"/></text:p>
      <text:p text:style-name="P351">7,45<text:s text:c="2"/>Tu non mi hai dato un bacio, lei invece da quando sono entrato non ha cessato di baciarmi i<text:s text:c="2"/>piedi.<text:s text:c="3"/></text:p>
      <text:p text:style-name="P352">7,46<text:s text:c="2"/>Tu non mi hai cosparso il capo di olio profumato, ma lei mi ha cosparso di profumo i piedi.<text:s text:c="3"/></text:p>
      <text:p text:style-name="P353">7,47<text:s text:c="2"/>Per questo ti dico: le sono perdonati i suoi molti peccati, poiché ha molto amato. Invece quello<text:s text:c="2"/>a cui si perdona poco, ama poco".<text:s text:c="3"/></text:p>
      <text:p text:style-name="P354">7,48<text:s text:c="2"/>Poi disse a lei: "Ti sono perdonati i tuoi peccati".<text:s text:c="3"/></text:p>
      <text:p text:style-name="P355">7,49<text:s text:c="2"/>Allora i commensali cominciarono a dire tra sé: "Chi è quest'uomo che perdona anche i peccati?".<text:s text:c="3"/></text:p>
      <text:p text:style-name="P356">7,50<text:s text:c="2"/>Ma egli disse alla donna: "La tua fede ti ha salvata; va' in pace!".<text:s text:c="3"/></text:p>
      <text:p text:style-name="P357">8,1<text:s text:c="2"/>In seguito egli se ne andava per le città e i villaggi, predicando e annunziando la buona novella<text:s text:c="2"/>del regno di Dio.<text:s text:c="3"/></text:p>
      <text:p text:style-name="P358">8,2<text:s text:c="2"/>C'erano con lui i Dodici e alcune donne che erano state guarite da spiriti cattivi e da<text:s text:c="2"/>infermità: Maria di Màgdala, dalla quale erano usciti sette demòni,<text:s text:c="3"/></text:p>
      <text:p text:style-name="P359">8,3<text:s text:c="2"/>Giovanna, moglie di Cusa, amministratore di Erode, Susanna e molte altre, che li assistevano con<text:s text:c="2"/>i loro beni.<text:s text:c="3"/></text:p>
      <text:p text:style-name="P360">8,4<text:s text:c="2"/>Poiché una gran folla si radunava e accorreva a lui gente da ogni città, disse con una parabola:<text:s text:c="3"/></text:p>
      <text:p text:style-name="P361">8,5<text:s text:c="2"/>"Il seminatore uscì a seminare la sua semente. Mentre seminava, parte cadde lungo la strada e fu<text:s text:c="2"/>calpestata, e gli uccelli del cielo la divorarono.<text:s text:c="3"/></text:p>
      <text:p text:style-name="P362">8,6<text:s text:c="2"/>Un'altra parte cadde sulla pietra e appena germogliata inaridì per mancanza di umidità.<text:s text:c="3"/></text:p>
      <text:p text:style-name="P363">8,7<text:s text:c="2"/>Un'altra cadde in mezzo alle spine e le spine, cresciute insieme con essa, la soffocarono.<text:s text:c="3"/></text:p>
      <text:soft-page-break/>
      <text:p text:style-name="P364">8,8<text:s text:c="2"/>Un'altra cadde sulla terra buona, germogliò e fruttò cento volte tanto". Detto questo, esclamò:<text:s text:c="2"/>"Chi ha orecchi per intendere, intenda!".<text:s text:c="3"/></text:p>
      <text:p text:style-name="P365">8,9<text:s text:c="2"/>I suoi discepoli lo interrogarono sul significato della parabola.<text:s text:c="3"/></text:p>
      <text:p text:style-name="P366">8,10<text:s text:c="2"/>Ed egli disse: "A voi è dato conoscere i misteri del regno di Dio, ma agli altri solo in<text:s text:c="2"/>parabole, perché vedendo non vedano e udendo non intendano.<text:s text:c="3"/></text:p>
      <text:p text:style-name="P367">8,11<text:s text:c="2"/>Il significato della parabola è questo: Il seme è la parola di Dio.<text:s text:c="3"/></text:p>
      <text:p text:style-name="P368">8,12<text:s text:c="2"/>I semi caduti lungo la strada sono coloro che l'hanno ascoltata, ma poi viene il diavolo e porta<text:s text:c="2"/>via la parola dai loro cuori, perché non credano e così siano salvati.<text:s text:c="3"/></text:p>
      <text:p text:style-name="P369">8,13<text:s text:c="2"/>Quelli sulla pietra sono coloro che, quando ascoltano, accolgono con gioia la parola, ma non<text:s text:c="2"/>hanno radice; credono per un certo tempo, ma nell'ora della tentazione vengono meno.<text:s text:c="3"/></text:p>
      <text:p text:style-name="P370">8,14<text:s text:c="2"/>Il seme caduto in mezzo alle spine sono coloro che, dopo aver ascoltato, strada facendo si<text:s text:c="2"/>lasciano sopraffare dalle preoccupazioni, dalla ricchezza e dai piaceri della vita e non giungono<text:s text:c="2"/>a maturazione.<text:s text:c="3"/></text:p>
      <text:p text:style-name="P371">8,15<text:s text:c="2"/>Il seme caduto sulla terra buona sono coloro che, dopo aver ascoltato la parola con cuore buono e<text:s text:c="2"/>perfetto, la custodiscono e producono frutto con la loro perseveranza.<text:s text:c="3"/></text:p>
      <text:p text:style-name="P372">8,16<text:s text:c="2"/>Nessuno accende una lampada e la copre con un vaso o la pone sotto un letto; la pone invece su un<text:s text:c="2"/>lampadario, perché chi entra veda la luce.<text:s text:c="3"/></text:p>
      <text:p text:style-name="P373">8,17<text:s text:c="2"/>Non c'è nulla di nascosto che non debba essere manifestato, nulla di segreto che non debba essere<text:s text:c="2"/>conosciuto e venire in piena luce.<text:s text:c="3"/></text:p>
      <text:p text:style-name="P374">8,18<text:s text:c="2"/>Fate attenzione dunque a come ascoltate; perché a chi ha sarà dato, ma a chi non ha sarà tolto<text:s text:c="2"/>anche ciò che crede di avere".<text:s text:c="3"/></text:p>
      <text:p text:style-name="P375">8,19<text:s text:c="2"/>Un giorno andarono a trovarlo la madre e i fratelli, ma non potevano avvicinarlo a causa della<text:s text:c="2"/>folla.<text:s text:c="3"/></text:p>
      <text:p text:style-name="P376">8,20<text:s text:c="2"/>Gli fu annunziato: "Tua madre e i tuoi fratelli sono qui fuori e desiderano vederti".<text:s text:c="3"/></text:p>
      <text:p text:style-name="P377">8,21<text:s text:c="2"/>Ma egli rispose: "Mia madre e miei fratelli sono coloro che ascoltano la parola di Dio e la<text:s text:c="2"/>mettono in pratica".<text:s text:c="3"/></text:p>
      <text:p text:style-name="P378">8,22<text:s text:c="2"/>Un giorno salì su una barca con i suoi discepoli e disse: "Passiamo all'altra riva del lago".<text:s text:c="2"/>Presero il largo.<text:s text:c="3"/></text:p>
      <text:p text:style-name="P379">8,23<text:s text:c="2"/>Ora, mentre navigavano, egli si addormentò. Un turbine di vento si abbatté sul lago, imbarcavano<text:s text:c="2"/>acqua ed erano in pericolo.<text:s text:c="3"/></text:p>
      <text:p text:style-name="P380">8,24<text:s text:c="2"/>Accostatisi a lui, lo svegliarono dicendo: "Maestro, maestro, siamo perduti!". E lui, destatosi,<text:s text:c="2"/>sgridò il vento e i flutti minacciosi; essi cessarono e si fece bonaccia.<text:s text:c="3"/></text:p>
      <text:p text:style-name="P381">8,25<text:s text:c="2"/>Allora disse loro: "Dov'è la vostra fede?". Essi intimoriti e meravigliati si dicevano l'un<text:s text:c="2"/>l'altro: "Chi è dunque costui che dà ordini ai venti e all'acqua e gli obbediscono?".<text:s text:c="3"/></text:p>
      <text:p text:style-name="P382">8,26<text:s text:c="2"/>Approdarono nella regione dei Gerasèni, che sta di fronte alla Galilea.<text:s text:c="3"/></text:p>
      <text:p text:style-name="P383">8,27<text:s text:c="2"/>Era appena sceso a terra, quando gli venne incontro un uomo della città posseduto dai demòni. Da<text:s text:c="2"/>molto tempo non portava vestiti, né abitava in casa, ma nei sepolcri.<text:s text:c="3"/></text:p>
      <text:p text:style-name="P384">8,28<text:s text:c="2"/>Alla vista di Gesù gli si gettò ai piedi urlando e disse a gran voce: "Che vuoi da me, Gesù,<text:s text:c="2"/>Figlio del Dio Altissimo? Ti prego, non tormentarmi!".<text:s text:c="3"/></text:p>
      <text:p text:style-name="P385">8,29<text:s text:c="2"/>Gesù infatti stava ordinando allo spirito immondo di uscire da quell'uomo. Molte volte infatti<text:s text:c="2"/>s'era impossessato di lui; allora lo legavano con catene e lo custodivano in ceppi, ma egli<text:s text:c="2"/>spezzava i legami e veniva spinto dal demonio in luoghi deserti.<text:s text:c="3"/></text:p>
      <text:p text:style-name="P386">8,30<text:s text:c="2"/>Gesù gli domandò: "Qual è il tuo nome?". Rispose: "Legione", perché molti demòni erano entrati in<text:s text:c="2"/>lui.<text:s text:c="3"/></text:p>
      <text:soft-page-break/>
      <text:p text:style-name="P387">8,31<text:s text:c="2"/>E lo supplicavano che non ordinasse loro di andarsene nell'abisso.<text:s text:c="3"/></text:p>
      <text:p text:style-name="P388">8,32<text:s text:c="2"/>Vi era là un numeroso branco di porci che pascolavano sul monte. Lo pregarono che concedesse loro<text:s text:c="2"/>di entrare nei porci; ed egli lo permise.<text:s text:c="3"/></text:p>
      <text:p text:style-name="P389">8,33<text:s text:c="2"/>I demòni uscirono dall'uomo ed entrarono nei porci e quel branco corse a gettarsi a precipizio<text:s text:c="2"/>dalla rupe nel lago e annegò.<text:s text:c="3"/></text:p>
      <text:p text:style-name="P390">8,34<text:s text:c="2"/>Quando videro ciò che era accaduto, i mandriani fuggirono e portarono la notizia nella città e<text:s text:c="2"/>nei villaggi.<text:s text:c="3"/></text:p>
      <text:p text:style-name="P391">8,35<text:s text:c="2"/>La gente uscì per vedere l'accaduto, arrivarono da Gesù e trovarono l'uomo dal quale erano usciti<text:s text:c="2"/>i demòni vestito e sano di mente, che sedeva ai piedi di Gesù; e furono presi da spavento.<text:s text:c="3"/></text:p>
      <text:p text:style-name="P392">8,36<text:s text:c="2"/>Quelli che erano stati spettatori riferirono come l'indemoniato era stato guarito.<text:s text:c="3"/></text:p>
      <text:p text:style-name="P393">8,37<text:s text:c="2"/>Allora tutta la popolazione del territorio dei Gerasèni gli chiese che si allontanasse da loro,<text:s text:c="2"/>perché avevano molta paura. Gesù, salito su una barca, tornò indietro.<text:s text:c="3"/></text:p>
      <text:p text:style-name="P394">8,38<text:s text:c="2"/>L'uomo dal quale erano usciti i demòni gli chiese di restare con lui, ma egli lo congedò dicendo:<text:s text:c="3"/></text:p>
      <text:p text:style-name="P395">8,39<text:s text:c="2"/>"Torna a casa tua e racconta quello che Dio ti ha fatto". L'uomo se ne andò, proclamando per<text:s text:c="2"/>tutta la città quello che Gesù gli aveva fatto.<text:s text:c="3"/></text:p>
      <text:p text:style-name="P396">8,40<text:s text:c="2"/>Al suo ritorno, Gesù fu accolto dalla folla, poiché tutti erano in attesa di lui.<text:s text:c="3"/></text:p>
      <text:p text:style-name="P397">8,41<text:s text:c="2"/>Ed ecco venne un uomo di nome Giàiro, che era capo della sinagoga: gettatosi ai piedi di Gesù, lo<text:s text:c="2"/>pregava di recarsi a casa sua,<text:s text:c="3"/></text:p>
      <text:p text:style-name="P398">8,42<text:s text:c="2"/>perché aveva un'unica figlia, di circa dodici anni, che stava per morire. Durante il cammino, le<text:s text:c="2"/>folle gli si accalcavano attorno.<text:s text:c="3"/></text:p>
      <text:p text:style-name="P399">8,43<text:s text:c="2"/>Una donna che soffriva di emorragia da dodici anni, e che nessuno era riuscito a guarire,<text:s text:c="3"/></text:p>
      <text:p text:style-name="P400">8,44<text:s text:c="2"/>gli si avvicinò alle spalle e gli toccò il lembo del mantello e subito il flusso di sangue si<text:s text:c="2"/>arrestò.<text:s text:c="3"/></text:p>
      <text:p text:style-name="P401">8,45<text:s text:c="2"/>Gesù disse: "Chi mi ha toccato?". Mentre tutti negavano, Pietro disse: "Maestro, la folla ti<text:s text:c="2"/>stringe da ogni parte e ti schiaccia".<text:s text:c="3"/></text:p>
      <text:p text:style-name="P402">8,46<text:s text:c="2"/>Ma Gesù disse: "Qualcuno mi ha toccato. Ho sentito che una forza è uscita da me".<text:s text:c="3"/></text:p>
      <text:p text:style-name="P403">8,47<text:s text:c="2"/>Allora la donna, vedendo che non poteva rimanere nascosta, si fece avanti tremando e, gettatasi<text:s text:c="2"/>ai suoi piedi, dichiarò davanti a tutto il popolo il motivo per cui l'aveva toccato, e come era<text:s text:c="2"/>stata subito guarita.<text:s text:c="3"/></text:p>
      <text:p text:style-name="P404">8,48<text:s text:c="2"/>Egli le disse: "Figlia, la tua fede ti ha salvata, va' in pace!".<text:s text:c="3"/></text:p>
      <text:p text:style-name="P405">8,49<text:s text:c="2"/>Stava ancora parlando quando venne uno della casa del capo della sinagoga a dirgli: "Tua figlia è<text:s text:c="2"/>morta, non disturbare più il maestro".<text:s text:c="3"/></text:p>
      <text:p text:style-name="P406">8,50<text:s text:c="2"/>Ma Gesù che aveva udito rispose: "Non temere, soltanto abbi fede e sarà salvata".<text:s text:c="3"/></text:p>
      <text:p text:style-name="P407">8,51<text:s text:c="2"/>Giunto alla casa, non lasciò entrare nessuno con sé, all'infuori di Pietro, Giovanni e Giacomo e<text:s text:c="2"/>il padre e la madre della fanciulla.<text:s text:c="3"/></text:p>
      <text:p text:style-name="P408">8,52<text:s text:c="2"/>Tutti piangevano e facevano il lamento su di lei. Gesù disse: "Non piangete, perché non è morta,<text:s text:c="2"/>ma dorme".<text:s text:c="3"/></text:p>
      <text:p text:style-name="P409">8,53<text:s text:c="2"/>Essi lo deridevano, sapendo che era morta,<text:s text:c="3"/></text:p>
      <text:p text:style-name="P410">8,54<text:s text:c="2"/>ma egli, prendendole la mano, disse ad alta voce: "Fanciulla, alzati!".<text:s text:c="3"/></text:p>
      <text:p text:style-name="P411">8,55<text:s text:c="2"/>Il suo spirito ritornò in lei ed ella si alzò all'istante. Egli ordinò di darle da mangiare.<text:s text:c="3"/></text:p>
      <text:soft-page-break/>
      <text:p text:style-name="P412">8,56<text:s text:c="2"/>I genitori ne furono sbalorditi, ma egli raccomandò loro di non raccontare a nessuno ciò che era<text:s text:c="2"/>accaduto.<text:s text:c="3"/></text:p>
      <text:p text:style-name="P413">9,1<text:s text:c="2"/>Egli allora chiamò a sé i Dodici e diede loro potere e autorità su tutti i demòni e di curare le<text:s text:c="2"/>malattie.<text:s text:c="3"/></text:p>
      <text:p text:style-name="P414">9,2<text:s text:c="2"/>E li mandò ad annunziare il regno di Dio e a guarire gli infermi.<text:s text:c="3"/></text:p>
      <text:p text:style-name="P415">9,3<text:s text:c="2"/>Disse loro: "Non prendete nulla per il viaggio, né bastone, né bisaccia, né pane, né denaro, né<text:s text:c="2"/>due tuniche per ciascuno.<text:s text:c="3"/></text:p>
      <text:p text:style-name="P416">9,4<text:s text:c="2"/>In qualunque casa entriate, là rimanete e di là poi riprendete il cammino.<text:s text:c="3"/></text:p>
      <text:p text:style-name="P417">9,5<text:s text:c="2"/>Quanto a coloro che non vi accolgono, nell'uscire dalla loro città, scuotete la polvere dai<text:s text:c="2"/>vostri piedi, a testimonianza contro di essi".<text:s text:c="3"/></text:p>
      <text:p text:style-name="P418">9,6<text:s text:c="2"/>Allora essi partirono e passavano di villaggio in villaggio, annunziando dovunque la buona<text:s text:c="2"/>novella e operando guarigioni.<text:s text:c="3"/></text:p>
      <text:p text:style-name="P419">9,7<text:s text:c="2"/>Intanto il tetrarca Erode sentì parlare di tutti questi avvenimenti e non sapeva che cosa<text:s text:c="2"/>pensare, perché alcuni dicevano: "Giovanni è risuscitato dai morti",<text:s text:c="3"/></text:p>
      <text:p text:style-name="P420">9,8<text:s text:c="2"/>altri: "È apparso Elia", e altri ancora: "È risorto uno degli antichi profeti".<text:s text:c="3"/></text:p>
      <text:p text:style-name="P421">9,9<text:s text:c="2"/>Ma Erode diceva: "Giovanni l'ho fatto decapitare io; chi è dunque costui, del quale sento dire<text:s text:c="2"/>tali cose?". E cercava di vederlo.<text:s text:c="3"/></text:p>
      <text:p text:style-name="P422">9,10<text:s text:c="2"/>Al loro ritorno, gli apostoli raccontarono a Gesù tutto quello che avevano fatto. Allora li prese<text:s text:c="2"/>con sé e si ritirò verso una città chiamata Betsàida.<text:s text:c="3"/></text:p>
      <text:p text:style-name="P423">9,11<text:s text:c="2"/>Ma le folle lo seppero e lo seguirono. Egli le accolse e prese a parlar loro del regno di Dio e a<text:s text:c="2"/>guarire quanti avevan bisogno di cure.<text:s text:c="3"/></text:p>
      <text:p text:style-name="P424">9,12<text:s text:c="2"/>Il giorno cominciava a declinare e i Dodici gli si avvicinarono dicendo: "Congeda la folla,<text:s text:c="2"/>perché vada nei villaggi e nelle campagne dintorno per alloggiare e trovar cibo, poiché qui siamo<text:s text:c="2"/>in una zona deserta".<text:s text:c="3"/></text:p>
      <text:p text:style-name="P425">9,13<text:s text:c="2"/>Gesù disse loro: "Dategli voi stessi da mangiare". Ma essi risposero: "Non abbiamo che cinque<text:s text:c="2"/>pani e due pesci, a meno che non andiamo noi a comprare viveri per tutta questa gente".<text:s text:c="3"/></text:p>
      <text:p text:style-name="P426">9,14<text:s text:c="2"/>C'erano infatti circa cinquemila uomini. Egli disse ai discepoli: "Fateli sedere per gruppi di<text:s text:c="2"/>cinquanta".<text:s text:c="3"/></text:p>
      <text:p text:style-name="P427">9,15<text:s text:c="2"/>Così fecero e li invitarono a sedersi tutti quanti.<text:s text:c="3"/></text:p>
      <text:p text:style-name="P428">9,16<text:s text:c="2"/>Allora egli prese i cinque pani e i due pesci e, levati gli occhi al cielo, li benedisse, li<text:s text:c="2"/>spezzò e li diede ai discepoli perché li distribuissero alla folla.<text:s text:c="3"/></text:p>
      <text:p text:style-name="P429">9,17<text:s text:c="2"/>Tutti mangiarono e si saziarono e delle parti loro avanzate furono portate via dodici ceste.<text:s text:c="3"/></text:p>
      <text:p text:style-name="P430">9,18<text:s text:c="2"/>Un giorno, mentre Gesù si trovava in un luogo appartato a pregare e i discepoli erano con lui,<text:s text:c="2"/>pose loro questa domanda: "Chi sono io secondo la gente?".<text:s text:c="3"/></text:p>
      <text:p text:style-name="P431">9,19<text:s text:c="2"/>Essi risposero: "Per alcuni Giovanni il Battista, per altri Elia, per altri uno degli antichi<text:s text:c="2"/>profeti che è risorto".<text:s text:c="3"/></text:p>
      <text:p text:style-name="P432">9,20<text:s text:c="2"/>Allora domandò: "Ma voi chi dite che io sia?". Pietro, prendendo la parola, rispose: "Il Cristo<text:s text:c="2"/>di Dio".<text:s text:c="3"/></text:p>
      <text:p text:style-name="P433">9,21<text:s text:c="2"/>Egli allora ordinò loro severamente di non riferirlo a nessuno.<text:s text:c="3"/></text:p>
      <text:p text:style-name="P434">9,22<text:s text:c="2"/>"Il Figlio dell'uomo, disse, deve soffrire molto, essere riprovato dagli anziani, dai sommi<text:s text:c="2"/>sacerdoti e dagli scribi, esser messo a morte e risorgere il terzo giorno".<text:s text:c="3"/></text:p>
      <text:p text:style-name="P435">9,23<text:s text:c="2"/>E a tutti, diceva: "Se qualcuno vuol venire dietro a me, rinneghi se stesso, prenda la sua croce<text:s text:c="2"/>ogni giorno e mi segua.<text:s text:c="3"/></text:p>
      <text:p text:style-name="P436">9,24<text:s text:c="2"/>Chi vorrà salvare la propria vita, la perderà, ma chi perderà la propria vita per me, la salverà.<text:s text:c="3"/></text:p>
      <text:soft-page-break/>
      <text:p text:style-name="P437">9,25<text:s text:c="2"/>Che giova all'uomo guadagnare il mondo intero, se poi si perde o rovina se stesso?<text:s text:c="3"/></text:p>
      <text:p text:style-name="P438">9,26<text:s text:c="2"/>Chi si vergognerà di me e delle mie parole, di lui si vergognerà il Figlio dell'uomo, quando<text:s text:c="2"/>verrà nella gloria sua e del Padre e degli angeli santi.<text:s text:c="3"/></text:p>
      <text:p text:style-name="P439">9,27<text:s text:c="2"/>In verità vi dico: vi sono alcuni qui presenti, che non morranno prima di aver visto il regno di<text:s text:c="2"/>Dio".<text:s text:c="3"/></text:p>
      <text:p text:style-name="P440">9,28<text:s text:c="2"/>Circa otto giorni dopo questi discorsi, prese con sé Pietro, Giovanni e Giacomo e salì sul monte<text:s text:c="2"/>a pregare.<text:s text:c="3"/></text:p>
      <text:p text:style-name="P441">9,29<text:s text:c="2"/>E, mentre pregava, il suo volto cambiò d'aspetto e la sua veste divenne candida e sfolgorante.<text:s text:c="3"/></text:p>
      <text:p text:style-name="P442">9,30<text:s text:c="2"/>Ed ecco due uomini parlavano con lui: erano Mosè ed Elia,<text:s text:c="3"/></text:p>
      <text:p text:style-name="P443">9,31<text:s text:c="2"/>apparsi nella loro gloria, e parlavano della sua dipartita che avrebbe portato a compimento a<text:s text:c="2"/>Gerusalemme.<text:s text:c="3"/></text:p>
      <text:p text:style-name="P444">9,32<text:s text:c="2"/>Pietro e i suoi compagni erano oppressi dal sonno; tuttavia restarono svegli e videro la sua<text:s text:c="2"/>gloria e i due uomini che stavano con lui.<text:s text:c="3"/></text:p>
      <text:p text:style-name="P445">9,33<text:s text:c="2"/>Mentre questi si separavano da lui, Pietro disse a Gesù: "Maestro, è bello per noi stare qui.<text:s text:c="2"/>Facciamo tre tende, una per te, una per Mosè e una per Elia". Egli non sapeva quel che diceva.<text:s text:c="3"/></text:p>
      <text:p text:style-name="P446">9,34<text:s text:c="2"/>Mentre parlava così, venne una nube e li avvolse; all'entrare in quella nube, ebbero paura.<text:s text:c="3"/></text:p>
      <text:p text:style-name="P447">9,35<text:s text:c="2"/>E dalla nube uscì una voce, che diceva: "Questi è il Figlio mio, l'eletto; ascoltatelo".<text:s text:c="3"/></text:p>
      <text:p text:style-name="P448">9,36<text:s text:c="2"/>Appena la voce cessò, Gesù restò solo. Essi tacquero e in quei giorni non riferirono ad alcuno<text:s text:c="2"/>ciò che avevano visto.<text:s text:c="3"/></text:p>
      <text:p text:style-name="P449">9,37<text:s text:c="2"/>Il giorno seguente, quando furon discesi dal monte, una gran folla gli venne incontro.<text:s text:c="3"/></text:p>
      <text:p text:style-name="P450">9,38<text:s text:c="2"/>A un tratto dalla folla un uomo si mise a gridare: "Maestro, ti prego di volgere lo sguardo a mio<text:s text:c="2"/>figlio, perché è l'unico che ho.<text:s text:c="3"/></text:p>
      <text:p text:style-name="P451">9,39<text:s text:c="2"/>Ecco, uno spirito lo afferra e subito egli grida, lo scuote ed egli dà schiuma e solo a fatica se<text:s text:c="2"/>ne allontana lasciandolo sfinito.<text:s text:c="3"/></text:p>
      <text:p text:style-name="P452">9,40<text:s text:c="2"/>Ho pregato i tuoi discepoli di scacciarlo, ma non ci sono riusciti".<text:s text:c="3"/></text:p>
      <text:p text:style-name="P453">9,41<text:s text:c="2"/>Gesù rispose: "O generazione incredula e perversa, fino a quando sarò con voi e vi sopporterò?<text:s text:c="2"/>Conducimi qui tuo figlio".<text:s text:c="3"/></text:p>
      <text:p text:style-name="P454">9,42<text:s text:c="2"/>Mentre questi si avvicinava, il demonio lo gettò per terra agitandolo con convulsioni. Gesù<text:s text:c="2"/>minacciò lo spirito immondo, risanò il fanciullo e lo consegnò a suo padre.<text:s text:c="3"/></text:p>
      <text:p text:style-name="P455">9,43<text:s text:c="2"/>E tutti furono stupiti per la grandezza di Dio. Mentre tutti erano sbalorditi per tutte le cose<text:s text:c="2"/>che faceva, disse ai suoi discepoli:<text:s text:c="3"/></text:p>
      <text:p text:style-name="P456">9,44<text:s text:c="2"/>"Mettetevi bene in mente queste parole: Il Figlio dell'uomo sta per esser consegnato in mano<text:s text:c="2"/>degli uomini".<text:s text:c="3"/></text:p>
      <text:p text:style-name="P457">9,45<text:s text:c="2"/>Ma essi non comprendevano questa frase; per loro restava così misteriosa che non ne comprendevano<text:s text:c="2"/>il senso e avevano paura a rivolgergli domande su tale argomento.<text:s text:c="3"/></text:p>
      <text:p text:style-name="P458">9,46<text:s text:c="2"/>Frattanto sorse una discussione tra loro, chi di essi fosse il più grande.<text:s text:c="3"/></text:p>
      <text:p text:style-name="P459">9,47<text:s text:c="2"/>Allora Gesù, conoscendo il pensiero del loro cuore, prese un fanciullo, se lo mise vicino e<text:s text:c="2"/>disse:<text:s text:c="3"/></text:p>
      <text:p text:style-name="P460">9,48<text:s text:c="2"/>"Chi accoglie questo fanciullo nel mio nome, accoglie me; e chi accoglie me, accoglie colui che<text:s text:c="2"/>mi ha mandato. Poiché chi è il più piccolo tra tutti voi, questi è grande".<text:s text:c="3"/></text:p>
      <text:soft-page-break/>
      <text:p text:style-name="P461">9,49<text:s text:c="2"/>Giovanni prese la parola dicendo: "Maestro, abbiamo visto un tale che scacciava demòni nel tuo<text:s text:c="2"/>nome e glielo abbiamo impedito, perché non è con noi tra i tuoi seguaci".<text:s text:c="3"/></text:p>
      <text:p text:style-name="P462">9,50<text:s text:c="2"/>Ma Gesù gli rispose: "Non glielo impedite, perché chi non è contro di voi, è per voi".<text:s text:c="3"/></text:p>
      <text:p text:style-name="P463">9,51<text:s text:c="2"/>Mentre stavano compiendosi i giorni in cui sarebbe stato tolto dal mondo, si diresse decisamente<text:s text:c="2"/>verso Gerusalemme<text:s text:c="3"/></text:p>
      <text:p text:style-name="P464">9,52<text:s text:c="2"/>e mandò avanti dei messaggeri. Questi si incamminarono ed entrarono in un villaggio di Samaritani<text:s text:c="2"/>per fare i preparativi per lui.<text:s text:c="3"/></text:p>
      <text:p text:style-name="P465">9,53<text:s text:c="2"/>Ma essi non vollero riceverlo, perché era diretto verso Gerusalemme.<text:s text:c="3"/></text:p>
      <text:p text:style-name="P466">9,54<text:s text:c="2"/>Quando videro ciò, i discepoli Giacomo e Giovanni dissero: "Signore, vuoi che diciamo che scenda<text:s text:c="2"/>un fuoco dal cielo e li consumi?".<text:s text:c="3"/></text:p>
      <text:p text:style-name="P467">9,55<text:s text:c="2"/>Ma Gesù si voltò e li rimproverò.<text:s text:c="3"/></text:p>
      <text:p text:style-name="P468">9,56<text:s text:c="2"/>E si avviarono verso un altro villaggio.<text:s text:c="3"/></text:p>
      <text:p text:style-name="P469">9,57<text:s text:c="2"/>Mentre andavano per la strada, un tale gli disse: "Ti seguirò dovunque tu vada".<text:s text:c="3"/></text:p>
      <text:p text:style-name="P470">9,58<text:s text:c="2"/>Gesù gli rispose: "Le volpi hanno le loro tane e gli uccelli del cielo i loro nidi, ma il Figlio<text:s text:c="2"/>dell'uomo non ha dove posare il capo".<text:s text:c="3"/></text:p>
      <text:p text:style-name="P471">9,59<text:s text:c="2"/>A un altro disse: "Seguimi". E costui rispose: "Signore, concedimi di andare prima a seppellire<text:s text:c="2"/>mio padre".<text:s text:c="3"/></text:p>
      <text:p text:style-name="P472">9,60<text:s text:c="2"/>Gesù replicò: "Lascia che i morti seppelliscano i loro morti; tu va' e annunzia il regno di Dio".<text:s text:c="3"/></text:p>
      <text:p text:style-name="P473">9,61<text:s text:c="2"/>Un altro disse: "Ti seguirò, Signore, ma prima lascia che io mi congedi da quelli di casa".<text:s text:c="3"/></text:p>
      <text:p text:style-name="P474">9,62<text:s text:c="2"/>Ma Gesù gli rispose: "Nessuno che ha messo mano all'aratro e poi si volge indietro, è adatto per<text:s text:c="2"/>il regno di Dio".<text:s text:c="3"/></text:p>
      <text:p text:style-name="P475">10,1<text:s text:c="2"/>Dopo questi fatti il Signore designò altri settantadue discepoli e li inviò a due a due avanti a<text:s text:c="2"/>sé in ogni città e luogo dove stava per recarsi.<text:s text:c="3"/></text:p>
      <text:p text:style-name="P476">10,2<text:s text:c="2"/>Diceva loro: "La messe è molta, ma gli operai sono pochi. Pregate dunque il padrone della messe<text:s text:c="2"/>perché mandi operai per la sua messe.<text:s text:c="3"/></text:p>
      <text:p text:style-name="P477">10,3<text:s text:c="2"/>Andate: ecco io vi mando come agnelli in mezzo a lupi;<text:s text:c="3"/></text:p>
      <text:p text:style-name="P478">10,4<text:s text:c="2"/>non portate borsa, né bisaccia, né sandali e non salutate nessuno lungo la strada.<text:s text:c="3"/></text:p>
      <text:p text:style-name="P479">10,5<text:s text:c="2"/>In qualunque casa entriate, prima dite: Pace a questa casa.<text:s text:c="3"/></text:p>
      <text:p text:style-name="P480">10,6<text:s text:c="2"/>Se vi sarà un figlio della pace, la vostra pace scenderà su di lui, altrimenti ritornerà su di<text:s text:c="2"/>voi.<text:s text:c="3"/></text:p>
      <text:p text:style-name="P481">10,7<text:s text:c="2"/>Restate in quella casa, mangiando e bevendo di quello che hanno, perché l'operaio è degno della<text:s text:c="2"/>sua mercede. Non passate di casa in casa.<text:s text:c="3"/></text:p>
      <text:p text:style-name="P482">10,8<text:s text:c="2"/>Quando entrerete in una città e vi accoglieranno, mangiate quello che vi sarà messo dinanzi,<text:s text:c="3"/></text:p>
      <text:p text:style-name="P483">10,9<text:s text:c="2"/>curate i malati che vi si trovano, e dite loro: È vicino a voi il regno di Dio.<text:s text:c="3"/></text:p>
      <text:p text:style-name="P484">10,10<text:s text:c="2"/>Ma quando entrerete in una città e non vi accoglieranno, uscite sulle piazze e dite:<text:s text:c="3"/></text:p>
      <text:p text:style-name="P485">10,11<text:s text:c="2"/>Anche la polvere della vostra città che si è attaccata ai nostri piedi, noi la scuotiamo contro<text:s text:c="2"/>di voi; sappiate però che il regno di Dio è vicino.<text:s text:c="3"/></text:p>
      <text:p text:style-name="P486">10,12<text:s text:c="2"/>Io vi dico che in quel giorno Sòdoma sarà trattata meno duramente di quella città.<text:s text:c="3"/></text:p>
      <text:p text:style-name="P487">10,13<text:s text:c="2"/>Guai a te, Corazin, guai a te, Betsàida! Perché se in Tiro e Sidone fossero stati compiuti i<text:s text:c="2"/>miracoli compiuti tra voi, già da tempo si sarebbero convertiti vestendo il sacco e coprendosi di<text:s text:c="2"/>cenere.<text:s text:c="3"/></text:p>
      <text:soft-page-break/>
      <text:p text:style-name="P488">10,14<text:s text:c="2"/>Perciò nel giudizio Tiro e Sidone saranno trattate meno duramente di voi.<text:s text:c="3"/></text:p>
      <text:p text:style-name="P489">10,15<text:s text:c="2"/>E tu, Cafarnao, sarai innalzata fino al cielo? Fino agli inferi sarai precipitata!<text:s text:c="3"/></text:p>
      <text:p text:style-name="P490">10,16<text:s text:c="2"/>Chi ascolta voi ascolta me, chi disprezza voi disprezza me. E chi disprezza me disprezza colui<text:s text:c="2"/>che mi ha mandato".<text:s text:c="3"/></text:p>
      <text:p text:style-name="P491">10,17<text:s text:c="2"/>I settantadue tornarono pieni di gioia dicendo: "Signore, anche i demòni si sottomettono a noi<text:s text:c="2"/>nel tuo nome".<text:s text:c="3"/></text:p>
      <text:p text:style-name="P492">10,18<text:s text:c="2"/>Egli disse: "Io vedevo satana cadere dal cielo come la folgore.<text:s text:c="3"/></text:p>
      <text:p text:style-name="P493">10,19<text:s text:c="2"/>Ecco, io vi ho dato il potere di camminare sopra i serpenti e gli scorpioni e sopra ogni potenza<text:s text:c="2"/>del nemico; nulla vi potrà danneggiare.<text:s text:c="3"/></text:p>
      <text:p text:style-name="P494">10,20<text:s text:c="2"/>Non rallegratevi però perché i demòni si sottomettono a voi; rallegratevi piuttosto che i vostri<text:s text:c="2"/>nomi sono scritti nei cieli".<text:s text:c="3"/></text:p>
      <text:p text:style-name="P495">10,21<text:s text:c="2"/>In quello stesso istante Gesù esultò nello Spirito Santo e disse: "Io ti rendo lode, Padre,<text:s text:c="2"/>Signore del cielo e della terra, che hai nascosto queste cose ai dotti e ai sapienti e le hai<text:s text:c="2"/>rivelate ai piccoli. Sì, Padre, perché così a te è piaciuto.<text:s text:c="3"/></text:p>
      <text:p text:style-name="P496">10,22<text:s text:c="2"/>Ogni cosa mi è stata affidata dal Padre mio e nessuno sa chi è il Figlio se non il Padre, né chi<text:s text:c="2"/>è il Padre se non il Figlio e colui al quale il Figlio lo voglia rivelare".<text:s text:c="3"/></text:p>
      <text:p text:style-name="P497">10,23<text:s text:c="2"/>E volgendosi ai discepoli, in disparte, disse: "Beati gli occhi che vedono ciò che voi vedete.<text:s text:c="3"/></text:p>
      <text:p text:style-name="P498">10,24<text:s text:c="2"/>Vi dico che molti profeti e re hanno desiderato vedere ciò che voi vedete, ma non lo videro, e<text:s text:c="2"/>udire ciò che voi udite, ma non l'udirono".<text:s text:c="3"/></text:p>
      <text:p text:style-name="P499">10,25<text:s text:c="2"/>Un dottore della legge si alzò per metterlo alla prova: "Maestro, che devo fare per ereditare la<text:s text:c="2"/>vita eterna?".<text:s text:c="3"/></text:p>
      <text:p text:style-name="P500">10,26<text:s text:c="2"/>Gesù gli disse: "Che cosa sta scritto nella Legge? Che cosa vi leggi?".<text:s text:c="3"/></text:p>
      <text:p text:style-name="P501">10,27<text:s text:c="2"/>Costui rispose: "Amerai il Signore Dio tuo con tutto il tuo cuore, con tutta la tua anima, con<text:s text:c="2"/>tutta la tua forza e con tutta la tua mente e il prossimo tuo come te stesso".<text:s text:c="3"/></text:p>
      <text:p text:style-name="P502">10,28<text:s text:c="2"/>E Gesù: "Hai risposto bene; fa' questo e vivrai".<text:s text:c="3"/></text:p>
      <text:p text:style-name="P503">10,29<text:s text:c="2"/>Ma quegli, volendo giustificarsi, disse a Gesù: "E chi è il mio prossimo?".<text:s text:c="3"/></text:p>
      <text:p text:style-name="P504">10,30<text:s text:c="2"/>Gesù riprese: "Un uomo scendeva da Gerusalemme a Gerico e incappò nei briganti che lo<text:s text:c="2"/>spogliarono, lo percossero e poi se ne andarono, lasciandolo mezzo morto.<text:s text:c="3"/></text:p>
      <text:p text:style-name="P505">10,31<text:s text:c="2"/>Per caso, un sacerdote scendeva per quella medesima strada e quando lo vide passò oltre<text:s text:c="2"/>dall'altra parte.<text:s text:c="3"/></text:p>
      <text:p text:style-name="P506">10,32<text:s text:c="2"/>Anche un levita, giunto in quel luogo, lo vide e passò oltre.<text:s text:c="3"/></text:p>
      <text:p text:style-name="P507">10,33<text:s text:c="2"/>Invece un Samaritano, che era in viaggio, passandogli accanto lo vide e n'ebbe compassione.<text:s text:c="3"/></text:p>
      <text:p text:style-name="P508">10,34<text:s text:c="2"/>Gli si fece vicino, gli fasciò le ferite, versandovi olio e vino; poi, caricatolo sopra il suo<text:s text:c="2"/>giumento, lo portò a una locanda e si prese cura di lui.<text:s text:c="3"/></text:p>
      <text:p text:style-name="P509">10,35<text:s text:c="2"/>Il giorno seguente, estrasse due denari e li diede all'albergatore, dicendo: Abbi cura di lui e<text:s text:c="2"/>ciò che spenderai in più, te lo rifonderò al mio ritorno.<text:s text:c="3"/></text:p>
      <text:p text:style-name="P510">10,36<text:s text:c="2"/>Chi di questi tre ti sembra sia stato il prossimo di colui che è incappato nei briganti?".<text:s text:c="3"/></text:p>
      <text:p text:style-name="P511">10,37<text:s text:c="2"/>Quegli rispose: "Chi ha avuto compassione di lui". Gesù gli disse: "Va' e anche tu fa' lo<text:s text:c="2"/>stesso".<text:s text:c="3"/></text:p>
      <text:p text:style-name="P512">10,38<text:s text:c="2"/>Mentre erano in cammino, entrò in un villaggio e una donna, di nome Marta, lo accolse nella sua<text:s text:c="2"/>casa.<text:s text:c="3"/></text:p>
      <text:soft-page-break/>
      <text:p text:style-name="P513">10,39<text:s text:c="2"/>Essa aveva una sorella, di nome Maria, la quale, sedutasi ai piedi di Gesù, ascoltava la sua<text:s text:c="2"/>parola;<text:s text:c="3"/></text:p>
      <text:p text:style-name="P514">10,40<text:s text:c="2"/>Marta invece era tutta presa dai molti servizi. Pertanto, fattasi avanti, disse: "Signore, non ti<text:s text:c="2"/>curi che mia sorella mi ha lasciata sola a servire? Dille dunque che mi aiuti".<text:s text:c="3"/></text:p>
      <text:p text:style-name="P515">10,41<text:s text:c="2"/>Ma Gesù le rispose: "Marta, Marta, tu ti preoccupi e ti agiti per molte cose,<text:s text:c="3"/></text:p>
      <text:p text:style-name="P516">10,42<text:s text:c="2"/>ma una sola è la cosa di cui c'è bisogno. Maria si è scelta la parte migliore, che non le sarà<text:s text:c="2"/>tolta".<text:s text:c="3"/></text:p>
      <text:p text:style-name="P517">11,1<text:s text:c="2"/>Un giorno Gesù si trovava in un luogo a pregare e quando ebbe finito uno dei discepoli gli disse:<text:s text:c="2"/>"Signore, insegnaci a pregare, come anche Giovanni ha insegnato ai suoi discepoli".<text:s text:c="3"/></text:p>
      <text:p text:style-name="P518">11,2<text:s text:c="2"/>Ed egli disse loro: "Quando pregate, dite: Padre, sia santificato il tuo nome, venga il tuo<text:s text:c="2"/>regno;<text:s text:c="3"/></text:p>
      <text:p text:style-name="P519">11,3<text:s text:c="2"/>dacci ogni giorno il nostro pane quotidiano,<text:s text:c="3"/></text:p>
      <text:p text:style-name="P520">11,4<text:s text:c="2"/>e perdonaci i nostri peccati, perché anche noi perdoniamo ad ogni nostro debitore, e non ci<text:s text:c="2"/>indurre in tentazione".<text:s text:c="3"/></text:p>
      <text:p text:style-name="P521">11,5<text:s text:c="2"/>Poi aggiunse: "Se uno di voi ha un amico e va da lui a mezzanotte a dirgli: Amico, prestami tre<text:s text:c="2"/>pani,<text:s text:c="3"/></text:p>
      <text:p text:style-name="P522">11,6<text:s text:c="2"/>perché è giunto da me un amico da un viaggio e non ho nulla da mettergli davanti;<text:s text:c="3"/></text:p>
      <text:p text:style-name="P523">11,7<text:s text:c="2"/>e se quegli dall'interno gli risponde: Non m'importunare, la porta è già chiusa e i miei bambini<text:s text:c="2"/>sono a letto con me, non posso alzarmi per darteli;<text:s text:c="3"/></text:p>
      <text:p text:style-name="P524">11,8<text:s text:c="2"/>vi dico che, se anche non si alzerà a darglieli per amicizia, si alzerà a dargliene quanti gliene<text:s text:c="2"/>occorrono almeno per la sua insistenza.<text:s text:c="3"/></text:p>
      <text:p text:style-name="P525">11,9<text:s text:c="2"/>Ebbene io vi dico: Chiedete e vi sarà dato, cercate e troverete, bussate e vi sarà aperto.<text:s text:c="3"/></text:p>
      <text:p text:style-name="P526">11,10<text:s text:c="2"/>Perché chi chiede ottiene, chi cerca trova, e a chi bussa sarà aperto.<text:s text:c="3"/></text:p>
      <text:p text:style-name="P527">11,11<text:s text:c="2"/>Quale padre tra voi, se il figlio gli chiede un pane, gli darà una pietra? O se gli chiede un<text:s text:c="2"/>pesce, gli darà al posto del pesce una serpe?<text:s text:c="3"/></text:p>
      <text:p text:style-name="P528">11,12<text:s text:c="2"/>O se gli chiede un uovo, gli darà uno scorpione?<text:s text:c="3"/></text:p>
      <text:p text:style-name="P529">11,13<text:s text:c="2"/>Se dunque voi, che siete cattivi, sapete dare cose buone ai vostri figli, quanto più il Padre<text:s text:c="2"/>vostro celeste darà lo Spirito Santo a coloro che glielo chiedono!".<text:s text:c="3"/></text:p>
      <text:p text:style-name="P530">11,14<text:s text:c="2"/>Gesù stava scacciando un demonio che era muto. Uscito il demonio, il muto cominciò a parlare e le<text:s text:c="2"/>folle rimasero meravigliate.<text:s text:c="3"/></text:p>
      <text:p text:style-name="P531">11,15<text:s text:c="2"/>Ma alcuni dissero: "È in nome di Beelzebùl, capo dei demòni, che egli scaccia i demòni".<text:s text:c="3"/></text:p>
      <text:p text:style-name="P532">11,16<text:s text:c="2"/>Altri poi, per metterlo alla prova, gli domandavano un segno dal cielo.<text:s text:c="3"/></text:p>
      <text:p text:style-name="P533">11,17<text:s text:c="2"/>Egli, conoscendo i loro pensieri, disse: "Ogni regno diviso in se stesso va in rovina e una casa<text:s text:c="2"/>cade sull'altra.<text:s text:c="3"/></text:p>
      <text:p text:style-name="P534">11,18<text:s text:c="2"/>Ora, se anche satana è diviso in se stesso, come potrà stare in piedi il suo regno? Voi dite che<text:s text:c="2"/>io scaccio i demòni in nome di Beelzebùl.<text:s text:c="3"/></text:p>
      <text:p text:style-name="P535">11,19<text:s text:c="2"/>Ma se io scaccio i demòni in nome di Beelzebùl, i vostri discepoli in nome di chi li scacciano?<text:s text:c="2"/>Perciò essi stessi saranno i vostri giudici.<text:s text:c="3"/></text:p>
      <text:p text:style-name="P536">11,20<text:s text:c="2"/>Se invece io scaccio i demòni con il dito di Dio, è dunque giunto a voi il regno di Dio.<text:s text:c="3"/></text:p>
      <text:p text:style-name="P537">11,21<text:s text:c="2"/>Quando un uomo forte, bene armato, fa la guardia al suo palazzo, tutti i suoi beni stanno al<text:s text:c="2"/>sicuro.<text:s text:c="3"/></text:p>
      <text:soft-page-break/>
      <text:p text:style-name="P538">11,22<text:s text:c="2"/>Ma se arriva uno più forte di lui e lo vince, gli strappa via l'armatura nella quale confidava e<text:s text:c="2"/>ne distribuisce il bottino.<text:s text:c="3"/></text:p>
      <text:p text:style-name="P539">11,23<text:s text:c="2"/>Chi non è con me, è contro di me; e chi non raccoglie con me, disperde.<text:s text:c="3"/></text:p>
      <text:p text:style-name="P540">11,24<text:s text:c="2"/>Quando lo spirito immondo esce dall'uomo, si aggira per luoghi aridi in cerca di riposo e, non<text:s text:c="2"/>trovandone, dice: Ritornerò nella mia casa da cui sono uscito.<text:s text:c="3"/></text:p>
      <text:p text:style-name="P541">11,25<text:s text:c="2"/>Venuto, la trova spazzata e adorna.<text:s text:c="3"/></text:p>
      <text:p text:style-name="P542">11,26<text:s text:c="2"/>Allora va, prende con sé altri sette spiriti peggiori di lui ed essi entrano e vi alloggiano e la<text:s text:c="2"/>condizione finale di quell'uomo diventa peggiore della prima".<text:s text:c="3"/></text:p>
      <text:p text:style-name="P543">11,27<text:s text:c="2"/>Mentre diceva questo, una donna alzò la voce di mezzo alla folla e disse: "Beato il grembo che ti<text:s text:c="2"/>ha portato e il seno da cui hai preso il latte!".<text:s text:c="3"/></text:p>
      <text:p text:style-name="P544">11,28<text:s text:c="2"/>Ma egli disse: "Beati piuttosto coloro che ascoltano la parola di Dio e la osservano!".<text:s text:c="3"/></text:p>
      <text:p text:style-name="P545">11,29<text:s text:c="2"/>Mentre le folle si accalcavano, Gesù cominciò a dire: "Questa generazione è una generazione<text:s text:c="2"/>malvagia; essa cerca un segno, ma non le sarà dato nessun segno fuorché il segno di Giona.<text:s text:c="3"/></text:p>
      <text:p text:style-name="P546">11,30<text:s text:c="2"/>Poiché come Giona fu un segno per quelli di Nìnive, così anche il Figlio dell'uomo lo sarà per<text:s text:c="2"/>questa generazione.<text:s text:c="3"/></text:p>
      <text:p text:style-name="P547">11,31<text:s text:c="2"/>La regina del sud sorgerà nel giudizio insieme con gli uomini di questa generazione e li<text:s text:c="2"/>condannerà; perché essa venne dalle estremità della terra per ascoltare la sapienza di Salomone.<text:s text:c="2"/>Ed ecco, ben più di Salomone c'è qui.<text:s text:c="3"/></text:p>
      <text:p text:style-name="P548">11,32<text:s text:c="2"/>Quelli di Nìnive sorgeranno nel giudizio insieme con questa generazione e la condanneranno;<text:s text:c="2"/>perché essi alla predicazione di Giona si convertirono. Ed ecco, ben più di Giona c'è qui.<text:s text:c="3"/></text:p>
      <text:p text:style-name="P549">11,33<text:s text:c="2"/>Nessuno accende una lucerna e la mette in luogo nascosto o sotto il moggio, ma sopra il<text:s text:c="2"/>lucerniere, perché quanti entrano vedano la luce.<text:s text:c="3"/></text:p>
      <text:p text:style-name="P550">11,34<text:s text:c="2"/>La lucerna del tuo corpo è l'occhio. Se il tuo occhio è sano, anche il tuo corpo è tutto nella<text:s text:c="2"/>luce; ma se è malato, anche il tuo corpo è nelle tenebre.<text:s text:c="3"/></text:p>
      <text:p text:style-name="P551">11,35<text:s text:c="2"/>Bada dunque che la luce che è in te non sia tenebra.<text:s text:c="3"/></text:p>
      <text:p text:style-name="P552">11,36<text:s text:c="2"/>Se il tuo corpo è tutto luminoso senza avere alcuna parte nelle tenebre, tutto sarà luminoso,<text:s text:c="2"/>come quando la lucerna ti illumina con il suo bagliore".<text:s text:c="3"/></text:p>
      <text:p text:style-name="P553">11,37<text:s text:c="2"/>Dopo che ebbe finito di parlare, un fariseo lo invitò a pranzo. Egli entrò e si mise a tavola.<text:s text:c="3"/></text:p>
      <text:p text:style-name="P554">11,38<text:s text:c="2"/>Il fariseo si meravigliò che non avesse fatto le abluzioni prima del pranzo.<text:s text:c="3"/></text:p>
      <text:p text:style-name="P555">11,39<text:s text:c="2"/>Allora il Signore gli disse: "Voi farisei purificate l'esterno della coppa e del piatto, ma il<text:s text:c="2"/>vostro interno è pieno di rapina e di iniquità.<text:s text:c="3"/></text:p>
      <text:p text:style-name="P556">11,40<text:s text:c="2"/>Stolti! Colui che ha fatto l'esterno non ha forse fatto anche l'interno?<text:s text:c="3"/></text:p>
      <text:p text:style-name="P557">11,41<text:s text:c="2"/>Piuttosto date in elemosina quel che c'è dentro, ed ecco, tutto per voi sarà mondo.<text:s text:c="3"/></text:p>
      <text:p text:style-name="P558">11,42<text:s text:c="2"/>Ma guai a voi, farisei, che pagate la decima della menta, della ruta e di ogni erbaggio, e poi<text:s text:c="2"/>trasgredite la giustizia e l'amore di Dio. Queste cose bisognava curare senza trascurare le<text:s text:c="2"/>altre.<text:s text:c="3"/></text:p>
      <text:p text:style-name="P559">11,43<text:s text:c="2"/>Guai a voi, farisei, che avete cari i primi posti nelle sinagoghe e i saluti sulle piazze.<text:s text:c="3"/></text:p>
      <text:p text:style-name="P560">11,44<text:s text:c="2"/>Guai a voi perché siete come quei sepolcri che non si vedono e la gente vi passa sopra senza<text:s text:c="2"/>saperlo".<text:s text:c="3"/></text:p>
      <text:p text:style-name="P561">11,45<text:s text:c="2"/>Uno dei dottori della legge intervenne: "Maestro, dicendo questo, offendi anche noi".<text:s text:c="3"/></text:p>
      <text:soft-page-break/>
      <text:p text:style-name="P562">11,46<text:s text:c="2"/>Egli rispose: "Guai anche a voi, dottori della legge, che caricate gli uomini di pesi<text:s text:c="2"/>insopportabili, e quei pesi voi non li toccate nemmeno con un dito!<text:s text:c="3"/></text:p>
      <text:p text:style-name="P563">11,47<text:s text:c="2"/>Guai a voi, che costruite i sepolcri dei profeti, e i vostri padri li hanno uccisi.<text:s text:c="3"/></text:p>
      <text:p text:style-name="P564">11,48<text:s text:c="2"/>Così voi date testimonianza e approvazione alle opere dei vostri padri: essi li uccisero e voi<text:s text:c="2"/>costruite loro i sepolcri.<text:s text:c="3"/></text:p>
      <text:p text:style-name="P565">11,49<text:s text:c="2"/>Per questo la sapienza di Dio ha detto: Manderò a loro profeti e apostoli ed essi li uccideranno<text:s text:c="2"/>e perseguiteranno;<text:s text:c="3"/></text:p>
      <text:p text:style-name="P566">11,50<text:s text:c="2"/>perché sia chiesto conto a questa generazione del sangue di tutti i profeti, versato fin<text:s text:c="2"/>dall'inizio del mondo,<text:s text:c="3"/></text:p>
      <text:p text:style-name="P567">11,51<text:s text:c="2"/>dal sangue di Abele fino al sangue di Zaccaria, che fu ucciso tra l'altare e il santuario. Sì, vi<text:s text:c="2"/>dico, ne sarà chiesto conto a questa generazione.<text:s text:c="3"/></text:p>
      <text:p text:style-name="P568">11,52<text:s text:c="2"/>Guai a voi, dottori della legge, che avete tolto la chiave della scienza. Voi non siete entrati,<text:s text:c="2"/>e a quelli che volevano entrare l'avete impedito".<text:s text:c="3"/></text:p>
      <text:p text:style-name="P569">11,53<text:s text:c="2"/>Quando fu uscito di là, gli scribi e i farisei cominciarono a trattarlo ostilmente e a farlo<text:s text:c="2"/>parlare su molti argomenti,<text:s text:c="3"/></text:p>
      <text:p text:style-name="P570">11,54<text:s text:c="2"/>tendendogli insidie, per sorprenderlo in qualche parola uscita dalla sua stessa bocca.<text:s text:c="3"/></text:p>
      <text:p text:style-name="P571">12,1<text:s text:c="2"/>Nel frattempo, radunatesi migliaia di persone che si calpestavano a vicenda, Gesù cominciò a dire<text:s text:c="2"/>anzitutto ai discepoli: "Guardatevi dal lievito dei farisei, che è l'ipocrisia.<text:s text:c="3"/></text:p>
      <text:p text:style-name="P572">12,2<text:s text:c="2"/>Non c'è nulla di nascosto che non sarà svelato, né di segreto che non sarà conosciuto.<text:s text:c="3"/></text:p>
      <text:p text:style-name="P573">12,3<text:s text:c="2"/>Pertanto ciò che avrete detto nelle tenebre, sarà udito in piena luce; e ciò che avrete detto<text:s text:c="2"/>all'orecchio nelle stanze più interne, sarà annunziato sui tetti.<text:s text:c="3"/></text:p>
      <text:p text:style-name="P574">12,4<text:s text:c="2"/>A voi miei amici, dico: Non temete coloro che uccidono il corpo e dopo non possono far più nulla.<text:s text:c="3"/></text:p>
      <text:p text:style-name="P575">12,5<text:s text:c="2"/>Vi mostrerò invece chi dovete temere: temete Colui che, dopo aver ucciso, ha il potere di gettare<text:s text:c="2"/>nella Geenna. Sì, ve lo dico, temete Costui.<text:s text:c="3"/></text:p>
      <text:p text:style-name="P576">12,6<text:s text:c="2"/>Cinque passeri non si vendono forse per due soldi? Eppure nemmeno uno di essi è dimenticato<text:s text:c="2"/>davanti a Dio.<text:s text:c="3"/></text:p>
      <text:p text:style-name="P577">12,7<text:s text:c="2"/>Anche i capelli del vostro capo sono tutti contati. Non temete, voi valete più di molti passeri.<text:s text:c="3"/></text:p>
      <text:p text:style-name="P578">12,8<text:s text:c="2"/>Inoltre vi dico: Chiunque mi riconoscerà davanti agli uomini, anche il Figlio dell'uomo lo<text:s text:c="2"/>riconoscerà davanti agli angeli di Dio;<text:s text:c="3"/></text:p>
      <text:p text:style-name="P579">12,9<text:s text:c="2"/>ma chi mi rinnegherà davanti agli uomini sarà rinnegato davanti agli angeli di Dio.<text:s text:c="3"/></text:p>
      <text:p text:style-name="P580">12,10<text:s text:c="2"/>Chiunque parlerà contro il Figlio dell'uomo gli sarà perdonato, ma chi bestemmierà lo Spirito<text:s text:c="2"/>Santo non gli sarà perdonato.<text:s text:c="3"/></text:p>
      <text:p text:style-name="P581">12,11<text:s text:c="2"/>Quando vi condurranno davanti alle sinagoghe, ai magistrati e alle autorità, non preoccupatevi<text:s text:c="2"/>come discolparvi o che cosa dire;<text:s text:c="3"/></text:p>
      <text:p text:style-name="P582">12,12<text:s text:c="2"/>perché lo Spirito Santo vi insegnerà in quel momento ciò che bisogna dire".<text:s text:c="3"/></text:p>
      <text:p text:style-name="P583">12,13<text:s text:c="2"/>Uno della folla gli disse: "Maestro, di' a mio fratello che divida con me l'eredità".<text:s text:c="3"/></text:p>
      <text:p text:style-name="P584">12,14<text:s text:c="2"/>Ma egli rispose: "O uomo, chi mi ha costituito giudice o mediatore sopra di voi?".<text:s text:c="3"/></text:p>
      <text:p text:style-name="P585">12,15<text:s text:c="2"/>E disse loro: "Guardatevi e tenetevi lontano da ogni cupidigia, perché anche se uno è<text:s text:c="2"/>nell'abbondanza la sua vita non dipende dai suoi beni".<text:s text:c="3"/></text:p>
      <text:p text:style-name="P586">12,16<text:s text:c="2"/>Disse poi una parabola: "La campagna di un uomo ricco aveva dato un buon raccolto.<text:s text:c="3"/></text:p>
      <text:soft-page-break/>
      <text:p text:style-name="P587">12,17<text:s text:c="2"/>Egli ragionava tra sé: Che farò, poiché non ho dove riporre i miei raccolti?<text:s text:c="3"/></text:p>
      <text:p text:style-name="P588">12,18<text:s text:c="2"/>E disse: Farò così: demolirò i miei magazzini e ne costruirò di più grandi e vi raccoglierò tutto<text:s text:c="2"/>il grano e i miei beni.<text:s text:c="3"/></text:p>
      <text:p text:style-name="P589">12,19<text:s text:c="2"/>Poi dirò a me stesso: Anima mia, hai a disposizione molti beni, per molti anni; riposati, mangia,<text:s text:c="2"/>bevi e datti alla gioia.<text:s text:c="3"/></text:p>
      <text:p text:style-name="P590">12,20<text:s text:c="2"/>Ma Dio gli disse: Stolto, questa notte stessa ti sarà richiesta la tua vita. E quello che hai<text:s text:c="2"/>preparato di chi sarà?<text:s text:c="3"/></text:p>
      <text:p text:style-name="P591">12,21<text:s text:c="2"/>Così è di chi accumula tesori per sé, e non arricchisce davanti a Dio".<text:s text:c="3"/></text:p>
      <text:p text:style-name="P592">12,22<text:s text:c="2"/>Poi disse ai discepoli: "Per questo io vi dico: Non datevi pensiero per la vostra vita, di quello<text:s text:c="2"/>che mangerete; né per il vostro corpo, come lo vestirete.<text:s text:c="3"/></text:p>
      <text:p text:style-name="P593">12,23<text:s text:c="2"/>La vita vale più del cibo e il corpo più del vestito.<text:s text:c="3"/></text:p>
      <text:p text:style-name="P594">12,24<text:s text:c="2"/>Guardate i corvi: non seminano e non mietono, non hanno ripostiglio né granaio, e Dio li nutre.<text:s text:c="2"/>Quanto più degli uccelli voi valete!<text:s text:c="3"/></text:p>
      <text:p text:style-name="P595">12,25<text:s text:c="2"/>Chi di voi, per quanto si affanni, può aggiungere un'ora sola alla sua vita?<text:s text:c="3"/></text:p>
      <text:p text:style-name="P596">12,26<text:s text:c="2"/>Se dunque non avete potere neanche per la più piccola cosa, perché vi affannate del resto?<text:s text:c="3"/></text:p>
      <text:p text:style-name="P597">12,27<text:s text:c="2"/>Guardate i gigli, come crescono: non filano, non tessono: eppure io vi dico che neanche Salomone,<text:s text:c="2"/>con tutta la sua gloria, vestiva come uno di loro.<text:s text:c="3"/></text:p>
      <text:p text:style-name="P598">12,28<text:s text:c="2"/>Se dunque Dio veste così l'erba del campo, che oggi c'è e domani si getta nel forno, quanto più<text:s text:c="2"/>voi, gente di poca fede?<text:s text:c="3"/></text:p>
      <text:p text:style-name="P599">12,29<text:s text:c="2"/>Non cercate perciò che cosa mangerete e berrete, e non state con l'animo in ansia:<text:s text:c="3"/></text:p>
      <text:p text:style-name="P600">12,30<text:s text:c="2"/>di tutte queste cose si preoccupa la gente del mondo; ma il Padre vostro sa che ne avete bisogno.<text:s text:c="3"/></text:p>
      <text:p text:style-name="P601">12,31<text:s text:c="2"/>Cercate piuttosto il regno di Dio, e queste cose vi saranno date in aggiunta.<text:s text:c="3"/></text:p>
      <text:p text:style-name="P602">12,32<text:s text:c="2"/>Non temere, piccolo gregge, perché al Padre vostro è piaciuto di darvi il suo regno.<text:s text:c="3"/></text:p>
      <text:p text:style-name="P603">12,33<text:s text:c="2"/>Vendete ciò che avete e datelo in elemosina; fatevi borse che non invecchiano, un tesoro<text:s text:c="2"/>inesauribile nei cieli, dove i ladri non arrivano e la tignola non consuma.<text:s text:c="3"/></text:p>
      <text:p text:style-name="P604">12,34<text:s text:c="2"/>Perché dove è il vostro tesoro, là sarà anche il vostro cuore.<text:s text:c="3"/></text:p>
      <text:p text:style-name="P605">12,35<text:s text:c="2"/>Siate pronti, con la cintura ai fianchi e le lucerne accese;<text:s text:c="3"/></text:p>
      <text:p text:style-name="P606">12,36<text:s text:c="2"/>siate simili a coloro che aspettano il padrone quando torna dalle nozze, per aprirgli subito,<text:s text:c="2"/>appena arriva e bussa.<text:s text:c="3"/></text:p>
      <text:p text:style-name="P607">12,37<text:s text:c="2"/>Beati quei servi che il padrone al suo ritorno troverà ancora svegli; in verità vi dico, si<text:s text:c="2"/>cingerà le sue vesti, li farà mettere a tavola e passerà a servirli.<text:s text:c="3"/></text:p>
      <text:p text:style-name="P608">12,38<text:s text:c="2"/>E se, giungendo nel mezzo della notte o prima dell'alba, li troverà così, beati loro!<text:s text:c="3"/></text:p>
      <text:p text:style-name="P609">12,39<text:s text:c="2"/>Sappiate bene questo: se il padrone di casa sapesse a che ora viene il ladro, non si lascerebbe<text:s text:c="2"/>scassinare la casa.<text:s text:c="3"/></text:p>
      <text:p text:style-name="P610">12,40<text:s text:c="2"/>Anche voi tenetevi pronti, perché il Figlio dell'uomo verrà nell'ora che non pensate".<text:s text:c="3"/></text:p>
      <text:p text:style-name="P611">12,41<text:s text:c="2"/>Allora Pietro disse: "Signore, questa parabola la dici per noi o anche per tutti?".<text:s text:c="3"/></text:p>
      <text:p text:style-name="P612">12,42<text:s text:c="2"/>Il Signore rispose: "Qual è dunque l'amministratore fedele e saggio, che il Signore porrà a capo<text:s text:c="2"/>della sua servitù, per distribuire a tempo debito la razione di cibo?<text:s text:c="3"/></text:p>
      <text:p text:style-name="P613">12,43<text:s text:c="2"/>Beato quel servo che il padrone, arrivando, troverà al suo lavoro.<text:s text:c="3"/></text:p>
      <text:soft-page-break/>
      <text:p text:style-name="P614">12,44<text:s text:c="2"/>In verità vi dico, lo metterà a capo di tutti i suoi averi.<text:s text:c="3"/></text:p>
      <text:p text:style-name="P615">12,45<text:s text:c="2"/>Ma se quel servo dicesse in cuor suo: Il padrone tarda a venire, e cominciasse a percuotere i<text:s text:c="2"/>servi e le serve, a mangiare, a bere e a ubriacarsi,<text:s text:c="3"/></text:p>
      <text:p text:style-name="P616">12,46<text:s text:c="2"/>il padrone di quel servo arriverà nel giorno in cui meno se l'aspetta e in un'ora che non sa, e<text:s text:c="2"/>lo punirà con rigore, assegnandogli il posto fra gli infedeli.<text:s text:c="3"/></text:p>
      <text:p text:style-name="P617">12,47<text:s text:c="2"/>Il servo che, conoscendo la volontà del padrone, non avrà disposto o agito secondo la sua<text:s text:c="2"/>volontà, riceverà molte percosse;<text:s text:c="3"/></text:p>
      <text:p text:style-name="P618">12,48<text:s text:c="2"/>quello invece che, non conoscendola, avrà fatto cose meritevoli di percosse, ne riceverà poche. A<text:s text:c="2"/>chiunque fu dato molto, molto sarà chiesto; a chi fu affidato molto, sarà richiesto molto di più.<text:s text:c="3"/></text:p>
      <text:p text:style-name="P619">12,49<text:s text:c="2"/>Sono venuto a portare il fuoco sulla terra; e come vorrei che fosse già acceso!<text:s text:c="3"/></text:p>
      <text:p text:style-name="P620">12,50<text:s text:c="2"/>C'è un battesimo che devo ricevere; e come sono angosciato, finché non sia compiuto!<text:s text:c="3"/></text:p>
      <text:p text:style-name="P621">12,51<text:s text:c="2"/>Pensate che io sia venuto a portare la pace sulla terra? No, vi dico, ma la divisione.<text:s text:c="3"/></text:p>
      <text:p text:style-name="P622">12,52<text:s text:c="2"/>D'ora innanzi in una casa di cinque persone<text:s text:c="3"/></text:p>
      <text:p text:style-name="P623">12,53<text:s text:c="2"/>si divideranno tre contro due e due contro tre; padre contro figlio e figlio contro padre, madre<text:s text:c="2"/>contro figlia e figlia contro madre, suocera contro nuora e nuora contro suocera".<text:s text:c="3"/></text:p>
      <text:p text:style-name="P624">12,54<text:s text:c="2"/>Diceva ancora alle folle: "Quando vedete una nuvola salire da ponente, subito dite: Viene la<text:s text:c="2"/>pioggia, e così accade.<text:s text:c="3"/></text:p>
      <text:p text:style-name="P625">12,55<text:s text:c="2"/>E quando soffia lo scirocco, dite: Ci sarà caldo, e così accade.<text:s text:c="3"/></text:p>
      <text:p text:style-name="P626">12,56<text:s text:c="2"/>Ipocriti! Sapete giudicare l'aspetto della terra e del cielo, come mai questo tempo non sapete<text:s text:c="2"/>giudicarlo?<text:s text:c="3"/></text:p>
      <text:p text:style-name="P627">12,57<text:s text:c="2"/>E perché non giudicate da voi stessi ciò che è giusto?<text:s text:c="3"/></text:p>
      <text:p text:style-name="P628">12,58<text:s text:c="2"/>Quando vai con il tuo avversario davanti al magistrato, lungo la strada procura di accordarti con<text:s text:c="2"/>lui, perché non ti trascini davanti al giudice e il giudice ti consegni all'esecutore e questi ti<text:s text:c="2"/>getti in prigione.<text:s text:c="3"/></text:p>
      <text:p text:style-name="P629">12,59<text:s text:c="2"/>Ti assicuro, non ne uscirai finché non avrai pagato fino all'ultimo spicciolo".<text:s text:c="3"/></text:p>
      <text:p text:style-name="P630">13,1<text:s text:c="2"/>In quello stesso tempo si presentarono alcuni a riferirgli circa quei Galilei, il cui sangue<text:s text:c="2"/>Pilato aveva mescolato con quello dei loro sacrifici.<text:s text:c="3"/></text:p>
      <text:p text:style-name="P631">13,2<text:s text:c="2"/>Prendendo la parola, Gesù rispose: "Credete che quei Galilei fossero più peccatori di tutti i<text:s text:c="2"/>Galilei, per aver subito tale sorte?<text:s text:c="3"/></text:p>
      <text:p text:style-name="P632">13,3<text:s text:c="2"/>No, vi dico, ma se non vi convertite, perirete tutti allo stesso modo.<text:s text:c="3"/></text:p>
      <text:p text:style-name="P633">13,4<text:s text:c="2"/>O quei diciotto, sopra i quali rovinò la torre di Sìloe e li uccise, credete che fossero più<text:s text:c="2"/>colpevoli di tutti gli abitanti di Gerusalemme?<text:s text:c="3"/></text:p>
      <text:p text:style-name="P634">13,5<text:s text:c="2"/>No, vi dico, ma se non vi convertite, perirete tutti allo stesso modo".<text:s text:c="3"/></text:p>
      <text:p text:style-name="P635">13,6<text:s text:c="2"/>Disse anche questa parabola: "Un tale aveva un fico piantato nella vigna e venne a cercarvi<text:s text:c="2"/>frutti, ma non ne trovò.<text:s text:c="3"/></text:p>
      <text:p text:style-name="P636">13,7<text:s text:c="2"/>Allora disse al vignaiolo: Ecco, son tre anni che vengo a cercare frutti su questo fico, ma non<text:s text:c="2"/>ne trovo. Taglialo. Perché deve sfruttare il terreno?<text:s text:c="3"/></text:p>
      <text:p text:style-name="P637">13,8<text:s text:c="2"/>Ma quegli rispose: Padrone, lascialo ancora quest'anno finché io gli zappi attorno e vi metta il<text:s text:c="2"/>concime<text:s text:c="3"/></text:p>
      <text:p text:style-name="P638">13,9<text:s text:c="2"/>e vedremo se porterà frutto per l'avvenire; se no, lo taglierai".<text:s text:c="3"/></text:p>
      <text:p text:style-name="P639">13,10<text:s text:c="2"/>Una volta stava insegnando in una sinagoga il giorno di sabato.<text:s text:c="3"/></text:p>
      <text:soft-page-break/>
      <text:p text:style-name="P640">13,11<text:s text:c="2"/>C'era là una donna che aveva da diciotto anni uno spirito che la teneva inferma; era curva e non<text:s text:c="2"/>poteva drizzarsi in nessun modo.<text:s text:c="3"/></text:p>
      <text:p text:style-name="P641">13,12<text:s text:c="2"/>Gesù la vide, la chiamò a sé e le disse: "Donna, sei libera dalla tua infermità",<text:s text:c="3"/></text:p>
      <text:p text:style-name="P642">13,13<text:s text:c="2"/>e le impose le mani. Subito quella si raddrizzò e glorificava Dio.<text:s text:c="3"/></text:p>
      <text:p text:style-name="P643">13,14<text:s text:c="2"/>Ma il capo della sinagoga, sdegnato perché Gesù aveva operato quella guarigione di sabato,<text:s text:c="2"/>rivolgendosi alla folla disse: "Ci sono sei giorni in cui si deve lavorare; in quelli dunque<text:s text:c="2"/>venite a farvi curare e non in giorno di sabato".<text:s text:c="3"/></text:p>
      <text:p text:style-name="P644">13,15<text:s text:c="2"/>Il Signore replicò: "Ipocriti, non scioglie forse, di sabato, ciascuno di voi il bue o l'asino<text:s text:c="2"/>dalla mangiatoia, per condurlo ad abbeverarsi?<text:s text:c="3"/></text:p>
      <text:p text:style-name="P645">13,16<text:s text:c="2"/>E questa figlia di Abramo, che satana ha tenuto legata diciott'anni, non doveva essere sciolta da<text:s text:c="2"/>questo legame in giorno di sabato?".<text:s text:c="3"/></text:p>
      <text:p text:style-name="P646">13,17<text:s text:c="2"/>Quando egli diceva queste cose, tutti i suoi avversari si vergognavano, mentre la folla intera<text:s text:c="2"/>esultava per tutte le meraviglie da lui compiute.<text:s text:c="3"/></text:p>
      <text:p text:style-name="P647">13,18<text:s text:c="2"/>Diceva dunque: "A che cosa è simile il regno di Dio, e a che cosa lo rassomiglierò?<text:s text:c="3"/></text:p>
      <text:p text:style-name="P648">13,19<text:s text:c="2"/>È simile a un granellino di senapa, che un uomo ha preso e gettato nell'orto; poi è cresciuto e<text:s text:c="2"/>diventato un arbusto, e gli uccelli del cielo si sono posati tra i suoi rami".<text:s text:c="3"/></text:p>
      <text:p text:style-name="P649">13,20<text:s text:c="2"/>E ancora: "A che cosa rassomiglierò il regno di Dio?<text:s text:c="3"/></text:p>
      <text:p text:style-name="P650">13,21<text:s text:c="2"/>È simile al lievito che una donna ha preso e nascosto in tre staia di farina, finché sia tutta<text:s text:c="2"/>fermentata".<text:s text:c="3"/></text:p>
      <text:p text:style-name="P651">13,22<text:s text:c="2"/>Passava per città e villaggi, insegnando, mentre camminava verso Gerusalemme.<text:s text:c="3"/></text:p>
      <text:p text:style-name="P652">13,23<text:s text:c="2"/>Un tale gli chiese: "Signore, sono pochi quelli che si salvano?". Rispose:<text:s text:c="3"/></text:p>
      <text:p text:style-name="P653">13,24<text:s text:c="2"/>"Sforzatevi di entrare per la porta stretta, perché molti, vi dico, cercheranno di entrarvi, ma<text:s text:c="2"/>non ci riusciranno.<text:s text:c="3"/></text:p>
      <text:p text:style-name="P654">13,25<text:s text:c="2"/>Quando il padrone di casa si alzerà e chiuderà la porta, rimasti fuori, comincerete a bussare<text:s text:c="2"/>alla porta, dicendo: Signore, aprici. Ma egli vi risponderà: Non vi conosco, non so di dove<text:s text:c="2"/>siete.<text:s text:c="3"/></text:p>
      <text:p text:style-name="P655">13,26<text:s text:c="2"/>Allora comincerete a dire: Abbiamo mangiato e bevuto in tua presenza e tu hai insegnato nelle<text:s text:c="2"/>nostre piazze.<text:s text:c="3"/></text:p>
      <text:p text:style-name="P656">13,27<text:s text:c="2"/>Ma egli dichiarerà: Vi dico che non so di dove siete. Allontanatevi da me voi tutti operatori<text:s text:c="2"/>d'iniquità!<text:s text:c="3"/></text:p>
      <text:p text:style-name="P657">13,28<text:s text:c="2"/>Là ci sarà pianto e stridore di denti, quando vedrete Abramo, Isacco e Giacobbe e tutti i profeti<text:s text:c="2"/>nel regno di Dio, e voi cacciati fuori.<text:s text:c="3"/></text:p>
      <text:p text:style-name="P658">13,29<text:s text:c="2"/>Verranno da oriente e da occidente, da settentrione e da mezzogiorno e siederanno a mensa nel<text:s text:c="2"/>regno di Dio.<text:s text:c="3"/></text:p>
      <text:p text:style-name="P659">13,30<text:s text:c="2"/>Ed ecco, ci sono alcuni tra gli ultimi che saranno primi e alcuni tra i primi che saranno<text:s text:c="2"/>ultimi".<text:s text:c="3"/></text:p>
      <text:p text:style-name="P660">13,31<text:s text:c="2"/>In quel momento si avvicinarono alcuni farisei a dirgli: "Parti e vattene via di qui, perché<text:s text:c="2"/>Erode ti vuole uccidere".<text:s text:c="3"/></text:p>
      <text:p text:style-name="P661">13,32<text:s text:c="2"/>Egli rispose: "Andate a dire a quella volpe: Ecco, io scaccio i demòni e compio guarigioni oggi e<text:s text:c="2"/>domani; e il terzo giorno avrò finito.<text:s text:c="3"/></text:p>
      <text:p text:style-name="P662">13,33<text:s text:c="2"/>Però è necessario che oggi, domani e il giorno seguente io vada per la mia strada, perché non è<text:s text:c="2"/>possibile che un profeta muoia fuori di Gerusalemme.<text:s text:c="3"/></text:p>
      <text:p text:style-name="P663">13,34<text:s text:c="2"/>Gerusalemme, Gerusalemme, che uccidi i profeti e lapidi coloro che sono mandati a te, quante<text:s text:c="2"/>volte ho voluto raccogliere i tuoi figli come una gallina la sua covata sotto le ali e voi non<text:s text:c="2"/>avete voluto!<text:s text:c="3"/></text:p>
      <text:soft-page-break/>
      <text:p text:style-name="P664">13,35<text:s text:c="2"/>Ecco, la vostra casa sta per esservi lasciata deserta! Vi dico infatti che non mi vedrete più<text:s text:c="2"/>fino al tempo in cui direte: Benedetto colui che viene nel nome del Signore!".<text:s text:c="3"/></text:p>
      <text:p text:style-name="P665">14,1<text:s text:c="2"/>Un sabato era entrato in casa di uno dei capi dei farisei per pranzare e la gente stava ad<text:s text:c="2"/>osservarlo.<text:s text:c="3"/></text:p>
      <text:p text:style-name="P666">14,2<text:s text:c="2"/>Davanti a lui stava un idropico.<text:s text:c="3"/></text:p>
      <text:p text:style-name="P667">14,3<text:s text:c="2"/>Rivolgendosi ai dottori della legge e ai farisei, Gesù disse: "È lecito o no curare di sabato?".<text:s text:c="3"/></text:p>
      <text:p text:style-name="P668">14,4<text:s text:c="2"/>Ma essi tacquero. Egli lo prese per mano, lo guarì e lo congedò.<text:s text:c="3"/></text:p>
      <text:p text:style-name="P669">14,5<text:s text:c="2"/>Poi disse: "Chi di voi, se un asino o un bue gli cade nel pozzo, non lo tirerà subito fuori in<text:s text:c="2"/>giorno di sabato?".<text:s text:c="3"/></text:p>
      <text:p text:style-name="P670">14,6<text:s text:c="2"/>E non potevano rispondere nulla a queste parole.<text:s text:c="3"/></text:p>
      <text:p text:style-name="P671">14,7<text:s text:c="2"/>Osservando poi come gli invitati sceglievano i primi posti, disse loro una parabola:<text:s text:c="3"/></text:p>
      <text:p text:style-name="P672">14,8<text:s text:c="2"/>"Quando sei invitato a nozze da qualcuno, non metterti al primo posto, perché non ci sia un altro<text:s text:c="2"/>invitato più ragguardevole di te<text:s text:c="3"/></text:p>
      <text:p text:style-name="P673">14,9<text:s text:c="2"/>e colui che ha invitato te e lui venga a dirti: Cedigli il posto! Allora dovrai con vergogna<text:s text:c="2"/>occupare l'ultimo posto.<text:s text:c="3"/></text:p>
      <text:p text:style-name="P674">14,10<text:s text:c="2"/>Invece quando sei invitato, va' a metterti all'ultimo posto, perché venendo colui che ti ha<text:s text:c="2"/>invitato ti dica: Amico, passa più avanti. Allora ne avrai onore davanti a tutti i commensali.<text:s text:c="3"/></text:p>
      <text:p text:style-name="P675">14,11<text:s text:c="2"/>Perché chiunque si esalta sarà umiliato, e chi si umilia sarà esaltato".<text:s text:c="3"/></text:p>
      <text:p text:style-name="P676">14,12<text:s text:c="2"/>Disse poi a colui che l'aveva invitato: "Quando offri un pranzo o una cena, non invitare i tuoi<text:s text:c="2"/>amici, né i tuoi fratelli, né i tuoi parenti, né i ricchi vicini, perché anch'essi non ti<text:s text:c="2"/>invitino a loro volta e tu abbia il contraccambio.<text:s text:c="3"/></text:p>
      <text:p text:style-name="P677">14,13<text:s text:c="2"/>Al contrario, quando dài un banchetto, invita poveri, storpi, zoppi, ciechi;<text:s text:c="3"/></text:p>
      <text:p text:style-name="P678">14,14<text:s text:c="2"/>e sarai beato perché non hanno da ricambiarti. Riceverai infatti la tua ricompensa alla<text:s text:c="2"/>risurrezione dei giusti".<text:s text:c="3"/></text:p>
      <text:p text:style-name="P679">14,15<text:s text:c="2"/>Uno dei commensali, avendo udito ciò, gli disse: "Beato chi mangerà il pane nel regno di Dio!".<text:s text:c="3"/></text:p>
      <text:p text:style-name="P680">14,16<text:s text:c="2"/>Gesù rispose: "Un uomo diede una grande cena e fece molti inviti.<text:s text:c="3"/></text:p>
      <text:p text:style-name="P681">14,17<text:s text:c="2"/>All'ora della cena, mandò il suo servo a dire agli invitati: Venite, è pronto.<text:s text:c="3"/></text:p>
      <text:p text:style-name="P682">14,18<text:s text:c="2"/>Ma tutti, all'unanimità, cominciarono a scusarsi. Il primo disse: Ho comprato un campo e devo<text:s text:c="2"/>andare a vederlo; ti prego, considerami giustificato.<text:s text:c="3"/></text:p>
      <text:p text:style-name="P683">14,19<text:s text:c="2"/>Un altro disse: Ho comprato cinque paia di buoi e vado a provarli; ti prego, considerami<text:s text:c="2"/>giustificato.<text:s text:c="3"/></text:p>
      <text:p text:style-name="P684">14,20<text:s text:c="2"/>Un altro disse: Ho preso moglie e perciò non posso venire.<text:s text:c="3"/></text:p>
      <text:p text:style-name="P685">14,21<text:s text:c="2"/>Al suo ritorno il servo riferì tutto questo al padrone. Allora il padrone di casa, irritato,<text:s text:c="2"/>disse al servo: Esci subito per le piazze e per le vie della città e conduci qui poveri, storpi,<text:s text:c="2"/>ciechi e zoppi.<text:s text:c="3"/></text:p>
      <text:p text:style-name="P686">14,22<text:s text:c="2"/>Il servo disse: Signore, è stato fatto come hai ordinato, ma c'è ancora posto.<text:s text:c="3"/></text:p>
      <text:p text:style-name="P687">14,23<text:s text:c="2"/>Il padrone allora disse al servo: Esci per le strade e lungo le siepi, spingili a entrare, perché<text:s text:c="2"/>la mia casa si riempia.<text:s text:c="3"/></text:p>
      <text:p text:style-name="P688">14,24<text:s text:c="2"/>Perché vi dico: Nessuno di quegli uomini che erano stati invitati assaggerà la mia cena".<text:s text:c="3"/></text:p>
      <text:p text:style-name="P689">14,25<text:s text:c="2"/>Siccome molta gente andava con lui, egli si voltò e disse:<text:s text:c="3"/></text:p>
      <text:soft-page-break/>
      <text:p text:style-name="P690">14,26<text:s text:c="2"/>"Se uno viene a me e non odia suo padre, sua madre, la moglie, i figli, i fratelli, le sorelle e<text:s text:c="2"/>perfino la propria vita, non può essere mio discepolo.<text:s text:c="3"/></text:p>
      <text:p text:style-name="P691">14,27<text:s text:c="2"/>Chi non porta la propria croce e non viene dietro di me, non può essere mio discepolo.<text:s text:c="3"/></text:p>
      <text:p text:style-name="P692">14,28<text:s text:c="2"/>Chi di voi, volendo costruire una torre, non si siede prima a calcolarne la spesa, se ha i mezzi<text:s text:c="2"/>per portarla a compimento?<text:s text:c="3"/></text:p>
      <text:p text:style-name="P693">14,29<text:s text:c="2"/>Per evitare che, se getta le fondamenta e non può finire il lavoro, tutti coloro che vedono<text:s text:c="2"/>comincino a deriderlo, dicendo:<text:s text:c="3"/></text:p>
      <text:p text:style-name="P694">14,30<text:s text:c="2"/>Costui ha iniziato a costruire, ma non è stato capace di finire il lavoro.<text:s text:c="3"/></text:p>
      <text:p text:style-name="P695">14,31<text:s text:c="2"/>Oppure quale re, partendo in guerra contro un altro re, non siede prima a esaminare se può<text:s text:c="2"/>affrontare con diecimila uomini chi gli viene incontro con ventimila?<text:s text:c="3"/></text:p>
      <text:p text:style-name="P696">14,32<text:s text:c="2"/>Se no, mentre l'altro è ancora lontano, gli manda un'ambasceria per la pace.<text:s text:c="3"/></text:p>
      <text:p text:style-name="P697">14,33<text:s text:c="2"/>Così chiunque di voi non rinunzia a tutti i suoi averi, non può essere mio discepolo.<text:s text:c="3"/></text:p>
      <text:p text:style-name="P698">14,34<text:s text:c="2"/>Il sale è buono, ma se anche il sale perdesse il sapore, con che cosa lo si salerà?<text:s text:c="3"/></text:p>
      <text:p text:style-name="P699">14,35<text:s text:c="2"/>Non serve né per la terra né per il concime e così lo buttano via. Chi ha orecchi per intendere,<text:s text:c="2"/>intenda".<text:s text:c="3"/></text:p>
      <text:p text:style-name="P700">15,1<text:s text:c="2"/>Si avvicinavano a lui tutti i pubblicani e i peccatori per ascoltarlo.<text:s text:c="3"/></text:p>
      <text:p text:style-name="P701">15,2<text:s text:c="2"/>I farisei e gli scribi mormoravano: "Costui riceve i peccatori e mangia con loro".<text:s text:c="3"/></text:p>
      <text:p text:style-name="P702">15,3<text:s text:c="2"/>Allora egli disse loro questa parabola:<text:s text:c="3"/></text:p>
      <text:p text:style-name="P703">15,4<text:s text:c="2"/>"Chi di voi se ha cento pecore e ne perde una, non lascia le novantanove nel deserto e va dietro<text:s text:c="2"/>a quella perduta, finché non la ritrova?<text:s text:c="3"/></text:p>
      <text:p text:style-name="P704">15,5<text:s text:c="2"/>Ritrovatala, se la mette in spalla tutto contento,<text:s text:c="3"/></text:p>
      <text:p text:style-name="P705">15,6<text:s text:c="2"/>va a casa, chiama gli amici e i vicini dicendo: Rallegratevi con me, perché ho trovato la mia<text:s text:c="2"/>pecora che era perduta.<text:s text:c="3"/></text:p>
      <text:p text:style-name="P706">15,7<text:s text:c="2"/>Così, vi dico, ci sarà più gioia in cielo per un peccatore convertito, che per novantanove giusti<text:s text:c="2"/>che non hanno bisogno di conversione.<text:s text:c="3"/></text:p>
      <text:p text:style-name="P707">15,8<text:s text:c="2"/>O quale donna, se ha dieci dramme e ne perde una, non accende la lucerna e spazza la casa e cerca<text:s text:c="2"/>attentamente finché non la ritrova?<text:s text:c="3"/></text:p>
      <text:p text:style-name="P708">15,9<text:s text:c="2"/>E dopo averla trovata, chiama le amiche e le vicine, dicendo: Rallegratevi con me, perché ho<text:s text:c="2"/>ritrovato la dramma che avevo perduta.<text:s text:c="3"/></text:p>
      <text:p text:style-name="P709">15,10<text:s text:c="2"/>Così, vi dico, c'è gioia davanti agli angeli di Dio per un solo peccatore che si converte".<text:s text:c="3"/></text:p>
      <text:p text:style-name="P710">15,11<text:s text:c="2"/>Disse ancora: "Un uomo aveva due figli.<text:s text:c="3"/></text:p>
      <text:p text:style-name="P711">15,12<text:s text:c="2"/>Il più giovane disse al padre: Padre, dammi la parte del patrimonio che mi spetta. E il padre<text:s text:c="2"/>divise tra loro le sostanze.<text:s text:c="3"/></text:p>
      <text:p text:style-name="P712">15,13<text:s text:c="2"/>Dopo non molti giorni, il figlio più giovane, raccolte le sue cose, partì per un paese lontano e<text:s text:c="2"/>là sperperò le sue sostanze vivendo da dissoluto.<text:s text:c="3"/></text:p>
      <text:p text:style-name="P713">15,14<text:s text:c="2"/>Quando ebbe speso tutto, in quel paese venne una grande carestia ed egli cominciò a trovarsi nel<text:s text:c="2"/>bisogno.<text:s text:c="3"/></text:p>
      <text:p text:style-name="P714">15,15<text:s text:c="2"/>Allora andò e si mise a servizio di uno degli abitanti di quella regione, che lo mandò nei campi<text:s text:c="2"/>a pascolare i porci.<text:s text:c="3"/></text:p>
      <text:p text:style-name="P715">15,16<text:s text:c="2"/>Avrebbe voluto saziarsi con le carrube che mangiavano i porci; ma nessuno gliene dava.<text:s text:c="3"/></text:p>
      <text:soft-page-break/>
      <text:p text:style-name="P716">15,17<text:s text:c="2"/>Allora rientrò in se stesso e disse: Quanti salariati in casa di mio padre hanno pane in<text:s text:c="2"/>abbondanza e io qui muoio di fame!<text:s text:c="3"/></text:p>
      <text:p text:style-name="P717">15,18<text:s text:c="2"/>Mi leverò e andrò da mio padre e gli dirò: Padre, ho peccato contro il Cielo e contro di te;<text:s text:c="3"/></text:p>
      <text:p text:style-name="P718">15,19<text:s text:c="2"/>non sono più degno di esser chiamato tuo figlio. Trattami come uno dei tuoi garzoni.<text:s text:c="3"/></text:p>
      <text:p text:style-name="P719">15,20<text:s text:c="2"/>Partì e si incamminò verso suo padre. Quando era ancora lontano, il padre lo vide e commosso gli<text:s text:c="2"/>corse incontro, gli si gettò al collo e lo baciò.<text:s text:c="3"/></text:p>
      <text:p text:style-name="P720">15,21<text:s text:c="2"/>Il figlio gli disse: Padre, ho peccato contro il Cielo e contro di te; non sono più degno di<text:s text:c="2"/>esser chiamato tuo figlio.<text:s text:c="3"/></text:p>
      <text:p text:style-name="P721">15,22<text:s text:c="2"/>Ma il padre disse ai servi: Presto, portate qui il vestito più bello e rivestitelo, mettetegli<text:s text:c="2"/>l'anello al dito e i calzari ai piedi.<text:s text:c="3"/></text:p>
      <text:p text:style-name="P722">15,23<text:s text:c="2"/>Portate il vitello grasso, ammazzatelo, mangiamo e facciamo festa,<text:s text:c="3"/></text:p>
      <text:p text:style-name="P723">15,24<text:s text:c="2"/>perché questo mio figlio era morto ed è tornato in vita, era perduto ed è stato ritrovato. E<text:s text:c="2"/>cominciarono a far festa.<text:s text:c="3"/></text:p>
      <text:p text:style-name="P724">15,25<text:s text:c="2"/>Il figlio maggiore si trovava nei campi. Al ritorno, quando fu vicino a casa, udì la musica e le<text:s text:c="2"/>danze;<text:s text:c="3"/></text:p>
      <text:p text:style-name="P725">15,26<text:s text:c="2"/>chiamò un servo e gli domandò che cosa fosse tutto ciò.<text:s text:c="3"/></text:p>
      <text:p text:style-name="P726">15,27<text:s text:c="2"/>Il servo gli rispose: È tornato tuo fratello e il padre ha fatto ammazzare il vitello grasso,<text:s text:c="2"/>perché lo ha riavuto sano e salvo.<text:s text:c="3"/></text:p>
      <text:p text:style-name="P727">15,28<text:s text:c="2"/>Egli si indignò, e non voleva entrare. Il padre allora uscì a pregarlo.<text:s text:c="3"/></text:p>
      <text:p text:style-name="P728">15,29<text:s text:c="2"/>Ma lui rispose a suo padre: Ecco, io ti servo da tanti anni e non ho mai trasgredito un tuo<text:s text:c="2"/>comando, e tu non mi hai dato mai un capretto per far festa con i miei amici.<text:s text:c="3"/></text:p>
      <text:p text:style-name="P729">15,30<text:s text:c="2"/>Ma ora che questo tuo figlio che ha divorato i tuoi averi con le prostitute è tornato, per lui<text:s text:c="2"/>hai ammazzato il vitello grasso.<text:s text:c="3"/></text:p>
      <text:p text:style-name="P730">15,31<text:s text:c="2"/>Gli rispose il padre: Figlio, tu sei sempre con me e tutto ciò che è mio è tuo;<text:s text:c="3"/></text:p>
      <text:p text:style-name="P731">15,32<text:s text:c="2"/>ma bisognava far festa e rallegrarsi, perché questo tuo fratello era morto ed è tornato in vita,<text:s text:c="2"/>era perduto ed è stato ritrovato".<text:s text:c="3"/></text:p>
      <text:p text:style-name="P732">16,1<text:s text:c="2"/>Diceva anche ai discepoli: "C'era un uomo ricco che aveva un amministratore, e questi fu accusato<text:s text:c="2"/>dinanzi a lui di sperperare i suoi averi.<text:s text:c="3"/></text:p>
      <text:p text:style-name="P733">16,2<text:s text:c="2"/>Lo chiamò e gli disse: Che è questo che sento dire di te? Rendi conto della tua amministrazione,<text:s text:c="2"/>perché non puoi più essere amministratore.<text:s text:c="3"/></text:p>
      <text:p text:style-name="P734">16,3<text:s text:c="2"/>L'amministratore disse tra sé: Che farò ora che il mio padrone mi toglie l'amministrazione?<text:s text:c="2"/>Zappare, non ho forza, mendicare, mi vergogno.<text:s text:c="3"/></text:p>
      <text:p text:style-name="P735">16,4<text:s text:c="2"/>So io che cosa fare perché, quando sarò stato allontanato dall'amministrazione, ci sia qualcuno<text:s text:c="2"/>che mi accolga in casa sua.<text:s text:c="3"/></text:p>
      <text:p text:style-name="P736">16,5<text:s text:c="2"/>Chiamò uno per uno i debitori del padrone e disse al primo:<text:s text:c="3"/></text:p>
      <text:p text:style-name="P737">16,6<text:s text:c="2"/>Tu quanto devi al mio padrone? Quello rispose: Cento barili d'olio. Gli disse: Prendi la tua<text:s text:c="2"/>ricevuta, siediti e scrivi subito cinquanta.<text:s text:c="3"/></text:p>
      <text:p text:style-name="P738">16,7<text:s text:c="2"/>Poi disse a un altro: Tu quanto devi? Rispose: Cento misure di grano. Gli disse: Prendi la tua<text:s text:c="2"/>ricevuta e scrivi ottanta.<text:s text:c="3"/></text:p>
      <text:p text:style-name="P739">16,8<text:s text:c="2"/>Il padrone lodò quell'amministratore disonesto, perché aveva agito con scaltrezza. I figli di<text:s text:c="2"/>questo mondo, infatti, verso i loro pari sono più scaltri dei figli della luce.<text:s text:c="3"/></text:p>
      <text:p text:style-name="P740">16,9<text:s text:c="2"/>Ebbene, io vi dico: Procuratevi amici con la iniqua ricchezza, perché, quand'essa verrà a<text:s text:c="2"/>mancare, vi accolgano nelle dimore eterne.<text:s text:c="3"/></text:p>
      <text:soft-page-break/>
      <text:p text:style-name="P741">16,10<text:s text:c="2"/>Chi è fedele nel poco, è fedele anche nel molto; e chi è disonesto nel poco, è disonesto anche<text:s text:c="2"/>nel molto.<text:s text:c="3"/></text:p>
      <text:p text:style-name="P742">16,11<text:s text:c="2"/>Se dunque non siete stati fedeli nella iniqua ricchezza, chi vi affiderà quella vera?<text:s text:c="3"/></text:p>
      <text:p text:style-name="P743">16,12<text:s text:c="2"/>E se non siete stati fedeli nella ricchezza altrui, chi vi darà la vostra?<text:s text:c="3"/></text:p>
      <text:p text:style-name="P744">16,13<text:s text:c="2"/>Nessun servo può servire a due padroni: o odierà l'uno e amerà l'altro oppure si affezionerà<text:s text:c="2"/>all'uno e disprezzerà l'altro. Non potete servire a Dio e a mammona".<text:s text:c="3"/></text:p>
      <text:p text:style-name="P745">16,14<text:s text:c="2"/>I farisei, che erano attaccati al denaro, ascoltavano tutte queste cose e si beffavano di lui.<text:s text:c="3"/></text:p>
      <text:p text:style-name="P746">16,15<text:s text:c="2"/>Egli disse: "Voi vi ritenete giusti davanti agli uomini, ma Dio conosce i vostri cuori: ciò che è<text:s text:c="2"/>esaltato fra gli uomini è cosa detestabile davanti a Dio.<text:s text:c="3"/></text:p>
      <text:p text:style-name="P747">16,16<text:s text:c="2"/>La Legge e i Profeti fino a Giovanni; da allora in poi viene annunziato il regno di Dio e ognuno<text:s text:c="2"/>si sforza per entrarvi.<text:s text:c="3"/></text:p>
      <text:p text:style-name="P748">16,17<text:s text:c="2"/>È più facile che abbiano fine il cielo e la terra, anziché cada un solo trattino della Legge.<text:s text:c="3"/></text:p>
      <text:p text:style-name="P749">16,18<text:s text:c="2"/>Chiunque ripudia la propria moglie e ne sposa un'altra, commette adulterio; chi sposa una donna<text:s text:c="2"/>ripudiata dal marito, commette adulterio.<text:s text:c="3"/></text:p>
      <text:p text:style-name="P750">16,19<text:s text:c="2"/>C'era un uomo ricco, che vestiva di porpora e di bisso e tutti i giorni banchettava lautamente.<text:s text:c="3"/></text:p>
      <text:p text:style-name="P751">16,20<text:s text:c="2"/>Un mendicante, di nome Lazzaro, giaceva alla sua porta, coperto di piaghe,<text:s text:c="3"/></text:p>
      <text:p text:style-name="P752">16,21<text:s text:c="2"/>bramoso di sfamarsi di quello che cadeva dalla mensa del ricco. Perfino i cani venivano a leccare<text:s text:c="2"/>le sue piaghe.<text:s text:c="3"/></text:p>
      <text:p text:style-name="P753">16,22<text:s text:c="2"/>Un giorno il povero morì e fu portato dagli angeli nel seno di Abramo. Morì anche il ricco e fu<text:s text:c="2"/>sepolto.<text:s text:c="3"/></text:p>
      <text:p text:style-name="P754">16,23<text:s text:c="2"/>Stando nell'inferno tra i tormenti, levò gli occhi e vide di lontano Abramo e Lazzaro accanto a<text:s text:c="2"/>lui.<text:s text:c="3"/></text:p>
      <text:p text:style-name="P755">16,24<text:s text:c="2"/>Allora gridando disse: Padre Abramo, abbi pietà di me e manda Lazzaro a intingere nell'acqua la<text:s text:c="2"/>punta del dito e bagnarmi la lingua, perché questa fiamma mi tortura.<text:s text:c="3"/></text:p>
      <text:p text:style-name="P756">16,25<text:s text:c="2"/>Ma Abramo rispose: Figlio, ricordati che hai ricevuto i tuoi beni durante la vita e Lazzaro<text:s text:c="2"/>parimenti i suoi mali; ora invece lui è consolato e tu sei in mezzo ai tormenti.<text:s text:c="3"/></text:p>
      <text:p text:style-name="P757">16,26<text:s text:c="2"/>Per di più, tra noi e voi è stabilito un grande abisso: coloro che di qui vogliono passare da voi<text:s text:c="2"/>non possono, né di costì si può attraversare fino a noi.<text:s text:c="3"/></text:p>
      <text:p text:style-name="P758">16,27<text:s text:c="2"/>E quegli replicò: Allora, padre, ti prego di mandarlo a casa di mio padre,<text:s text:c="3"/></text:p>
      <text:p text:style-name="P759">16,28<text:s text:c="2"/>perché ho cinque fratelli. Li ammonisca, perché non vengano anch'essi in questo luogo di<text:s text:c="2"/>tormento.<text:s text:c="3"/></text:p>
      <text:p text:style-name="P760">16,29<text:s text:c="2"/>Ma Abramo rispose: Hanno Mosè e i Profeti; ascoltino loro.<text:s text:c="3"/></text:p>
      <text:p text:style-name="P761">16,30<text:s text:c="2"/>E lui: No, padre Abramo, ma se qualcuno dai morti andrà da loro, si ravvederanno.<text:s text:c="3"/></text:p>
      <text:p text:style-name="P762">16,31<text:s text:c="2"/>Abramo rispose: Se non ascoltano Mosè e i Profeti, neanche se uno risuscitasse dai morti<text:s text:c="2"/>sarebbero persuasi".<text:s text:c="3"/></text:p>
      <text:p text:style-name="P763">17,1<text:s text:c="2"/>Disse ancora ai suoi discepoli: "È inevitabile che avvengano scandali, ma guai a colui per cui<text:s text:c="2"/>avvengono.<text:s text:c="3"/></text:p>
      <text:p text:style-name="P764">17,2<text:s text:c="2"/>È meglio per lui che gli sia messa al collo una pietra da mulino e venga gettato nel mare,<text:s text:c="2"/>piuttosto che scandalizzare uno di questi piccoli.<text:s text:c="3"/></text:p>
      <text:p text:style-name="P765">17,3<text:s text:c="2"/>State attenti a voi stessi! Se un tuo fratello pecca, rimproveralo; ma se si pente, perdonagli.<text:s text:c="3"/></text:p>
      <text:soft-page-break/>
      <text:p text:style-name="P766">17,4<text:s text:c="2"/>E se pecca sette volte al giorno contro di te e sette volte ti dice: Mi pento, tu gli<text:s text:c="2"/>perdonerai".<text:s text:c="3"/></text:p>
      <text:p text:style-name="P767">17,5<text:s text:c="2"/>Gli apostoli dissero al Signore:<text:s text:c="3"/></text:p>
      <text:p text:style-name="P768">17,6<text:s text:c="2"/>"Aumenta la nostra fede!". Il Signore rispose: "Se aveste fede quanto un granellino di senapa,<text:s text:c="2"/>potreste dire a questo gelso: Sii sradicato e trapiantato nel mare, ed esso vi ascolterebbe.<text:s text:c="3"/></text:p>
      <text:p text:style-name="P769">17,7<text:s text:c="2"/>Chi di voi, se ha un servo ad arare o a pascolare il gregge, gli dirà quando rientra dal campo:<text:s text:c="2"/>Vieni subito e mettiti a tavola?<text:s text:c="3"/></text:p>
      <text:p text:style-name="P770">17,8<text:s text:c="2"/>Non gli dirà piuttosto: Preparami da mangiare, rimboccati la veste e servimi, finché io abbia<text:s text:c="2"/>mangiato e bevuto, e dopo mangerai e berrai anche tu?<text:s text:c="3"/></text:p>
      <text:p text:style-name="P771">17,9<text:s text:c="2"/>Si riterrà obbligato verso il suo servo, perché ha eseguito gli ordini ricevuti?<text:s text:c="3"/></text:p>
      <text:p text:style-name="P772">17,10<text:s text:c="2"/>Così anche voi, quando avrete fatto tutto quello che vi è stato ordinato, dite: Siamo servi<text:s text:c="2"/>inutili. Abbiamo fatto quanto dovevamo fare".<text:s text:c="3"/></text:p>
      <text:p text:style-name="P773">17,11<text:s text:c="2"/>Durante il viaggio verso Gerusalemme, Gesù attraversò la Samaria e la Galilea.<text:s text:c="3"/></text:p>
      <text:p text:style-name="P774">17,12<text:s text:c="2"/>Entrando in un villaggio, gli vennero incontro dieci lebbrosi i quali, fermatisi a distanza,<text:s text:c="3"/></text:p>
      <text:p text:style-name="P775">17,13<text:s text:c="2"/>alzarono la voce, dicendo: "Gesù maestro, abbi pietà di noi!".<text:s text:c="3"/></text:p>
      <text:p text:style-name="P776">17,14<text:s text:c="2"/>Appena li vide, Gesù disse: "Andate a presentarvi ai sacerdoti". E mentre essi andavano, furono<text:s text:c="2"/>sanati.<text:s text:c="3"/></text:p>
      <text:p text:style-name="P777">17,15<text:s text:c="2"/>Uno di loro, vedendosi guarito, tornò indietro lodando Dio a gran voce;<text:s text:c="3"/></text:p>
      <text:p text:style-name="P778">17,16<text:s text:c="2"/>e si gettò ai piedi di Gesù per ringraziarlo. Era un Samaritano.<text:s text:c="3"/></text:p>
      <text:p text:style-name="P779">17,17<text:s text:c="2"/>Ma Gesù osservò: "Non sono stati guariti tutti e dieci? E gli altri nove dove sono?<text:s text:c="3"/></text:p>
      <text:p text:style-name="P780">17,18<text:s text:c="2"/>Non si è trovato chi tornasse a render gloria a Dio, all'infuori di questo straniero?". E gli<text:s text:c="2"/>disse:<text:s text:c="3"/></text:p>
      <text:p text:style-name="P781">17,19<text:s text:c="2"/>"Alzati e va'; la tua fede ti ha salvato!".<text:s text:c="3"/></text:p>
      <text:p text:style-name="P782">17,20<text:s text:c="2"/>Interrogato dai farisei: "Quando verrà il regno di Dio?", rispose:<text:s text:c="3"/></text:p>
      <text:p text:style-name="P783">17,21<text:s text:c="2"/>"Il regno di Dio non viene in modo da attirare l'attenzione, e nessuno dirà: Eccolo qui, o:<text:s text:c="2"/>eccolo là. Perché il regno di Dio è in mezzo a voi!".<text:s text:c="3"/></text:p>
      <text:p text:style-name="P784">17,22<text:s text:c="2"/>Disse ancora ai discepoli: "Verrà un tempo in cui desidererete vedere anche uno solo dei giorni<text:s text:c="2"/>del Figlio dell'uomo, ma non lo vedrete.<text:s text:c="3"/></text:p>
      <text:p text:style-name="P785">17,23<text:s text:c="2"/>Vi diranno: Eccolo là, o: eccolo qua; non andateci, non seguiteli.<text:s text:c="3"/></text:p>
      <text:p text:style-name="P786">17,24<text:s text:c="2"/>Perché come il lampo, guizzando, brilla da un capo all'altro del cielo, così sarà il Figlio<text:s text:c="2"/>dell'uomo nel suo giorno.<text:s text:c="3"/></text:p>
      <text:p text:style-name="P787">17,25<text:s text:c="2"/>Ma prima è necessario che egli soffra molto e venga ripudiato da questa generazione.<text:s text:c="3"/></text:p>
      <text:p text:style-name="P788">17,26<text:s text:c="2"/>Come avvenne al tempo di Noè, così sarà nei giorni del Figlio dell'uomo:<text:s text:c="3"/></text:p>
      <text:p text:style-name="P789">17,27<text:s text:c="2"/>mangiavano, bevevano, si ammogliavano e si maritavano, fino al giorno in cui Noè entrò nell'arca<text:s text:c="2"/>e venne il diluvio e li fece perire tutti.<text:s text:c="3"/></text:p>
      <text:p text:style-name="P790">17,28<text:s text:c="2"/>Come avvenne anche al tempo di Lot: mangiavano, bevevano, compravano, vendevano, piantavano,<text:s text:c="2"/>costruivano;<text:s text:c="3"/></text:p>
      <text:p text:style-name="P791">17,29<text:s text:c="2"/>ma nel giorno in cui Lot uscì da Sòdoma piovve fuoco e zolfo dal cielo e li fece perire tutti.<text:s text:c="3"/></text:p>
      <text:p text:style-name="P792">17,30<text:s text:c="2"/>Così sarà nel giorno in cui il Figlio dell'uomo si rivelerà.<text:s text:c="3"/></text:p>
      <text:soft-page-break/>
      <text:p text:style-name="P793">17,31<text:s text:c="2"/>In quel giorno, chi si troverà sulla terrazza, se le sue cose sono in casa, non scenda a<text:s text:c="2"/>prenderle; così chi si troverà nel campo, non torni indietro.<text:s text:c="3"/></text:p>
      <text:p text:style-name="P794">17,32<text:s text:c="2"/>Ricordatevi della moglie di Lot.<text:s text:c="3"/></text:p>
      <text:p text:style-name="P795">17,33<text:s text:c="2"/>Chi cercherà di salvare la propria vita la perderà, chi invece l'avrà perduta la salverà.<text:s text:c="3"/></text:p>
      <text:p text:style-name="P796">17,34<text:s text:c="2"/>Vi dico: in quella notte due si troveranno in un solo letto: l'uno verrà preso e l'altro<text:s text:c="2"/>lasciato;<text:s text:c="3"/></text:p>
      <text:p text:style-name="P797">17,35<text:s text:c="2"/>due donne staranno a macinare nello stesso luogo: l'una verrà presa e l'altra lasciata".<text:s text:c="3"/></text:p>
      <text:p text:style-name="P798">17,36<text:s text:c="2"/>[]<text:s text:c="3"/></text:p>
      <text:p text:style-name="P799">17,37<text:s text:c="2"/>Allora i discepoli gli chiesero: "Dove, Signore?". Ed egli disse loro: "Dove sarà il cadavere, là<text:s text:c="2"/>si raduneranno anche gli avvoltoi".<text:s text:c="3"/></text:p>
      <text:p text:style-name="P800">18,1<text:s text:c="2"/>Disse loro una parabola sulla necessità di pregare sempre, senza stancarsi:<text:s text:c="3"/></text:p>
      <text:p text:style-name="P801">18,2<text:s text:c="2"/>"C'era in una città un giudice, che non temeva Dio e non aveva riguardo per nessuno.<text:s text:c="3"/></text:p>
      <text:p text:style-name="P802">18,3<text:s text:c="2"/>In quella città c'era anche una vedova, che andava da lui e gli diceva: Fammi giustizia contro il<text:s text:c="2"/>mio avversario.<text:s text:c="3"/></text:p>
      <text:p text:style-name="P803">18,4<text:s text:c="2"/>Per un certo tempo egli non volle; ma poi disse tra sé: Anche se non temo Dio e non ho rispetto<text:s text:c="2"/>di nessuno,<text:s text:c="3"/></text:p>
      <text:p text:style-name="P804">18,5<text:s text:c="2"/>poiché questa vedova è così molesta le farò giustizia, perché non venga continuamente a<text:s text:c="2"/>importunarmi".<text:s text:c="3"/></text:p>
      <text:p text:style-name="P805">18,6<text:s text:c="2"/>E il Signore soggiunse: "Avete udito ciò che dice il giudice disonesto.<text:s text:c="3"/></text:p>
      <text:p text:style-name="P806">18,7<text:s text:c="2"/>E Dio non farà giustizia ai suoi eletti che gridano giorno e notte verso di lui? Li farà a lungo<text:s text:c="2"/>aspettare?<text:s text:c="3"/></text:p>
      <text:p text:style-name="P807">18,8<text:s text:c="2"/>Vi dico che farà loro giustizia prontamente. Ma il Figlio dell'uomo, quando verrà, troverà la<text:s text:c="2"/>fede sulla terra?".<text:s text:c="3"/></text:p>
      <text:p text:style-name="P808">18,9<text:s text:c="2"/>Disse ancora questa parabola per alcuni che presumevano di esser giusti e disprezzavano gli<text:s text:c="2"/>altri:<text:s text:c="3"/></text:p>
      <text:p text:style-name="P809">18,10<text:s text:c="2"/>"Due uomini salirono al tempio a pregare: uno era fariseo e l'altro pubblicano.<text:s text:c="3"/></text:p>
      <text:p text:style-name="P810">18,11<text:s text:c="2"/>Il fariseo, stando in piedi, pregava così tra sé: O Dio, ti ringrazio che non sono come gli altri<text:s text:c="2"/>uomini, ladri, ingiusti, adùlteri, e neppure come questo pubblicano.<text:s text:c="3"/></text:p>
      <text:p text:style-name="P811">18,12<text:s text:c="2"/>Digiuno due volte la settimana e pago le decime di quanto possiedo.<text:s text:c="3"/></text:p>
      <text:p text:style-name="P812">18,13<text:s text:c="2"/>Il pubblicano invece, fermatosi a distanza, non osava nemmeno alzare gli occhi al cielo, ma si<text:s text:c="2"/>batteva il petto dicendo: O Dio, abbi pietà di me peccatore.<text:s text:c="3"/></text:p>
      <text:p text:style-name="P813">18,14<text:s text:c="2"/>Io vi dico: questi tornò a casa sua giustificato, a differenza dell'altro, perché chi si esalta<text:s text:c="2"/>sarà umiliato e chi si umilia sarà esaltato".<text:s text:c="3"/></text:p>
      <text:p text:style-name="P814">18,15<text:s text:c="2"/>Gli presentavano anche i bambini perché li accarezzasse, ma i discepoli, vedendo ciò, li<text:s text:c="2"/>rimproveravano.<text:s text:c="3"/></text:p>
      <text:p text:style-name="P815">18,16<text:s text:c="2"/>Allora Gesù li fece venire avanti e disse: "Lasciate che i bambini vengano a me, non glielo<text:s text:c="2"/>impedite perché a chi è come loro appartiene il regno di Dio.<text:s text:c="3"/></text:p>
      <text:p text:style-name="P816">18,17<text:s text:c="2"/>In verità vi dico: Chi non accoglie il regno di Dio come un bambino, non vi entrerà".<text:s text:c="3"/></text:p>
      <text:p text:style-name="P817">18,18<text:s text:c="2"/>Un notabile lo interrogò: "Maestro buono, che devo fare per ottenere la vita eterna?".<text:s text:c="3"/></text:p>
      <text:p text:style-name="P818">18,19<text:s text:c="2"/>Gesù gli rispose: "Perché mi dici buono? Nessuno è buono, se non uno solo, Dio.<text:s text:c="3"/></text:p>
      <text:soft-page-break/>
      <text:p text:style-name="P819">18,20<text:s text:c="2"/>Tu conosci i comandamenti: Non commettere adulterio, non uccidere, non rubare, non testimoniare<text:s text:c="2"/>il falso, onora tuo padre e tua madre".<text:s text:c="3"/></text:p>
      <text:p text:style-name="P820">18,21<text:s text:c="2"/>Costui disse: "Tutto questo l'ho osservato fin dalla mia giovinezza".<text:s text:c="3"/></text:p>
      <text:p text:style-name="P821">18,22<text:s text:c="2"/>Udito ciò, Gesù gli disse: "Una cosa ancora ti manca: vendi tutto quello che hai, distribuiscilo<text:s text:c="2"/>ai poveri e avrai un tesoro nei cieli; poi vieni e seguimi".<text:s text:c="3"/></text:p>
      <text:p text:style-name="P822">18,23<text:s text:c="2"/>Ma quegli, udite queste parole, divenne assai triste, perché era molto ricco.<text:s text:c="3"/></text:p>
      <text:p text:style-name="P823">18,24<text:s text:c="2"/>Quando Gesù lo vide, disse: "Quant'è difficile, per coloro che possiedono ricchezze entrare nel<text:s text:c="2"/>regno di Dio.<text:s text:c="3"/></text:p>
      <text:p text:style-name="P824">18,25<text:s text:c="2"/>È più facile per un cammello passare per la cruna di un ago che per un ricco entrare nel regno di<text:s text:c="2"/>Dio!".<text:s text:c="3"/></text:p>
      <text:p text:style-name="P825">18,26<text:s text:c="2"/>Quelli che ascoltavano dissero: "Allora chi potrà essere salvato?".<text:s text:c="3"/></text:p>
      <text:p text:style-name="P826">18,27<text:s text:c="2"/>Rispose: "Ciò che è impossibile agli uomini, è possibile a Dio".<text:s text:c="3"/></text:p>
      <text:p text:style-name="P827">18,28<text:s text:c="2"/>Pietro allora disse: "Noi abbiamo lasciato tutte le nostre cose e ti abbiamo seguito".<text:s text:c="3"/></text:p>
      <text:p text:style-name="P828">18,29<text:s text:c="2"/>Ed egli rispose: "In verità vi dico, non c'è nessuno che abbia lasciato casa o moglie o fratelli<text:s text:c="2"/>o genitori o figli per il regno di Dio,<text:s text:c="3"/></text:p>
      <text:p text:style-name="P829">18,30<text:s text:c="2"/>che non riceva molto di più nel tempo presente e la vita eterna nel tempo che verrà".<text:s text:c="3"/></text:p>
      <text:p text:style-name="P830">18,31<text:s text:c="2"/>Poi prese con sé i Dodici e disse loro: "Ecco, noi andiamo a Gerusalemme, e tutto ciò che fu<text:s text:c="2"/>scritto dai profeti riguardo al Figlio dell'uomo si compirà.<text:s text:c="3"/></text:p>
      <text:p text:style-name="P831">18,32<text:s text:c="2"/>Sarà consegnato ai pagani, schernito, oltraggiato, coperto di sputi<text:s text:c="3"/></text:p>
      <text:p text:style-name="P832">18,33<text:s text:c="2"/>e, dopo averlo flagellato, lo uccideranno e il terzo giorno risorgerà".<text:s text:c="3"/></text:p>
      <text:p text:style-name="P833">18,34<text:s text:c="2"/>Ma non compresero nulla di tutto questo; quel parlare restava oscuro per loro e non capivano ciò<text:s text:c="2"/>che egli aveva detto.<text:s text:c="3"/></text:p>
      <text:p text:style-name="P834">18,35<text:s text:c="2"/>Mentre si avvicinava a Gerico, un cieco era seduto a mendicare lungo la strada.<text:s text:c="3"/></text:p>
      <text:p text:style-name="P835">18,36<text:s text:c="2"/>Sentendo passare la gente, domandò che cosa accadesse.<text:s text:c="3"/></text:p>
      <text:p text:style-name="P836">18,37<text:s text:c="2"/>Gli risposero: "Passa Gesù il Nazareno!".<text:s text:c="3"/></text:p>
      <text:p text:style-name="P837">18,38<text:s text:c="2"/>Allora incominciò a gridare: "Gesù, figlio di Davide, abbi pietà di me!".<text:s text:c="3"/></text:p>
      <text:p text:style-name="P838">18,39<text:s text:c="2"/>Quelli che camminavano avanti lo sgridavano, perché tacesse; ma lui continuava ancora più forte:<text:s text:c="2"/>"Figlio di Davide, abbi pietà di me!".<text:s text:c="3"/></text:p>
      <text:p text:style-name="P839">18,40<text:s text:c="2"/>Gesù allora si fermò e ordinò che glielo conducessero. Quando gli fu vicino, gli domandò:<text:s text:c="3"/></text:p>
      <text:p text:style-name="P840">18,41<text:s text:c="2"/>"Che vuoi che io faccia per te?". Egli rispose: "Signore, che io riabbia la vista".<text:s text:c="3"/></text:p>
      <text:p text:style-name="P841">18,42<text:s text:c="2"/>E Gesù gli disse: "Abbi di nuovo la vista! La tua fede ti ha salvato".<text:s text:c="3"/></text:p>
      <text:p text:style-name="P842">18,43<text:s text:c="2"/>Subito ci vide di nuovo e cominciò a seguirlo lodando Dio. E tutto il popolo, alla vista di ciò,<text:s text:c="2"/>diede lode a Dio.<text:s text:c="3"/></text:p>
      <text:p text:style-name="P843">19,1<text:s text:c="2"/>Entrato in Gerico, attraversava la città.<text:s text:c="3"/></text:p>
      <text:p text:style-name="P844">19,2<text:s text:c="2"/>Ed ecco un uomo di nome Zaccheo, capo dei pubblicani e ricco,<text:s text:c="3"/></text:p>
      <text:p text:style-name="P845">19,3<text:s text:c="2"/>cercava di vedere quale fosse Gesù, ma non gli riusciva a causa della folla, poiché era piccolo<text:s text:c="2"/>di statura.<text:s text:c="3"/></text:p>
      <text:p text:style-name="P846">19,4<text:s text:c="2"/>Allora corse avanti e, per poterlo vedere, salì su un sicomoro, poiché doveva passare di là.<text:s text:c="3"/></text:p>
      <text:soft-page-break/>
      <text:p text:style-name="P847">19,5<text:s text:c="2"/>Quando giunse sul luogo, Gesù alzò lo sguardo e gli disse: "Zaccheo, scendi subito, perché oggi<text:s text:c="2"/>devo fermarmi a casa tua".<text:s text:c="3"/></text:p>
      <text:p text:style-name="P848">19,6<text:s text:c="2"/>In fretta scese e lo accolse pieno di gioia.<text:s text:c="3"/></text:p>
      <text:p text:style-name="P849">19,7<text:s text:c="2"/>Vedendo ciò, tutti mormoravano: "È andato ad alloggiare da un peccatore!".<text:s text:c="3"/></text:p>
      <text:p text:style-name="P850">19,8<text:s text:c="2"/>Ma Zaccheo, alzatosi, disse al Signore: "Ecco, Signore, io do la metà dei miei beni ai poveri; e<text:s text:c="2"/>se ho frodato qualcuno, restituisco quattro volte tanto".<text:s text:c="3"/></text:p>
      <text:p text:style-name="P851">19,9<text:s text:c="2"/>Gesù gli rispose: "Oggi la salvezza è entrata in questa casa, perché anch'egli è figlio di<text:s text:c="2"/>Abramo;<text:s text:c="3"/></text:p>
      <text:p text:style-name="P852">19,10<text:s text:c="2"/>il Figlio dell'uomo infatti è venuto a cercare e a salvare ciò che era perduto".<text:s text:c="3"/></text:p>
      <text:p text:style-name="P853">19,11<text:s text:c="2"/>Mentre essi stavano ad ascoltare queste cose, Gesù disse ancora una parabola perché era vicino a<text:s text:c="2"/>Gerusalemme ed essi credevano che il regno di Dio dovesse manifestarsi da un momento all'altro.<text:s text:c="3"/></text:p>
      <text:p text:style-name="P854">19,12<text:s text:c="2"/>Disse dunque: "Un uomo di nobile stirpe partì per un paese lontano per ricevere un titolo regale<text:s text:c="2"/>e poi ritornare.<text:s text:c="3"/></text:p>
      <text:p text:style-name="P855">19,13<text:s text:c="2"/>Chiamati dieci servi, consegnò loro dieci mine, dicendo: Impiegatele fino al mio ritorno.<text:s text:c="3"/></text:p>
      <text:p text:style-name="P856">19,14<text:s text:c="2"/>Ma i suoi cittadini lo odiavano e gli mandarono dietro un'ambasceria a dire: Non vogliamo che<text:s text:c="2"/>costui venga a regnare su di noi.<text:s text:c="3"/></text:p>
      <text:p text:style-name="P857">19,15<text:s text:c="2"/>Quando fu di ritorno, dopo aver ottenuto il titolo di re, fece chiamare i servi ai quali aveva<text:s text:c="2"/>consegnato il denaro, per vedere quanto ciascuno avesse guadagnato.<text:s text:c="3"/></text:p>
      <text:p text:style-name="P858">19,16<text:s text:c="2"/>Si presentò il primo e disse: Signore, la tua mina ha fruttato altre dieci mine.<text:s text:c="3"/></text:p>
      <text:p text:style-name="P859">19,17<text:s text:c="2"/>Gli disse: Bene, bravo servitore; poiché ti sei mostrato fedele nel poco, ricevi il potere sopra<text:s text:c="2"/>dieci città.<text:s text:c="3"/></text:p>
      <text:p text:style-name="P860">19,18<text:s text:c="2"/>Poi si presentò il secondo e disse: La tua mina, signore, ha fruttato altre cinque mine.<text:s text:c="3"/></text:p>
      <text:p text:style-name="P861">19,19<text:s text:c="2"/>Anche a questo disse: Sarai tu pure a capo di cinque città.<text:s text:c="3"/></text:p>
      <text:p text:style-name="P862">19,20<text:s text:c="2"/>Venne poi anche l'altro e disse: Signore, ecco la tua mina, che ho tenuta riposta in un<text:s text:c="2"/>fazzoletto;<text:s text:c="3"/></text:p>
      <text:p text:style-name="P863">19,21<text:s text:c="2"/>avevo paura di te che sei un uomo severo e prendi quello che non hai messo in deposito, mieti<text:s text:c="2"/>quello che non hai seminato.<text:s text:c="3"/></text:p>
      <text:p text:style-name="P864">19,22<text:s text:c="2"/>Gli rispose: Dalle tue stesse parole ti giudico, servo malvagio! Sapevi che sono un uomo severo,<text:s text:c="2"/>che prendo quello che non ho messo in deposito e mieto quello che non ho seminato:<text:s text:c="3"/></text:p>
      <text:p text:style-name="P865">19,23<text:s text:c="2"/>perché allora non hai consegnato il mio denaro a una banca? Al mio ritorno l'avrei riscosso con<text:s text:c="2"/>gli interessi.<text:s text:c="3"/></text:p>
      <text:p text:style-name="P866">19,24<text:s text:c="2"/>Disse poi ai presenti: Toglietegli la mina e datela a colui che ne ha dieci<text:s text:c="3"/></text:p>
      <text:p text:style-name="P867">19,25<text:s text:c="2"/>Gli risposero: Signore, ha già dieci mine!<text:s text:c="3"/></text:p>
      <text:p text:style-name="P868">19,26<text:s text:c="2"/>Vi dico: A chiunque ha sarà dato; ma a chi non ha sarà tolto anche quello che ha.<text:s text:c="3"/></text:p>
      <text:p text:style-name="P869">19,27<text:s text:c="2"/>E quei miei nemici che non volevano che diventassi loro re, conduceteli qui e uccideteli davanti<text:s text:c="2"/>a me".<text:s text:c="3"/></text:p>
      <text:p text:style-name="P870">19,28<text:s text:c="2"/>Dette queste cose, Gesù proseguì avanti agli altri salendo verso Gerusalemme.<text:s text:c="3"/></text:p>
      <text:p text:style-name="P871">19,29<text:s text:c="2"/>Quando fu vicino a Bètfage e a Betània, presso il monte detto degli Ulivi, inviò due discepoli<text:s text:c="2"/>dicendo:<text:s text:c="3"/></text:p>
      <text:p text:style-name="P872">19,30<text:s text:c="2"/>"Andate nel villaggio di fronte; entrando, troverete un puledro legato, sul quale nessuno è mai<text:s text:c="2"/>salito; scioglietelo e portatelo qui.<text:s text:c="3"/></text:p>
      <text:soft-page-break/>
      <text:p text:style-name="P873">19,31<text:s text:c="2"/>E se qualcuno vi chiederà: Perché lo sciogliete?, direte così: Il Signore ne ha bisogno".<text:s text:c="3"/></text:p>
      <text:p text:style-name="P874">19,32<text:s text:c="2"/>Gli inviati andarono e trovarono tutto come aveva detto.<text:s text:c="3"/></text:p>
      <text:p text:style-name="P875">19,33<text:s text:c="2"/>Mentre scioglievano il puledro, i proprietari dissero loro: "Perché sciogliete il puledro?".<text:s text:c="3"/></text:p>
      <text:p text:style-name="P876">19,34<text:s text:c="2"/>Essi risposero: "Il Signore ne ha bisogno".<text:s text:c="3"/></text:p>
      <text:p text:style-name="P877">19,35<text:s text:c="2"/>Lo condussero allora da Gesù; e gettati i loro mantelli sul puledro, vi fecero salire Gesù.<text:s text:c="3"/></text:p>
      <text:p text:style-name="P878">19,36<text:s text:c="2"/>Via via che egli avanzava, stendevano i loro mantelli sulla strada.<text:s text:c="3"/></text:p>
      <text:p text:style-name="P879">19,37<text:s text:c="2"/>Era ormai vicino alla discesa del monte degli Ulivi, quando tutta la folla dei discepoli,<text:s text:c="2"/>esultando, cominciò a lodare Dio a gran voce, per tutti i prodigi che avevano veduto, dicendo:<text:s text:c="3"/></text:p>
      <text:p text:style-name="P880">19,38<text:s text:c="2"/>"Benedetto colui che viene, il re, nel nome del Signore. Pace in cielo e gloria nel più alto dei<text:s text:c="2"/>cieli!".<text:s text:c="3"/></text:p>
      <text:p text:style-name="P881">19,39<text:s text:c="2"/>Alcuni farisei tra la folla gli dissero: "Maestro, rimprovera i tuoi discepoli".<text:s text:c="3"/></text:p>
      <text:p text:style-name="P882">19,40<text:s text:c="2"/>Ma egli rispose: "Vi dico che, se questi taceranno, grideranno le pietre".<text:s text:c="3"/></text:p>
      <text:p text:style-name="P883">19,41<text:s text:c="2"/>Quando fu vicino, alla vista della città, pianse su di essa, dicendo:<text:s text:c="3"/></text:p>
      <text:p text:style-name="P884">19,42<text:s text:c="2"/>"Se avessi compreso anche tu, in questo giorno, la via della pace. Ma ormai è stata nascosta ai<text:s text:c="2"/>tuoi occhi.<text:s text:c="3"/></text:p>
      <text:p text:style-name="P885">19,43<text:s text:c="2"/>Giorni verranno per te in cui i tuoi nemici ti cingeranno di trincee, ti circonderanno e ti<text:s text:c="2"/>stringeranno da ogni parte;<text:s text:c="3"/></text:p>
      <text:p text:style-name="P886">19,44<text:s text:c="2"/>abbatteranno te e i tuoi figli dentro di te e non lasceranno in te pietra su pietra, perché non<text:s text:c="2"/>hai riconosciuto il tempo in cui sei stata visitata".<text:s text:c="3"/></text:p>
      <text:p text:style-name="P887">19,45<text:s text:c="2"/>Entrato poi nel tempio, cominciò a cacciare i venditori,<text:s text:c="3"/></text:p>
      <text:p text:style-name="P888">19,46<text:s text:c="2"/>dicendo: "Sta scritto: La mia casa sarà casa di preghiera. Ma voi ne avete fatto una spelonca di<text:s text:c="2"/>ladri!".<text:s text:c="3"/></text:p>
      <text:p text:style-name="P889">19,47<text:s text:c="2"/>Ogni giorno insegnava nel tempio. I sommi sacerdoti e gli scribi cercavano di farlo perire e così<text:s text:c="2"/>anche i notabili del popolo;<text:s text:c="3"/></text:p>
      <text:p text:style-name="P890">19,48<text:s text:c="2"/>ma non sapevano come fare, perché tutto il popolo pendeva dalle sue parole.<text:s text:c="3"/></text:p>
      <text:p text:style-name="P891">20,1<text:s text:c="2"/>Un giorno, mentre istruiva il popolo nel tempio e annunziava la parola di Dio, si avvicinarono i<text:s text:c="2"/>sommi sacerdoti e gli scribi con gli anziani e si rivolsero a lui dicendo:<text:s text:c="3"/></text:p>
      <text:p text:style-name="P892">20,2<text:s text:c="2"/>"Dicci con quale autorità fai queste cose o chi è che t'ha dato quest'autorità".<text:s text:c="3"/></text:p>
      <text:p text:style-name="P893">20,3<text:s text:c="2"/>E Gesù disse loro: "Vi farò anch'io una domanda e voi rispondetemi:<text:s text:c="3"/></text:p>
      <text:p text:style-name="P894">20,4<text:s text:c="2"/>Il battesimo di Giovanni veniva dal Cielo o dagli uomini?".<text:s text:c="3"/></text:p>
      <text:p text:style-name="P895">20,5<text:s text:c="2"/>Allora essi discutevano fra loro: "Se diciamo "dal Cielo", risponderà: "Perché non gli avete<text:s text:c="2"/>creduto?".<text:s text:c="3"/></text:p>
      <text:p text:style-name="P896">20,6<text:s text:c="2"/>E se diciamo "dagli uomini", tutto il popolo ci lapiderà, perché è convinto che Giovanni è un<text:s text:c="2"/>profeta".<text:s text:c="3"/></text:p>
      <text:p text:style-name="P897">20,7<text:s text:c="2"/>Risposero quindi di non saperlo.<text:s text:c="3"/></text:p>
      <text:p text:style-name="P898">20,8<text:s text:c="2"/>E Gesù disse loro: "Nemmeno io vi dico con quale autorità faccio queste cose".<text:s text:c="3"/></text:p>
      <text:p text:style-name="P899">20,9<text:s text:c="2"/>Poi cominciò a dire al popolo questa parabola: "Un uomo piantò una vigna, l'affidò a dei<text:s text:c="2"/>coltivatori e se ne andò lontano per molto tempo.<text:s text:c="3"/></text:p>
      <text:p text:style-name="P900">20,10<text:s text:c="2"/>A suo tempo, mandò un servo da quei coltivatori perché gli dessero una parte del raccolto della<text:s text:c="2"/>vigna. Ma i coltivatori lo percossero e lo rimandarono a mani vuote.<text:s text:c="3"/></text:p>
      <text:soft-page-break/>
      <text:p text:style-name="P901">20,11<text:s text:c="2"/>Mandò un altro servo, ma essi percossero anche questo, lo insultarono e lo rimandarono a mani<text:s text:c="2"/>vuote.<text:s text:c="3"/></text:p>
      <text:p text:style-name="P902">20,12<text:s text:c="2"/>Ne mandò ancora un terzo, ma anche questo lo ferirono e lo cacciarono.<text:s text:c="3"/></text:p>
      <text:p text:style-name="P903">20,13<text:s text:c="2"/>Disse allora il padrone della vigna: Che devo fare? Manderò il mio unico figlio; forse di lui<text:s text:c="2"/>avranno rispetto.<text:s text:c="3"/></text:p>
      <text:p text:style-name="P904">20,14<text:s text:c="2"/>Quando lo videro, i coltivatori discutevano fra loro dicendo: Costui è l'erede. Uccidiamolo e<text:s text:c="2"/>così l'eredità sarà nostra.<text:s text:c="3"/></text:p>
      <text:p text:style-name="P905">20,15<text:s text:c="2"/>E lo cacciarono fuori della vigna e l'uccisero. Che cosa farà dunque a costoro il padrone della<text:s text:c="2"/>vigna?<text:s text:c="3"/></text:p>
      <text:p text:style-name="P906">20,16<text:s text:c="2"/>Verrà e manderà a morte quei coltivatori, e affiderà ad altri la vigna". Ma essi, udito ciò,<text:s text:c="2"/>esclamarono: "Non sia mai!".<text:s text:c="3"/></text:p>
      <text:p text:style-name="P907">20,17<text:s text:c="2"/>Allora egli si volse verso di loro e disse: "Che cos'è dunque ciò che è scritto: La pietra che i<text:s text:c="2"/>costruttori hanno scartata, è diventata testata d'angolo?<text:s text:c="3"/></text:p>
      <text:p text:style-name="P908">20,18<text:s text:c="2"/>Chiunque cadrà su quella pietra si sfracellerà e a chi cadrà addosso, lo stritolerà".<text:s text:c="3"/></text:p>
      <text:p text:style-name="P909">20,19<text:s text:c="2"/>Gli scribi e i sommi sacerdoti cercarono allora di mettergli addosso le mani, ma ebbero paura del<text:s text:c="2"/>popolo. Avevano capito che quella parabola l'aveva detta per loro.<text:s text:c="3"/></text:p>
      <text:p text:style-name="P910">20,20<text:s text:c="2"/>Postisi in osservazione, mandarono informatori, che si fingessero persone oneste, per coglierlo<text:s text:c="2"/>in fallo nelle sue parole e poi consegnarlo all'autorità e al potere del governatore.<text:s text:c="3"/></text:p>
      <text:p text:style-name="P911">20,21<text:s text:c="2"/>Costoro lo interrogarono: "Maestro, sappiamo che parli e insegni con rettitudine e non guardi in<text:s text:c="2"/>faccia a nessuno, ma insegni secondo verità la via di Dio.<text:s text:c="3"/></text:p>
      <text:p text:style-name="P912">20,22<text:s text:c="2"/>È lecito che noi paghiamo il tributo a Cesare?".<text:s text:c="3"/></text:p>
      <text:p text:style-name="P913">20,23<text:s text:c="2"/>Conoscendo la loro malizia, disse:<text:s text:c="3"/></text:p>
      <text:p text:style-name="P914">20,24<text:s text:c="2"/>"Mostratemi un denaro: di chi è l'immagine e l'iscrizione?". Risposero: "Di Cesare".<text:s text:c="3"/></text:p>
      <text:p text:style-name="P915">20,25<text:s text:c="2"/>Ed egli disse: "Rendete dunque a Cesare ciò che è di Cesare e a Dio ciò che è di Dio".<text:s text:c="3"/></text:p>
      <text:p text:style-name="P916">20,26<text:s text:c="2"/>Così non poterono coglierlo in fallo davanti al popolo e, meravigliati della sua risposta,<text:s text:c="2"/>tacquero.<text:s text:c="3"/></text:p>
      <text:p text:style-name="P917">20,27<text:s text:c="2"/>Gli si avvicinarono poi alcuni sadducei, i quali negano che vi sia la risurrezione, e gli posero<text:s text:c="2"/>questa domanda:<text:s text:c="3"/></text:p>
      <text:p text:style-name="P918">20,28<text:s text:c="2"/>"Maestro, Mosè ci ha prescritto: Se a qualcuno muore un fratello che ha moglie, ma senza figli,<text:s text:c="2"/>suo fratello si prenda la vedova e dia una discendenza al proprio fratello.<text:s text:c="3"/></text:p>
      <text:p text:style-name="P919">20,29<text:s text:c="2"/>C'erano dunque sette fratelli: il primo, dopo aver preso moglie, morì senza figli.<text:s text:c="3"/></text:p>
      <text:p text:style-name="P920">20,30<text:s text:c="2"/>Allora la prese il secondo<text:s text:c="3"/></text:p>
      <text:p text:style-name="P921">20,31<text:s text:c="2"/>e poi il terzo e così tutti e sette; e morirono tutti senza lasciare figli.<text:s text:c="3"/></text:p>
      <text:p text:style-name="P922">20,32<text:s text:c="2"/>Da ultimo anche la donna morì.<text:s text:c="3"/></text:p>
      <text:p text:style-name="P923">20,33<text:s text:c="2"/>Questa donna dunque, nella risurrezione, di chi sarà moglie? Poiché tutti e sette l'hanno avuta<text:s text:c="2"/>in moglie".<text:s text:c="3"/></text:p>
      <text:p text:style-name="P924">20,34<text:s text:c="2"/>Gesù rispose: "I figli di questo mondo prendono moglie e prendono marito;<text:s text:c="3"/></text:p>
      <text:p text:style-name="P925">20,35<text:s text:c="2"/>ma quelli che sono giudicati degni dell'altro mondo e della risurrezione dai morti, non prendono<text:s text:c="2"/>moglie né marito;<text:s text:c="3"/></text:p>
      <text:p text:style-name="P926">20,36<text:s text:c="2"/>e nemmeno possono più morire, perché sono uguali agli angeli e, essendo figli della risurrezione,<text:s text:c="2"/>sono figli di Dio.<text:s text:c="3"/></text:p>
      <text:soft-page-break/>
      <text:p text:style-name="P927">20,37<text:s text:c="2"/>Che poi i morti risorgono, lo ha indicato anche Mosè a proposito del roveto, quando chiama il<text:s text:c="2"/>Signore: Dio di Abramo, Dio di Isacco e Dio di Giacobbe.<text:s text:c="3"/></text:p>
      <text:p text:style-name="P928">20,38<text:s text:c="2"/>Dio non è Dio dei morti, ma dei vivi; perché tutti vivono per lui".<text:s text:c="3"/></text:p>
      <text:p text:style-name="P929">20,39<text:s text:c="2"/>Dissero allora alcuni scribi: "Maestro, hai parlato bene".<text:s text:c="3"/></text:p>
      <text:p text:style-name="P930">20,40<text:s text:c="2"/>E non osavano più fargli alcuna domanda.<text:s text:c="3"/></text:p>
      <text:p text:style-name="P931">20,41<text:s text:c="2"/>Egli poi disse loro: "Come mai dicono che il Cristo è figlio di Davide,<text:s text:c="3"/></text:p>
      <text:p text:style-name="P932">20,42<text:s text:c="2"/>se Davide stesso nel libro dei Salmi dice: Ha detto il Signore al mio Signore: siedi alla mia<text:s text:c="2"/>destra,<text:s text:c="3"/></text:p>
      <text:p text:style-name="P933">20,43<text:s text:c="2"/>finché io ponga i tuoi nemici come sgabello ai tuoi piedi?<text:s text:c="3"/></text:p>
      <text:p text:style-name="P934">20,44<text:s text:c="2"/>Davide dunque lo chiama Signore; perciò come può essere suo figlio?".<text:s text:c="3"/></text:p>
      <text:p text:style-name="P935">20,45<text:s text:c="2"/>E mentre tutto il popolo ascoltava, disse ai discepoli:<text:s text:c="3"/></text:p>
      <text:p text:style-name="P936">20,46<text:s text:c="2"/>"Guardatevi dagli scribi che amano passeggiare in lunghe vesti e hanno piacere di esser salutati<text:s text:c="2"/>nelle piazze, avere i primi seggi nelle sinagoghe e i primi posti nei conviti;<text:s text:c="3"/></text:p>
      <text:p text:style-name="P937">20,47<text:s text:c="2"/>divorano le case delle vedove, e in apparenza fanno lunghe preghiere. Essi riceveranno una<text:s text:c="2"/>condanna più severa".<text:s text:c="3"/></text:p>
      <text:p text:style-name="P938">21,1<text:s text:c="2"/>Alzati gli occhi, vide alcuni ricchi che gettavano le loro offerte nel tesoro.<text:s text:c="3"/></text:p>
      <text:p text:style-name="P939">21,2<text:s text:c="2"/>Vide anche una vedova povera che vi gettava due spiccioli<text:s text:c="3"/></text:p>
      <text:p text:style-name="P940">21,3<text:s text:c="2"/>e disse: "In verità vi dico: questa vedova, povera, ha messo più di tutti.<text:s text:c="3"/></text:p>
      <text:p text:style-name="P941">21,4<text:s text:c="2"/>Tutti costoro, infatti, han deposto come offerta del loro superfluo, questa invece nella sua<text:s text:c="2"/>miseria ha dato tutto quanto aveva per vivere".<text:s text:c="3"/></text:p>
      <text:p text:style-name="P942">21,5<text:s text:c="2"/>Mentre alcuni parlavano del tempio e delle belle pietre e dei doni votivi che lo adornavano,<text:s text:c="2"/>disse:<text:s text:c="3"/></text:p>
      <text:p text:style-name="P943">21,6<text:s text:c="2"/>"Verranno giorni in cui, di tutto quello che ammirate, non resterà pietra su pietra che non venga<text:s text:c="2"/>distrutta".<text:s text:c="3"/></text:p>
      <text:p text:style-name="P944">21,7<text:s text:c="2"/>Gli domandarono: "Maestro, quando accadrà questo e quale sarà il segno che ciò sta per<text:s text:c="2"/>compiersi?".<text:s text:c="3"/></text:p>
      <text:p text:style-name="P945">21,8<text:s text:c="2"/>Rispose: "Guardate di non lasciarvi ingannare. Molti verranno sotto il mio nome dicendo: "Sono<text:s text:c="2"/>io" e: "Il tempo è prossimo"; non seguiteli.<text:s text:c="3"/></text:p>
      <text:p text:style-name="P946">21,9<text:s text:c="2"/>Quando sentirete parlare di guerre e di rivoluzioni, non vi terrorizzate. Devono infatti accadere<text:s text:c="2"/>prima queste cose, ma non sarà subito la fine".<text:s text:c="3"/></text:p>
      <text:p text:style-name="P947">21,10<text:s text:c="2"/>Poi disse loro: "Si solleverà popolo contro popolo e regno contro regno,<text:s text:c="3"/></text:p>
      <text:p text:style-name="P948">21,11<text:s text:c="2"/>e vi saranno di luogo in luogo terremoti, carestie e pestilenze; vi saranno anche fatti<text:s text:c="2"/>terrificanti e segni grandi dal cielo.<text:s text:c="3"/></text:p>
      <text:p text:style-name="P949">21,12<text:s text:c="2"/>Ma prima di tutto questo metteranno le mani su di voi e vi perseguiteranno, consegnandovi alle<text:s text:c="2"/>sinagoghe e alle prigioni, trascinandovi davanti a re e a governatori, a causa del mio nome.<text:s text:c="3"/></text:p>
      <text:p text:style-name="P950">21,13<text:s text:c="2"/>Questo vi darà occasione di render testimonianza.<text:s text:c="3"/></text:p>
      <text:p text:style-name="P951">21,14<text:s text:c="2"/>Mettetevi bene in mente di non preparare prima la vostra difesa;<text:s text:c="3"/></text:p>
      <text:p text:style-name="P952">21,15<text:s text:c="2"/>io vi darò lingua e sapienza, a cui tutti i vostri avversari non potranno resistere, né<text:s text:c="2"/>controbattere.<text:s text:c="3"/></text:p>
      <text:p text:style-name="P953">21,16<text:s text:c="2"/>Sarete traditi perfino dai genitori, dai fratelli, dai parenti e dagli amici, e metteranno a<text:s text:c="2"/>morte alcuni di voi;<text:s text:c="3"/></text:p>
      <text:p text:style-name="P954">21,17<text:s text:c="2"/>sarete odiati da tutti per causa del mio nome.<text:s text:c="3"/></text:p>
      <text:soft-page-break/>
      <text:p text:style-name="P955">21,18<text:s text:c="2"/>Ma nemmeno un capello del vostro capo perirà.<text:s text:c="3"/></text:p>
      <text:p text:style-name="P956">21,19<text:s text:c="2"/>Con la vostra perseveranza salverete le vostre anime.<text:s text:c="3"/></text:p>
      <text:p text:style-name="P957">21,20<text:s text:c="2"/>Ma quando vedrete Gerusalemme circondata da eserciti, sappiate allora che la sua devastazione è<text:s text:c="2"/>vicina.<text:s text:c="3"/></text:p>
      <text:p text:style-name="P958">21,21<text:s text:c="2"/>Allora coloro che si trovano nella Giudea fuggano ai monti, coloro che sono dentro la città se ne<text:s text:c="2"/>allontanino, e quelli in campagna non tornino in città;<text:s text:c="3"/></text:p>
      <text:p text:style-name="P959">21,22<text:s text:c="2"/>saranno infatti giorni di vendetta, perché tutto ciò che è stato scritto si compia.<text:s text:c="3"/></text:p>
      <text:p text:style-name="P960">21,23<text:s text:c="2"/>Guai alle donne che sono incinte e allattano in quei giorni, perché vi sarà grande calamità nel<text:s text:c="2"/>paese e ira contro questo popolo.<text:s text:c="3"/></text:p>
      <text:p text:style-name="P961">21,24<text:s text:c="2"/>Cadranno a fil di spada e saranno condotti prigionieri tra tutti i popoli; Gerusalemme sarà<text:s text:c="2"/>calpestata dai pagani finché i tempi dei pagani siano compiuti.<text:s text:c="3"/></text:p>
      <text:p text:style-name="P962">21,25<text:s text:c="2"/>Vi saranno segni nel sole, nella luna e nelle stelle, e sulla terra angoscia di popoli in ansia<text:s text:c="2"/>per il fragore del mare e dei flutti,<text:s text:c="3"/></text:p>
      <text:p text:style-name="P963">21,26<text:s text:c="2"/>mentre gli uomini moriranno per la paura e per l'attesa di ciò che dovrà accadere sulla terra. Le<text:s text:c="2"/>potenze dei cieli infatti saranno sconvolte.<text:s text:c="3"/></text:p>
      <text:p text:style-name="P964">21,27<text:s text:c="2"/>Allora vedranno il Figlio dell'uomo venire su una nube con potenza e gloria grande.<text:s text:c="3"/></text:p>
      <text:p text:style-name="P965">21,28<text:s text:c="2"/>Quando cominceranno ad accadere queste cose, alzatevi e levate il capo, perché la vostra<text:s text:c="2"/>liberazione è vicina".<text:s text:c="3"/></text:p>
      <text:p text:style-name="P966">21,29<text:s text:c="2"/>E disse loro una parabola: "Guardate il fico e tutte le piante;<text:s text:c="3"/></text:p>
      <text:p text:style-name="P967">21,30<text:s text:c="2"/>quando già germogliano, guardandoli capite da voi stessi che ormai l'estate è vicina.<text:s text:c="3"/></text:p>
      <text:p text:style-name="P968">21,31<text:s text:c="2"/>Così pure, quando voi vedrete accadere queste cose, sappiate che il regno di Dio è vicino.<text:s text:c="3"/></text:p>
      <text:p text:style-name="P969">21,32<text:s text:c="2"/>In verità vi dico: non passerà questa generazione finché tutto ciò sia avvenuto.<text:s text:c="3"/></text:p>
      <text:p text:style-name="P970">21,33<text:s text:c="2"/>Il cielo e la terra passeranno, ma le mie parole non passeranno.<text:s text:c="3"/></text:p>
      <text:p text:style-name="P971">21,34<text:s text:c="2"/>State bene attenti che i vostri cuori non si appesantiscano in dissipazioni, ubriachezze e<text:s text:c="2"/>affanni della vita e che quel giorno non vi piombi addosso improvviso;<text:s text:c="3"/></text:p>
      <text:p text:style-name="P972">21,35<text:s text:c="2"/>come un laccio esso si abbatterà sopra tutti coloro che abitano sulla faccia di tutta la terra.<text:s text:c="3"/></text:p>
      <text:p text:style-name="P973">21,36<text:s text:c="2"/>Vegliate e pregate in ogni momento, perché abbiate la forza di sfuggire a tutto ciò che deve<text:s text:c="2"/>accadere, e di comparire davanti al Figlio dell'uomo".<text:s text:c="3"/></text:p>
      <text:p text:style-name="P974">21,37<text:s text:c="2"/>Durante il giorno insegnava nel tempio, la notte usciva e pernottava all'aperto sul monte detto<text:s text:c="2"/>degli Ulivi.<text:s text:c="3"/></text:p>
      <text:p text:style-name="P975">21,38<text:s text:c="2"/>E tutto il popolo veniva a lui di buon mattino nel tempio per ascoltarlo.<text:s text:c="3"/></text:p>
      <text:p text:style-name="P976">22,1<text:s text:c="2"/>Si avvicinava la festa degli Azzimi, chiamata Pasqua,<text:s text:c="3"/></text:p>
      <text:p text:style-name="P977">22,2<text:s text:c="2"/>e i sommi sacerdoti e gli scribi cercavano come toglierlo di mezzo, poiché temevano il popolo.<text:s text:c="3"/></text:p>
      <text:p text:style-name="P978">22,3<text:s text:c="2"/>Allora satana entrò in Giuda, detto Iscariota, che era nel numero dei Dodici.<text:s text:c="3"/></text:p>
      <text:p text:style-name="P979">22,4<text:s text:c="2"/>Ed egli andò a discutere con i sommi sacerdoti e i capi delle guardie sul modo di consegnarlo<text:s text:c="2"/>nelle loro mani.<text:s text:c="3"/></text:p>
      <text:p text:style-name="P980">22,5<text:s text:c="2"/>Essi si rallegrarono e si accordarono di dargli del denaro.<text:s text:c="3"/></text:p>
      <text:p text:style-name="P981">22,6<text:s text:c="2"/>Egli fu d'accordo e cercava l'occasione propizia per consegnarlo loro di nascosto dalla folla.<text:s text:c="3"/></text:p>
      <text:soft-page-break/>
      <text:p text:style-name="P982">22,7<text:s text:c="2"/>Venne il giorno degli Azzimi, nel quale si doveva immolare la vittima di Pasqua.<text:s text:c="3"/></text:p>
      <text:p text:style-name="P983">22,8<text:s text:c="2"/>Gesù mandò Pietro e Giovanni dicendo: "Andate a preparare per noi la Pasqua, perché possiamo<text:s text:c="2"/>mangiare".<text:s text:c="3"/></text:p>
      <text:p text:style-name="P984">22,9<text:s text:c="2"/>Gli chiesero: "Dove vuoi che la prepariamo?".<text:s text:c="3"/></text:p>
      <text:p text:style-name="P985">22,10<text:s text:c="2"/>Ed egli rispose: "Appena entrati in città, vi verrà incontro un uomo che porta una brocca<text:s text:c="2"/>d'acqua. Seguitelo nella casa dove entrerà<text:s text:c="3"/></text:p>
      <text:p text:style-name="P986">22,11<text:s text:c="2"/>e direte al padrone di casa: Il Maestro ti dice: Dov'è la stanza in cui posso mangiare la Pasqua<text:s text:c="2"/>con i miei discepoli?<text:s text:c="3"/></text:p>
      <text:p text:style-name="P987">22,12<text:s text:c="2"/>Egli vi mostrerà una sala al piano superiore, grande e addobbata; là preparate".<text:s text:c="3"/></text:p>
      <text:p text:style-name="P988">22,13<text:s text:c="2"/>Essi andarono e trovarono tutto come aveva loro detto e prepararono la Pasqua.<text:s text:c="3"/></text:p>
      <text:p text:style-name="P989">22,14<text:s text:c="2"/>Quando fu l'ora, prese posto a tavola e gli apostoli con lui,<text:s text:c="3"/></text:p>
      <text:p text:style-name="P990">22,15<text:s text:c="2"/>e disse: "Ho desiderato ardentemente di mangiare questa Pasqua con voi, prima della mia passione,<text:s text:c="3"/></text:p>
      <text:p text:style-name="P991">22,16<text:s text:c="2"/>poiché vi dico: non la mangerò più, finché essa non si compia nel regno di Dio".<text:s text:c="3"/></text:p>
      <text:p text:style-name="P992">22,17<text:s text:c="2"/>E preso un calice, rese grazie e disse: "Prendetelo e distribuitelo tra voi,<text:s text:c="3"/></text:p>
      <text:p text:style-name="P993">22,18<text:s text:c="2"/>poiché vi dico: da questo momento non berrò più del frutto della vite, finché non venga il regno<text:s text:c="2"/>di Dio".<text:s text:c="3"/></text:p>
      <text:p text:style-name="P994">22,19<text:s text:c="2"/>Poi, preso un pane, rese grazie, lo spezzò e lo diede loro dicendo: "Questo è il mio corpo che è<text:s text:c="2"/>dato per voi; fate questo in memoria di me".<text:s text:c="3"/></text:p>
      <text:p text:style-name="P995">22,20<text:s text:c="2"/>Allo stesso modo dopo aver cenato, prese il calice dicendo: "Questo calice è la nuova alleanza<text:s text:c="2"/>nel mio sangue, che viene versato per voi".<text:s text:c="3"/></text:p>
      <text:p text:style-name="P996">22,21<text:s text:c="2"/>"Ma ecco, la mano di chi mi tradisce è con me, sulla tavola.<text:s text:c="3"/></text:p>
      <text:p text:style-name="P997">22,22<text:s text:c="2"/>Il Figlio dell'uomo se ne va, secondo quanto è stabilito; ma guai a quell'uomo dal quale è<text:s text:c="2"/>tradito!".<text:s text:c="3"/></text:p>
      <text:p text:style-name="P998">22,23<text:s text:c="2"/>Allora essi cominciarono a domandarsi a vicenda chi di essi avrebbe fatto ciò.<text:s text:c="3"/></text:p>
      <text:p text:style-name="P999">22,24<text:s text:c="2"/>Sorse anche una discussione, chi di loro poteva esser considerato il più grande.<text:s text:c="3"/></text:p>
      <text:p text:style-name="P1000">22,25<text:s text:c="2"/>Egli disse: "I re delle nazioni le governano, e coloro che hanno il potere su di esse si fanno<text:s text:c="2"/>chiamare benefattori.<text:s text:c="3"/></text:p>
      <text:p text:style-name="P1001">22,26<text:s text:c="2"/>Per voi però non sia così; ma chi è il più grande tra voi diventi come il più piccolo e chi<text:s text:c="2"/>governa come colui che serve.<text:s text:c="3"/></text:p>
      <text:p text:style-name="P1002">22,27<text:s text:c="2"/>Infatti chi è più grande, chi sta a tavola o chi serve? Non è forse colui che sta a tavola?<text:s text:c="2"/>Eppure io sto in mezzo a voi come colui che serve.<text:s text:c="3"/></text:p>
      <text:p text:style-name="P1003">22,28<text:s text:c="2"/>Voi siete quelli che avete perseverato con me nelle mie prove;<text:s text:c="3"/></text:p>
      <text:p text:style-name="P1004">22,29<text:s text:c="2"/>e io preparo per voi un regno, come il Padre l'ha preparato per me,<text:s text:c="3"/></text:p>
      <text:p text:style-name="P1005">22,30<text:s text:c="2"/>perché possiate mangiare e bere alla mia mensa nel mio regno e siederete in trono a giudicare le<text:s text:c="2"/>dodici tribù di Israele.<text:s text:c="3"/></text:p>
      <text:p text:style-name="P1006">22,31<text:s text:c="2"/>Simone, Simone, ecco satana vi ha cercato per vagliarvi come il grano;<text:s text:c="3"/></text:p>
      <text:p text:style-name="P1007">22,32<text:s text:c="2"/>ma io ho pregato per te, che non venga meno la tua fede; e tu, una volta ravveduto, conferma i<text:s text:c="2"/>tuoi fratelli".<text:s text:c="3"/></text:p>
      <text:p text:style-name="P1008">22,33<text:s text:c="2"/>E Pietro gli disse: "Signore, con te sono pronto ad andare in prigione e alla morte".<text:s text:c="3"/></text:p>
      <text:p text:style-name="P1009">22,34<text:s text:c="2"/>Gli rispose: "Pietro, io ti dico: non canterà oggi il gallo prima che tu per tre volte avrai<text:s text:c="2"/>negato di conoscermi".<text:s text:c="3"/></text:p>
      <text:soft-page-break/>
      <text:p text:style-name="P1010">22,35<text:s text:c="2"/>Poi disse: "Quando vi ho mandato senza borsa, né bisaccia, né sandali, vi è forse mancato<text:s text:c="2"/>qualcosa?". Risposero: "Nulla".<text:s text:c="3"/></text:p>
      <text:p text:style-name="P1011">22,36<text:s text:c="2"/>Ed egli soggiunse: "Ma ora, chi ha una borsa la prenda, e così una bisaccia; chi non ha spada,<text:s text:c="2"/>venda il mantello e ne compri una.<text:s text:c="3"/></text:p>
      <text:p text:style-name="P1012">22,37<text:s text:c="2"/>Perché vi dico: deve compiersi in me questa parola della Scrittura: E fu annoverato tra i<text:s text:c="2"/>malfattori. Infatti tutto quello che mi riguarda volge al suo termine".<text:s text:c="3"/></text:p>
      <text:p text:style-name="P1013">22,38<text:s text:c="2"/>Ed essi dissero: "Signore, ecco qui due spade". Ma egli rispose "Basta!".<text:s text:c="3"/></text:p>
      <text:p text:style-name="P1014">22,39<text:s text:c="2"/>Uscito se ne andò, come al solito, al monte degli Ulivi; anche i discepoli lo seguirono.<text:s text:c="3"/></text:p>
      <text:p text:style-name="P1015">22,40<text:s text:c="2"/>Giunto sul luogo, disse loro: "Pregate, per non entrare in tentazione".<text:s text:c="3"/></text:p>
      <text:p text:style-name="P1016">22,41<text:s text:c="2"/>Poi si allontanò da loro quasi un tiro di sasso e, inginocchiatosi, pregava:<text:s text:c="3"/></text:p>
      <text:p text:style-name="P1017">22,42<text:s text:c="2"/>"Padre, se vuoi, allontana da me questo calice! Tuttavia non sia fatta la mia, ma la tua<text:s text:c="2"/>volontà".<text:s text:c="3"/></text:p>
      <text:p text:style-name="P1018">22,43<text:s text:c="2"/>Gli apparve allora un angelo dal cielo a confortarlo.<text:s text:c="3"/></text:p>
      <text:p text:style-name="P1019">22,44<text:s text:c="2"/>In preda all'angoscia, pregava più intensamente; e il suo sudore diventò come gocce di sangue che<text:s text:c="2"/>cadevano a terra.<text:s text:c="3"/></text:p>
      <text:p text:style-name="P1020">22,45<text:s text:c="2"/>Poi, rialzatosi dalla preghiera, andò dai discepoli e li trovò che dormivano per la tristezza.<text:s text:c="3"/></text:p>
      <text:p text:style-name="P1021">22,46<text:s text:c="2"/>E disse loro: "Perché dormite? Alzatevi e pregate, per non entrare in tentazione".<text:s text:c="3"/></text:p>
      <text:p text:style-name="P1022">22,47<text:s text:c="2"/>Mentre egli ancora parlava, ecco una turba di gente; li precedeva colui che si chiamava Giuda,<text:s text:c="2"/>uno dei Dodici, e si accostò a Gesù per baciarlo.<text:s text:c="3"/></text:p>
      <text:p text:style-name="P1023">22,48<text:s text:c="2"/>Gesù gli disse: "Giuda, con un bacio tradisci il Figlio dell'uomo?".<text:s text:c="3"/></text:p>
      <text:p text:style-name="P1024">22,49<text:s text:c="2"/>Allora quelli che eran con lui, vedendo ciò che stava per accadere, dissero: "Signore, dobbiamo<text:s text:c="2"/>colpire con la spada?".<text:s text:c="3"/></text:p>
      <text:p text:style-name="P1025">22,50<text:s text:c="2"/>E uno di loro colpì il servo del sommo sacerdote e gli staccò l'orecchio destro.<text:s text:c="3"/></text:p>
      <text:p text:style-name="P1026">22,51<text:s text:c="2"/>Ma Gesù intervenne dicendo: "Lasciate, basta così!". E toccandogli l'orecchio, lo guarì.<text:s text:c="3"/></text:p>
      <text:p text:style-name="P1027">22,52<text:s text:c="2"/>Poi Gesù disse a coloro che gli eran venuti contro, sommi sacerdoti, capi delle guardie del<text:s text:c="2"/>tempio e anziani: "Siete usciti con spade e bastoni come contro un brigante?<text:s text:c="3"/></text:p>
      <text:p text:style-name="P1028">22,53<text:s text:c="2"/>Ogni giorno ero con voi nel tempio e non avete steso le mani contro di me; ma questa è la vostra<text:s text:c="2"/>ora, è l'impero delle tenebre".<text:s text:c="3"/></text:p>
      <text:p text:style-name="P1029">22,54<text:s text:c="2"/>Dopo averlo preso, lo condussero via e lo fecero entrare nella casa del sommo sacerdote. Pietro<text:s text:c="2"/>lo seguiva da lontano.<text:s text:c="3"/></text:p>
      <text:p text:style-name="P1030">22,55<text:s text:c="2"/>Siccome avevano acceso un fuoco in mezzo al cortile e si erano seduti attorno, anche Pietro si<text:s text:c="2"/>sedette in mezzo a loro.<text:s text:c="3"/></text:p>
      <text:p text:style-name="P1031">22,56<text:s text:c="2"/>Vedutolo seduto presso la fiamma, una serva fissandolo disse: "Anche questi era con lui".<text:s text:c="3"/></text:p>
      <text:p text:style-name="P1032">22,57<text:s text:c="2"/>Ma egli negò dicendo: "Donna, non lo conosco!".<text:s text:c="3"/></text:p>
      <text:p text:style-name="P1033">22,58<text:s text:c="2"/>Poco dopo un altro lo vide e disse: "Anche tu sei di loro!". Ma Pietro rispose: "No, non lo<text:s text:c="2"/>sono!".<text:s text:c="3"/></text:p>
      <text:p text:style-name="P1034">22,59<text:s text:c="2"/>Passata circa un'ora, un altro insisteva: "In verità, anche questo era con lui; è anche lui un<text:s text:c="2"/>Galileo".<text:s text:c="3"/></text:p>
      <text:p text:style-name="P1035">22,60<text:s text:c="2"/>Ma Pietro disse: "O uomo, non so quello che dici". E in quell'istante, mentre ancora parlava, un<text:s text:c="2"/>gallo cantò.<text:s text:c="3"/></text:p>
      <text:p text:style-name="P1036">22,61<text:s text:c="2"/>Allora il Signore, voltatosi, guardò Pietro, e Pietro si ricordò delle parole che il Signore gli<text:s text:c="2"/>aveva detto: "Prima che il gallo canti, oggi mi rinnegherai tre volte".<text:s text:c="3"/></text:p>
      <text:soft-page-break/>
      <text:p text:style-name="P1037">22,62<text:s text:c="2"/>E, uscito, pianse amaramente.<text:s text:c="3"/></text:p>
      <text:p text:style-name="P1038">22,63<text:s text:c="2"/>Frattanto gli uomini che avevano in custodia Gesù lo schernivano e lo percuotevano,<text:s text:c="3"/></text:p>
      <text:p text:style-name="P1039">22,64<text:s text:c="2"/>lo bendavano e gli dicevano: "Indovina: chi ti ha colpito?".<text:s text:c="3"/></text:p>
      <text:p text:style-name="P1040">22,65<text:s text:c="2"/>E molti altri insulti dicevano contro di lui.<text:s text:c="3"/></text:p>
      <text:p text:style-name="P1041">22,66<text:s text:c="2"/>Appena fu giorno, si riunì il consiglio degli anziani del popolo, con i sommi sacerdoti e gli<text:s text:c="2"/>scribi; lo condussero davanti al sinedrio e gli dissero:<text:s text:c="3"/></text:p>
      <text:p text:style-name="P1042">22,67<text:s text:c="2"/>"Se tu sei il Cristo, diccelo". Gesù rispose: "Anche se ve lo dico, non mi crederete;<text:s text:c="3"/></text:p>
      <text:p text:style-name="P1043">22,68<text:s text:c="2"/>se vi interrogo, non mi risponderete.<text:s text:c="3"/></text:p>
      <text:p text:style-name="P1044">22,69<text:s text:c="2"/>Ma da questo momento starà il Figlio dell'uomo seduto alla destra della potenza di Dio".<text:s text:c="3"/></text:p>
      <text:p text:style-name="P1045">22,70<text:s text:c="2"/>Allora tutti esclamarono: "Tu dunque sei il Figlio di Dio?". Ed egli disse loro: "Lo dite voi<text:s text:c="2"/>stessi: io lo sono".<text:s text:c="3"/></text:p>
      <text:p text:style-name="P1046">22,71<text:s text:c="2"/>Risposero: "Che bisogno abbiamo ancora di testimonianza? L'abbiamo udito noi stessi dalla sua<text:s text:c="2"/>bocca".<text:s text:c="3"/></text:p>
      <text:p text:style-name="P1047">23,1<text:s text:c="2"/>Tutta l'assemblea si alzò, lo condussero da Pilato<text:s text:c="3"/></text:p>
      <text:p text:style-name="P1048">23,2<text:s text:c="2"/>e cominciarono ad accusarlo: "Abbiamo trovato costui che sobillava il nostro popolo, impediva di<text:s text:c="2"/>dare tributi a Cesare e affermava di essere il Cristo re".<text:s text:c="3"/></text:p>
      <text:p text:style-name="P1049">23,3<text:s text:c="2"/>Pilato lo interrogò: "Sei tu il re dei Giudei?". Ed egli rispose: "Tu lo dici".<text:s text:c="3"/></text:p>
      <text:p text:style-name="P1050">23,4<text:s text:c="2"/>Pilato disse ai sommi sacerdoti e alla folla: "Non trovo nessuna colpa in quest'uomo".<text:s text:c="3"/></text:p>
      <text:p text:style-name="P1051">23,5<text:s text:c="2"/>Ma essi insistevano: "Costui solleva il popolo, insegnando per tutta la Giudea, dopo aver<text:s text:c="2"/>cominciato dalla Galilea fino a qui".<text:s text:c="3"/></text:p>
      <text:p text:style-name="P1052">23,6<text:s text:c="2"/>Udito ciò, Pilato domandò se era Galileo<text:s text:c="3"/></text:p>
      <text:p text:style-name="P1053">23,7<text:s text:c="2"/>e, saputo che apparteneva alla giurisdizione di Erode, lo mandò da Erode che in quei giorni si<text:s text:c="2"/>trovava anch'egli a Gerusalemme.<text:s text:c="3"/></text:p>
      <text:p text:style-name="P1054">23,8<text:s text:c="2"/>Vedendo Gesù, Erode si rallegrò molto, perché da molto tempo desiderava vederlo per averne<text:s text:c="2"/>sentito parlare e sperava di vedere qualche miracolo fatto da lui.<text:s text:c="3"/></text:p>
      <text:p text:style-name="P1055">23,9<text:s text:c="2"/>Lo interrogò con molte domande, ma Gesù non gli rispose nulla.<text:s text:c="3"/></text:p>
      <text:p text:style-name="P1056">23,10<text:s text:c="2"/>C'erano là anche i sommi sacerdoti e gli scribi, e lo accusavano con insistenza.<text:s text:c="3"/></text:p>
      <text:p text:style-name="P1057">23,11<text:s text:c="2"/>Allora Erode, con i suoi soldati, lo insultò e lo schernì, poi lo rivestì di una splendida veste<text:s text:c="2"/>e lo rimandò a Pilato.<text:s text:c="3"/></text:p>
      <text:p text:style-name="P1058">23,12<text:s text:c="2"/>In quel giorno Erode e Pilato diventarono amici; prima infatti c'era stata inimicizia tra loro.<text:s text:c="3"/></text:p>
      <text:p text:style-name="P1059">23,13<text:s text:c="2"/>Pilato, riuniti i sommi sacerdoti, le autorità e il popolo,<text:s text:c="3"/></text:p>
      <text:p text:style-name="P1060">23,14<text:s text:c="2"/>disse: "Mi avete portato quest'uomo come sobillatore del popolo; ecco, l'ho esaminato davanti a<text:s text:c="2"/>voi, ma non ho trovato in lui nessuna colpa di quelle di cui lo accusate;<text:s text:c="3"/></text:p>
      <text:p text:style-name="P1061">23,15<text:s text:c="2"/>e neanche Erode, infatti ce l'ha rimandato. Ecco, egli non ha fatto nulla che meriti la morte.<text:s text:c="3"/></text:p>
      <text:p text:style-name="P1062">23,16<text:s text:c="2"/>Perciò, dopo averlo severamente castigato, lo rilascerò".<text:s text:c="3"/></text:p>
      <text:p text:style-name="P1063">23,17<text:s text:c="2"/>[]<text:s text:c="3"/></text:p>
      <text:p text:style-name="P1064">23,18<text:s text:c="2"/>Ma essi si misero a gridare tutti insieme: "A morte costui! Dacci libero Barabba!".<text:s text:c="3"/></text:p>
      <text:soft-page-break/>
      <text:p text:style-name="P1065">23,19<text:s text:c="2"/>Questi era stato messo in carcere per una sommossa scoppiata in città e per omicidio.<text:s text:c="3"/></text:p>
      <text:p text:style-name="P1066">23,20<text:s text:c="2"/>Pilato parlò loro di nuovo, volendo rilasciare Gesù.<text:s text:c="3"/></text:p>
      <text:p text:style-name="P1067">23,21<text:s text:c="2"/>Ma essi urlavano: "Crocifiggilo, crocifiggilo!".<text:s text:c="3"/></text:p>
      <text:p text:style-name="P1068">23,22<text:s text:c="2"/>Ed egli, per la terza volta, disse loro: "Ma che male ha fatto costui? Non ho trovato nulla in<text:s text:c="2"/>lui che meriti la morte. Lo castigherò severamente e poi lo rilascerò".<text:s text:c="3"/></text:p>
      <text:p text:style-name="P1069">23,23<text:s text:c="2"/>Essi però insistevano a gran voce, chiedendo che venisse crocifisso; e le loro grida crescevano.<text:s text:c="3"/></text:p>
      <text:p text:style-name="P1070">23,24<text:s text:c="2"/>Pilato allora decise che la loro richiesta fosse eseguita.<text:s text:c="3"/></text:p>
      <text:p text:style-name="P1071">23,25<text:s text:c="2"/>Rilasciò colui che era stato messo in carcere per sommossa e omicidio e che essi richiedevano, e<text:s text:c="2"/>abbandonò Gesù alla loro volontà.<text:s text:c="3"/></text:p>
      <text:p text:style-name="P1072">23,26<text:s text:c="2"/>Mentre lo conducevano via, presero un certo Simone di Cirène che veniva dalla campagna e gli<text:s text:c="2"/>misero addosso la croce da portare dietro a Gesù.<text:s text:c="3"/></text:p>
      <text:p text:style-name="P1073">23,27<text:s text:c="2"/>Lo seguiva una gran folla di popolo e di donne che si battevano il petto e facevano lamenti su di<text:s text:c="2"/>lui.<text:s text:c="3"/></text:p>
      <text:p text:style-name="P1074">23,28<text:s text:c="2"/>Ma Gesù, voltandosi verso le donne, disse: "Figlie di Gerusalemme, non piangete su di me, ma<text:s text:c="2"/>piangete su voi stesse e sui vostri figli.<text:s text:c="3"/></text:p>
      <text:p text:style-name="P1075">23,29<text:s text:c="2"/>Ecco, verranno giorni nei quali si dirà: Beate le sterili e i grembi che non hanno generato e le<text:s text:c="2"/>mammelle che non hanno allattato.<text:s text:c="3"/></text:p>
      <text:p text:style-name="P1076">23,30<text:s text:c="2"/>Allora cominceranno a dire ai monti: Cadete su di noi! e ai colli: Copriteci!<text:s text:c="3"/></text:p>
      <text:p text:style-name="P1077">23,31<text:s text:c="2"/>Perché se trattano così il legno verde, che avverrà del legno secco?".<text:s text:c="3"/></text:p>
      <text:p text:style-name="P1078">23,32<text:s text:c="2"/>Venivano condotti insieme con lui anche due malfattori per essere giustiziati.<text:s text:c="3"/></text:p>
      <text:p text:style-name="P1079">23,33<text:s text:c="2"/>Quando giunsero al luogo detto Cranio, là crocifissero lui e i due malfattori, uno a destra e<text:s text:c="2"/>l'altro a sinistra.<text:s text:c="3"/></text:p>
      <text:p text:style-name="P1080">23,34<text:s text:c="2"/>Gesù diceva: "Padre, perdonali, perché non sanno quello che fanno". Dopo essersi poi divise le<text:s text:c="2"/>sue vesti, le tirarono a sorte.<text:s text:c="3"/></text:p>
      <text:p text:style-name="P1081">23,35<text:s text:c="2"/>Il popolo stava a vedere, i capi invece lo schernivano dicendo: "Ha salvato gli altri, salvi se<text:s text:c="2"/>stesso, se è il Cristo di Dio, il suo eletto".<text:s text:c="3"/></text:p>
      <text:p text:style-name="P1082">23,36<text:s text:c="2"/>Anche i soldati lo schernivano, e gli si accostavano per porgergli dell'aceto, e dicevano:<text:s text:c="3"/></text:p>
      <text:p text:style-name="P1083">23,37<text:s text:c="2"/>"Se tu sei il re dei Giudei, salva te stesso".<text:s text:c="3"/></text:p>
      <text:p text:style-name="P1084">23,38<text:s text:c="2"/>C'era anche una scritta, sopra il suo capo: Questi è il re dei Giudei.<text:s text:c="3"/></text:p>
      <text:p text:style-name="P1085">23,39<text:s text:c="2"/>Uno dei malfattori appesi alla croce lo insultava: "Non sei tu il Cristo? Salva te stesso e anche<text:s text:c="2"/>noi!".<text:s text:c="3"/></text:p>
      <text:p text:style-name="P1086">23,40<text:s text:c="2"/>Ma l'altro lo rimproverava: "Neanche tu hai timore di Dio, benché condannato alla stessa pena?<text:s text:c="3"/></text:p>
      <text:p text:style-name="P1087">23,41<text:s text:c="2"/>Noi giustamente, perché riceviamo il giusto per le nostre azioni, egli invece non ha fatto nulla<text:s text:c="2"/>di male".<text:s text:c="3"/></text:p>
      <text:p text:style-name="P1088">23,42<text:s text:c="2"/>E aggiunse: "Gesù, ricordati di me quando entrerai nel tuo regno".<text:s text:c="3"/></text:p>
      <text:p text:style-name="P1089">23,43<text:s text:c="2"/>Gli rispose: "In verità ti dico, oggi sarai con me nel paradiso".<text:s text:c="3"/></text:p>
      <text:p text:style-name="P1090">23,44<text:s text:c="2"/>Era verso mezzogiorno, quando il sole si eclissò e si fece buio su tutta la terra fino alle tre<text:s text:c="2"/>del pomeriggio.<text:s text:c="3"/></text:p>
      <text:p text:style-name="P1091">23,45<text:s text:c="2"/>Il velo del tempio si squarciò nel mezzo.<text:s text:c="3"/></text:p>
      <text:p text:style-name="P1092">23,46<text:s text:c="2"/>Gesù, gridando a gran voce, disse: "Padre, nelle tue mani consegno il mio spirito". Detto questo<text:s text:c="2"/>spirò.<text:s text:c="3"/></text:p>
      <text:soft-page-break/>
      <text:p text:style-name="P1093">23,47<text:s text:c="2"/>Visto ciò che era accaduto, il centurione glorificava Dio: "Veramente quest'uomo era giusto".<text:s text:c="3"/></text:p>
      <text:p text:style-name="P1094">23,48<text:s text:c="2"/>Anche tutte le folle che erano accorse a questo spettacolo, ripensando a quanto era accaduto, se<text:s text:c="2"/>ne tornavano percuotendosi il petto.<text:s text:c="3"/></text:p>
      <text:p text:style-name="P1095">23,49<text:s text:c="2"/>Tutti i suoi conoscenti assistevano da lontano e così le donne che lo avevano seguito fin dalla<text:s text:c="2"/>Galilea, osservando questi avvenimenti.<text:s text:c="3"/></text:p>
      <text:p text:style-name="P1096">23,50<text:s text:c="2"/>C'era un uomo di nome Giuseppe, membro del sinedrio, persona buona e giusta.<text:s text:c="3"/></text:p>
      <text:p text:style-name="P1097">23,51<text:s text:c="2"/>Non aveva aderito alla decisione e all'operato degli altri. Egli era di Arimatèa, una città dei<text:s text:c="2"/>Giudei, e aspettava il regno di Dio.<text:s text:c="3"/></text:p>
      <text:p text:style-name="P1098">23,52<text:s text:c="2"/>Si presentò a Pilato e chiese il corpo di Gesù.<text:s text:c="3"/></text:p>
      <text:p text:style-name="P1099">23,53<text:s text:c="2"/>Lo calò dalla croce, lo avvolse in un lenzuolo e lo depose in una tomba scavata nella roccia,<text:s text:c="2"/>nella quale nessuno era stato ancora deposto.<text:s text:c="3"/></text:p>
      <text:p text:style-name="P1100">23,54<text:s text:c="2"/>Era il giorno della parascève e già splendevano le luci del sabato.<text:s text:c="3"/></text:p>
      <text:p text:style-name="P1101">23,55<text:s text:c="2"/>Le donne che erano venute con Gesù dalla Galilea seguivano Giuseppe; esse osservarono la tomba e<text:s text:c="2"/>come era stato deposto il corpo di Gesù,<text:s text:c="3"/></text:p>
      <text:p text:style-name="P1102">23,56<text:s text:c="2"/>poi tornarono indietro e prepararono aromi e oli profumati. Il giorno di sabato osservarono il<text:s text:c="2"/>riposo secondo il comandamento.<text:s text:c="3"/></text:p>
      <text:p text:style-name="P1103">24,1<text:s text:c="2"/>Il primo giorno dopo il sabato, di buon mattino, si recarono alla tomba, portando con sé gli<text:s text:c="2"/>aromi che avevano preparato.<text:s text:c="3"/></text:p>
      <text:p text:style-name="P1104">24,2<text:s text:c="2"/>Trovarono la pietra rotolata via dal sepolcro;<text:s text:c="3"/></text:p>
      <text:p text:style-name="P1105">24,3<text:s text:c="2"/>ma, entrate, non trovarono il corpo del Signore Gesù.<text:s text:c="3"/></text:p>
      <text:p text:style-name="P1106">24,4<text:s text:c="2"/>Mentre erano ancora incerte, ecco due uomini apparire vicino a loro in vesti sfolgoranti.<text:s text:c="3"/></text:p>
      <text:p text:style-name="P1107">24,5<text:s text:c="2"/>Essendosi le donne impaurite e avendo chinato il volto a terra, essi dissero loro: "Perché<text:s text:c="2"/>cercate tra i morti colui che è vivo?<text:s text:c="3"/></text:p>
      <text:p text:style-name="P1108">24,6<text:s text:c="2"/>Non è qui, è risuscitato. Ricordatevi come vi parlò quando era ancora in Galilea,<text:s text:c="3"/></text:p>
      <text:p text:style-name="P1109">24,7<text:s text:c="2"/>dicendo che bisognava che il Figlio dell'uomo fosse consegnato in mano ai peccatori, che fosse<text:s text:c="2"/>crocifisso e risuscitasse il terzo giorno".<text:s text:c="3"/></text:p>
      <text:p text:style-name="P1110">24,8<text:s text:c="2"/>Ed esse si ricordarono delle sue parole.<text:s text:c="3"/></text:p>
      <text:p text:style-name="P1111">24,9<text:s text:c="2"/>E, tornate dal sepolcro, annunziarono tutto questo agli Undici e a tutti gli altri.<text:s text:c="3"/></text:p>
      <text:p text:style-name="P1112">24,10<text:s text:c="2"/>Erano Maria di Màgdala, Giovanna e Maria di Giacomo. Anche le altre che erano insieme lo<text:s text:c="2"/>raccontarono agli apostoli.<text:s text:c="3"/></text:p>
      <text:p text:style-name="P1113">24,11<text:s text:c="2"/>Quelle parole parvero loro come un vaneggiamento e non credettero ad esse.<text:s text:c="3"/></text:p>
      <text:p text:style-name="P1114">24,12<text:s text:c="2"/>Pietro tuttavia corse al sepolcro e chinatosi vide solo le bende. E tornò a casa pieno di stupore<text:s text:c="2"/>per l'accaduto.<text:s text:c="3"/></text:p>
      <text:p text:style-name="P1115">24,13<text:s text:c="2"/>Ed ecco in quello stesso giorno due di loro erano in cammino per un villaggio distante circa<text:s text:c="2"/>sette miglia da Gerusalemme, di nome Emmaus,<text:s text:c="3"/></text:p>
      <text:p text:style-name="P1116">24,14<text:s text:c="2"/>e conversavano di tutto quello che era accaduto.<text:s text:c="3"/></text:p>
      <text:p text:style-name="P1117">24,15<text:s text:c="2"/>Mentre discorrevano e discutevano insieme, Gesù in persona si accostò e camminava con loro.<text:s text:c="3"/></text:p>
      <text:p text:style-name="P1118">24,16<text:s text:c="2"/>Ma i loro occhi erano incapaci di riconoscerlo.<text:s text:c="3"/></text:p>
      <text:p text:style-name="P1119">24,17<text:s text:c="2"/>Ed egli disse loro: "Che sono questi discorsi che state facendo fra voi durante il cammino?". Si<text:s text:c="2"/>fermarono, col volto triste;<text:s text:c="3"/></text:p>
      <text:p text:style-name="P1120">24,18<text:s text:c="2"/>uno di loro, di nome Clèopa, gli disse: "Tu solo sei così forestiero in Gerusalemme da non sapere<text:s text:c="2"/>ciò che vi è accaduto in questi giorni?".<text:s text:c="3"/></text:p>
      <text:soft-page-break/>
      <text:p text:style-name="P1121">24,19<text:s text:c="2"/>Domandò: "Che cosa?". Gli risposero: "Tutto ciò che riguarda Gesù Nazareno, che fu profeta<text:s text:c="2"/>potente in opere e in parole, davanti a Dio e a tutto il popolo;<text:s text:c="3"/></text:p>
      <text:p text:style-name="P1122">24,20<text:s text:c="2"/>come i sommi sacerdoti e i nostri capi lo hanno consegnato per farlo condannare a morte e poi<text:s text:c="2"/>l'hanno crocifisso.<text:s text:c="3"/></text:p>
      <text:p text:style-name="P1123">24,21<text:s text:c="2"/>Noi speravamo che fosse lui a liberare Israele; con tutto ciò son passati tre giorni da quando<text:s text:c="2"/>queste cose sono accadute.<text:s text:c="3"/></text:p>
      <text:p text:style-name="P1124">24,22<text:s text:c="2"/>Ma alcune donne, delle nostre, ci hanno sconvolti; recatesi al mattino al sepolcro<text:s text:c="3"/></text:p>
      <text:p text:style-name="P1125">24,23<text:s text:c="2"/>e non avendo trovato il suo corpo, son venute a dirci di aver avuto anche una visione di angeli,<text:s text:c="2"/>i quali affermano che egli è vivo.<text:s text:c="3"/></text:p>
      <text:p text:style-name="P1126">24,24<text:s text:c="2"/>Alcuni dei nostri sono andati al sepolcro e hanno trovato come avevan detto le donne, ma lui non<text:s text:c="2"/>l'hanno visto".<text:s text:c="3"/></text:p>
      <text:p text:style-name="P1127">24,25<text:s text:c="2"/>Ed egli disse loro: "Stolti e tardi di cuore nel credere alla parola dei profeti!<text:s text:c="3"/></text:p>
      <text:p text:style-name="P1128">24,26<text:s text:c="2"/>Non bisognava che il Cristo sopportasse queste sofferenze per entrare nella sua gloria?".<text:s text:c="3"/></text:p>
      <text:p text:style-name="P1129">24,27<text:s text:c="2"/>E cominciando da Mosè e da tutti i profeti spiegò loro in tutte le Scritture ciò che si riferiva<text:s text:c="2"/>a lui.<text:s text:c="3"/></text:p>
      <text:p text:style-name="P1130">24,28<text:s text:c="2"/>Quando furon vicini al villaggio dove erano diretti, egli fece come se dovesse andare più<text:s text:c="2"/>lontano.<text:s text:c="3"/></text:p>
      <text:p text:style-name="P1131">24,29<text:s text:c="2"/>Ma essi insistettero: "Resta con noi perché si fa sera e il giorno già volge al declino". Egli<text:s text:c="2"/>entrò per rimanere con loro.<text:s text:c="3"/></text:p>
      <text:p text:style-name="P1132">24,30<text:s text:c="2"/>Quando fu a tavola con loro, prese il pane, disse la benedizione, lo spezzò e lo diede loro.<text:s text:c="3"/></text:p>
      <text:p text:style-name="P1133">24,31<text:s text:c="2"/>Ed ecco si aprirono loro gli occhi e lo riconobbero. Ma lui sparì dalla loro vista.<text:s text:c="3"/></text:p>
      <text:p text:style-name="P1134">24,32<text:s text:c="2"/>Ed essi si dissero l'un l'altro: "Non ci ardeva forse il cuore nel petto mentre conversava con<text:s text:c="2"/>noi lungo il cammino, quando ci spiegava le Scritture?".<text:s text:c="3"/></text:p>
      <text:p text:style-name="P1135">24,33<text:s text:c="2"/>E partirono senz'indugio e fecero ritorno a Gerusalemme, dove trovarono riuniti gli Undici e gli<text:s text:c="2"/>altri che erano con loro,<text:s text:c="3"/></text:p>
      <text:p text:style-name="P1136">24,34<text:s text:c="2"/>i quali dicevano: "Davvero il Signore è risorto ed è apparso a Simone".<text:s text:c="3"/></text:p>
      <text:p text:style-name="P1137">24,35<text:s text:c="2"/>Essi poi riferirono ciò che era accaduto lungo la via e come l'avevano riconosciuto nello<text:s text:c="2"/>spezzare il pane.<text:s text:c="3"/></text:p>
      <text:p text:style-name="P1138">24,36<text:s text:c="2"/>Mentre essi parlavano di queste cose, Gesù in persona apparve in mezzo a loro e disse: "Pace a<text:s text:c="2"/>voi!".<text:s text:c="3"/></text:p>
      <text:p text:style-name="P1139">24,37<text:s text:c="2"/>Stupiti e spaventati credevano di vedere un fantasma.<text:s text:c="3"/></text:p>
      <text:p text:style-name="P1140">24,38<text:s text:c="2"/>Ma egli disse: "Perché siete turbati, e perché sorgono dubbi nel vostro cuore?<text:s text:c="3"/></text:p>
      <text:p text:style-name="P1141">24,39<text:s text:c="2"/>Guardate le mie mani e i miei piedi: sono proprio io! Toccatemi e guardate; un fantasma non ha<text:s text:c="2"/>carne e ossa come vedete che io ho".<text:s text:c="3"/></text:p>
      <text:p text:style-name="P1142">24,40<text:s text:c="2"/>Dicendo questo, mostrò loro le mani e i piedi.<text:s text:c="3"/></text:p>
      <text:p text:style-name="P1143">24,41<text:s text:c="2"/>Ma poiché per la grande gioia ancora non credevano ed erano stupefatti, disse: "Avete qui qualche<text:s text:c="2"/>cosa da mangiare?".<text:s text:c="3"/></text:p>
      <text:p text:style-name="P1144">24,42<text:s text:c="2"/>Gli offrirono una porzione di pesce arrostito;<text:s text:c="3"/></text:p>
      <text:p text:style-name="P1145">24,43<text:s text:c="2"/>egli lo prese e lo mangiò davanti a loro.<text:s text:c="3"/></text:p>
      <text:p text:style-name="P1146">24,44<text:s text:c="2"/>Poi disse: "Sono queste le parole che vi dicevo quando ero ancora con voi: bisogna che si<text:s text:c="2"/>compiano tutte le cose scritte su di me nella Legge di Mosè, nei Profeti e nei Salmi".<text:s text:c="3"/></text:p>
      <text:p text:style-name="P1147">24,45<text:s text:c="2"/>Allora aprì loro la mente all'intelligenza delle Scritture e disse:<text:s text:c="3"/></text:p>
      <text:soft-page-break/>
      <text:p text:style-name="P1148">24,46<text:s text:c="2"/>"Così sta scritto: il Cristo dovrà patire e risuscitare dai morti il terzo giorno<text:s text:c="3"/></text:p>
      <text:p text:style-name="P1149">24,47<text:s text:c="2"/>e nel suo nome saranno predicati a tutte le genti la conversione e il perdono dei peccati,<text:s text:c="2"/>cominciando da Gerusalemme.<text:s text:c="3"/></text:p>
      <text:p text:style-name="P1150">24,48<text:s text:c="2"/>Di questo voi siete testimoni.<text:s text:c="3"/></text:p>
      <text:p text:style-name="P1151">24,49<text:s text:c="2"/>E io manderò su di voi quello che il Padre mio ha promesso; ma voi restate in città, finché non<text:s text:c="2"/>siate rivestiti di potenza dall'alto".<text:s text:c="3"/></text:p>
      <text:p text:style-name="P1152">24,50<text:s text:c="2"/>Poi li condusse fuori verso Betània e, alzate le mani, li benedisse.<text:s text:c="3"/></text:p>
      <text:p text:style-name="P1153">24,51<text:s text:c="2"/>Mentre li benediceva, si staccò da loro e fu portato verso il cielo.<text:s text:c="3"/></text:p>
      <text:p text:style-name="P1154">24,52<text:s text:c="2"/>Ed essi, dopo averlo adorato, tornarono a Gerusalemme con grande gioia;<text:s text:c="3"/></text:p>
      <text:p text:style-name="Normale"><text:span text:style-name="T1155">24,53</text:span><text:span text:style-name="T1156"><text:s text:c="2"/></text:span><text:span text:style-name="T1157">e stavano sempre nel tempio lodando Dio.</text:span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New,Bold" svg:font-family="CourierNew,Bold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ianfranco Fronteddu</meta:initial-creator>
    <dc:creator>Gianfranco Fronteddu</dc:creator>
    <meta:creation-date>2025-12-13T17:22:00Z</meta:creation-date>
    <dc:date>2025-12-13T18:01:00Z</dc:date>
    <meta:template xlink:href="Normal.dotm" xlink:type="simple"/>
    <meta:editing-cycles>3</meta:editing-cycles>
    <meta:editing-duration>PT2340S</meta:editing-duration>
    <meta:document-statistic meta:page-count="45" meta:paragraph-count="266" meta:word-count="19953" meta:character-count="133423" meta:row-count="947" meta:non-whitespace-character-count="113736"/>
  </office:meta>
</office:document-meta>
</file>